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285_L.jpg=</text:p>
      <text:p text:style-name="Standard">1 - sz</text:p>
      <text:p text:style-name="Standard">2 - Anno piseptimo die mercuris post Cantae</text:p>
      <text:p text:style-name="Standard">3 - Vi. Cantore</text:p>
      <text:p text:style-name="Standard">4 - J. Succentore</text:p>
      <text:p text:style-name="Standard">5 - P. Penitenciario</text:p>
      <text:p text:style-name="Standard">6 - P. Barrerii</text:p>
      <text:p text:style-name="Standard">7 - R. de Molinis</text:p>
      <text:p text:style-name="Standard">8 - E. Bohie</text:p>
      <text:p text:style-name="Standard">9 - G. de Baylia</text:p>
      <text:p text:style-name="Standard">10 - H. de Corso</text:p>
      <text:p text:style-name="Standard">11 - G. de Marcello</text:p>
      <text:p text:style-name="Standard">12 - E. Fucherii</text:p>
      <text:p text:style-name="Standard">13 - G. de Lumbris</text:p>
      <text:p text:style-name="Standard">14 - G. de Curcilis</text:p>
      <text:p text:style-name="Standard">15 - G. de Curre</text:p>
      <text:p text:style-name="Standard">16 - P. de Roviaco</text:p>
      <text:p text:style-name="Standard">17 - Anno xlvii die veneris post cantate capitli</text:p>
      <text:p text:style-name="Standard">18 - V. Cantore</text:p>
      <text:p text:style-name="Standard">19 - J. Succentore</text:p>
      <text:p text:style-name="Standard">20 - Gcoquatrics</text:p>
      <text:p text:style-name="Standard">21 - G. de Vooylima</text:p>
      <text:p text:style-name="Standard">22 - G. de Marcello</text:p>
      <text:p text:style-name="Standard">23 - P. Barterii</text:p>
      <text:p text:style-name="Standard">24 - H. de Corso</text:p>
      <text:p text:style-name="Standard">25 - E. Fucherii</text:p>
      <text:p text:style-name="Standard">26 - E. Bohit</text:p>
      <text:p text:style-name="Standard">=FRAN_0393_09286_L.jpg=</text:p>
      <text:p text:style-name="Standard">1 - Anno piseptimo die venis post festum ascensorum capitulantibus</text:p>
      <text:p text:style-name="Standard">2 - Vi Cauto</text:p>
      <text:p text:style-name="Standard">3 - J. Succentore</text:p>
      <text:p text:style-name="Standard">4 - E Cancellario</text:p>
      <text:p text:style-name="Standard">5 - G. de Curre</text:p>
      <text:p text:style-name="Standard">6 - P. Barreri</text:p>
      <text:p text:style-name="Standard">7 - R. de Molino</text:p>
      <text:p text:style-name="Standard">8 - G. de Pellis</text:p>
      <text:p text:style-name="Standard"><text:soft-page-break/>9 - R. de Characo</text:p>
      <text:p text:style-name="Standard">10 - H. de Corso</text:p>
      <text:p text:style-name="Standard">11 - E. Fucheri</text:p>
      <text:p text:style-name="Standard">12 - G. de Carcilis</text:p>
      <text:p text:style-name="Standard">13 - G. de Lumbris</text:p>
      <text:p text:style-name="Standard">14 - G. de Marcello</text:p>
      <text:p text:style-name="Standard">15 - M. de Mellato</text:p>
      <text:p text:style-name="Standard">16 - E. Brhic</text:p>
      <text:p text:style-name="Standard">17 - Anno xlseptimo die lune post as cen scaitulantibus</text:p>
      <text:p text:style-name="Standard">18 - Do. Cantore</text:p>
      <text:p text:style-name="Standard">19 - dominius Johannes Boniau capellanios Sancti Benedicti est</text:p>
      <text:p text:style-name="Standard">20 - JSuccentore</text:p>
      <text:p text:style-name="Standard">21 - tus per J. de Trespy ad venis</text:p>
      <text:p text:style-name="Standard">22 - per R do</text:p>
      <text:p text:style-name="Standard">23 - J. de Sineninto</text:p>
      <text:p text:style-name="Standard">24 - G. de Pellis</text:p>
      <text:p text:style-name="Standard">25 - G. de Curalis</text:p>
      <text:p text:style-name="Standard">26 - G. Fucherii</text:p>
      <text:p text:style-name="Standard">27 - H. de Corso</text:p>
      <text:p text:style-name="Standard">28 - G. de Bailivia</text:p>
      <text:p text:style-name="Standard">29 - G. de Lumbris</text:p>
      <text:p text:style-name="Standard">30 - E. Bohit</text:p>
      <text:p text:style-name="Standard">31 - G. de Turre</text:p>
      <text:p text:style-name="Standard">32 - P. Pouvrelli</text:p>
      <text:p text:style-name="Standard">33 - P. de Roniaco</text:p>
      <text:p text:style-name="Standard">34 - G. Hauelini</text:p>
      <text:p text:style-name="Standard">=FRAN_0393_09287_L.jpg=</text:p>
      <text:p text:style-name="Standard">1 - Anno poseptime die mercuri post festum ascensirius di cpitulantibus</text:p>
      <text:p text:style-name="Standard">2 - F. Decano</text:p>
      <text:p text:style-name="Standard">3 - Vi. cantore</text:p>
      <text:p text:style-name="Standard">4 - anno predicto et die viri venili et discretus magister Galeranus de trefimbud</text:p>
      <text:p text:style-name="Standard">5 - J. Succentori</text:p>
      <text:p text:style-name="Standard">6 - canonicus consopiconis constituit procuratorie magistrum $l$ Cahnenetum de Coecha</text:p>
      <text:p text:style-name="Standard">7 - her Hezer Hezre $de dominos Damiele Baudit Theobaltum de Stagno Johannes</text:p>
      <text:p text:style-name="Standard">8 - R. Cancellario</text:p>
      <text:p text:style-name="Standard">9 - veritantis ad propequendum graciam sibi factam de canonicatum et putienta ecclesie constpico</text:p>
      <text:p text:style-name="Standard"><text:soft-page-break/>10 - P. Penitenciario</text:p>
      <text:p text:style-name="Standard">11 - et ad presontandum licteras apostonias et processius et ad acceptandum ec non revocavt</text:p>
      <text:p text:style-name="Standard">12 - P. Pouvrello</text:p>
      <text:p text:style-name="Standard">13 - presentbus Johanne de Meotran p Roberti et y mar</text:p>
      <text:p text:style-name="Standard">14 - J. de Finemuro</text:p>
      <text:p text:style-name="Standard">15 - M. de Melloto</text:p>
      <text:p text:style-name="Standard">16 - P. Barrerii</text:p>
      <text:p text:style-name="Standard">17 - G. de Curre</text:p>
      <text:p text:style-name="Standard">18 - E. Fucherii</text:p>
      <text:p text:style-name="Standard">19 - H. de Ceuso</text:p>
      <text:p text:style-name="Standard">20 - G. de Pellis</text:p>
      <text:p text:style-name="Standard">21 - G. de Bailivia</text:p>
      <text:p text:style-name="Standard">22 - P. de Roniaco</text:p>
      <text:p text:style-name="Standard">23 - G. de Lumbris</text:p>
      <text:p text:style-name="Standard">24 - Anno xlvii°a die rererierii ante penthetosti capitulantibus</text:p>
      <text:p text:style-name="Standard">25 - Vi. Cantore</text:p>
      <text:p text:style-name="Standard">26 - J. Succentore</text:p>
      <text:p text:style-name="Standard">27 - Johannes de Alveco de Balveolis resoi iii d. ob racione rededus macisi</text:p>
      <text:p text:style-name="Standard">28 - R. Cancellario</text:p>
      <text:p text:style-name="Standard">29 - robdum infera noctes utiam una cum expensis et presentis</text:p>
      <text:p text:style-name="Standard">30 - P. penitenciario</text:p>
      <text:p text:style-name="Standard">31 - G. de Curre</text:p>
      <text:p text:style-name="Standard">32 - E. Fucherii</text:p>
      <text:p text:style-name="Standard">33 - G. Coquatricis</text:p>
      <text:p text:style-name="Standard">34 - H. de Corso</text:p>
      <text:p text:style-name="Standard">35 - G. de Bailivia</text:p>
      <text:p text:style-name="Standard">36 - J. de Sinenino</text:p>
      <text:p text:style-name="Standard">37 - P. Barrerii</text:p>
      <text:p text:style-name="Standard">38 - P. Ponvilli</text:p>
      <text:p text:style-name="Standard">39 - P. de Roniaco</text:p>
      <text:p text:style-name="Standard">=FRAN_0393_09288_L.jpg=</text:p>
      <text:p text:style-name="Standard">1 - Anno xlvii° die veneris post Penthecosti capitli</text:p>
      <text:p text:style-name="Standard">2 - .</text:p>
      <text:p text:style-name="Standard">3 - d Pogtra Mahuntu de Villeta presentis partibus</text:p>
      <text:p text:style-name="Standard">4 - V. lantore</text:p>
      <text:p text:style-name="Standard">5 - JSuccentore</text:p>
      <text:p text:style-name="Standard"><text:soft-page-break/>6 - Egidius de Lorriacofirei personam domini Johannis de Sancto Marcello curati ecclesie Remaitr de Ousci</text:p>
      <text:p text:style-name="Standard">7 - R. Cancellario</text:p>
      <text:p text:style-name="Standard">8 - Ppenitenciario</text:p>
      <text:p text:style-name="Standard">9 - ees prten adatum pretentoris Ambianensis subexecutoris receps ad canonic</text:p>
      <text:p text:style-name="Standard">10 - et prebenda pari / qui vacaverint per promocione domii Gileberti Ganceliui electi $Caleioensis</text:p>
      <text:p text:style-name="Standard">11 - eccere Curre</text:p>
      <text:p text:style-name="Standard">12 - Tarcassonensis et fuit dies assentis ad rendendum die lune justrt presentibus m. de Pultra Rii.</text:p>
      <text:p text:style-name="Standard">13 - P Barrerii</text:p>
      <text:p text:style-name="Standard">14 - EKaortuni y mar. Datum gracie Aviuonsis nostrum maii pontius papte anno quinto</text:p>
      <text:p text:style-name="Standard">15 - R. de Molinis</text:p>
      <text:p text:style-name="Standard">16 - Item Johannes Morolli clericus leneius diocesis super capitulum cum cuva vel sine eccceiat</text:p>
      <text:p text:style-name="Standard">17 - R. de Chanaco</text:p>
      <text:p text:style-name="Standard">18 - vel divisi datum annun xvi kalendas marcii anno quarto</text:p>
      <text:p text:style-name="Standard">19 - P. de Foresta</text:p>
      <text:p text:style-name="Standard">20 - G. de Bailivia</text:p>
      <text:p text:style-name="Standard">21 - admercurum ad rendendum magistro Guillelmo sup addicionibus supplicacionis suplicain notis etclerico</text:p>
      <text:p text:style-name="Standard">22 - G. de Marcello</text:p>
      <text:p text:style-name="Standard">23 - D. de Duclaro</text:p>
      <text:p text:style-name="Standard">24 - Guillelmus de Bretigniaco armiger se defaisivit de feodo opud Balenvullare ex causa</text:p>
      <text:p text:style-name="Standard">25 - G. de Lumbris</text:p>
      <text:p text:style-name="Standard">26 - permutacionis facte cum Johanne de Sancto Martino / et requisuvit quod idem Johanne saisuetur</text:p>
      <text:p text:style-name="Standard">27 - P. de Roniaco</text:p>
      <text:p text:style-name="Standard">28 - domini receserunt devestitivam et die lune veedebunt de saisina facienda dicto</text:p>
      <text:p text:style-name="Standard">29 - G. de Curcilis</text:p>
      <text:p text:style-name="Standard">30 - Johanni</text:p>
      <text:p text:style-name="Standard">31 - H. de Corso</text:p>
      <text:p text:style-name="Standard">32 - ad lune inter Petrum du Condere contra domum Dei in statu presetbus actrm et Mercher</text:p>
      <text:p text:style-name="Standard">33 - de pultra Rippra procuratore</text:p>
      <text:p text:style-name="Standard">34 - Fiat commissio preposito de Corborosum pro capitulo et Sancto Victore quod fructus prebende que est dominu</text:p>
      <text:p text:style-name="Standard">35 - Guillelmi Rogeri nepotis pape deaberentur de anno xlvi $o Sancto vicccris et capitulo</text:p>
      <text:p text:style-name="Standard">36 - Hodie procuratori deligie utr vir prebis Sancti Victo r optavit taxracionem</text:p>
      <text:p text:style-name="Standard">37 - bns qubende domini Gilberti Gancelini nper canonici Parii slecti Carcassovensis et</text:p>
      <text:p text:style-name="Standard">38 - fri</text:p>
      <text:p text:style-name="Standard">39 - est Egidii de Lorriaco et protestis fuit ut in aliis affirmans</text:p>
      <text:p text:style-name="Standard"><text:soft-page-break/>40 - quino</text:p>
      <text:p text:style-name="Standard">41 - presentbus Hardo de Lunariis cantore beate Marie stampensi et Jacobo de Dordan</text:p>
      <text:p text:style-name="Standard">42 - in ecclesia Par. befici et yaar</text:p>
      <text:p text:style-name="Standard">43 - pro Sancto Victore</text:p>
      <text:p text:style-name="Standard">=FRAN_0393_09289_L.jpg=</text:p>
      <text:p text:style-name="Standard">1 - Anno xlseptimo die lune post festum Sancte Crivitatis domini estiali capitulantibus</text:p>
      <text:p text:style-name="Standard">2 - Recepcio cai</text:p>
      <text:p text:style-name="Standard">3 - Vi. Cantore</text:p>
      <text:p text:style-name="Standard">4 - J. Succentore</text:p>
      <text:p text:style-name="Standard">5 - Hodie dominus Jhannes de Sancto Marcello curatus ecclesie Sancto Marui Die</text:p>
      <text:p text:style-name="Standard">6 - R. Cancellario</text:p>
      <text:p text:style-name="Standard">7 - da Breuni Lexomensis diocesis procurator Egidii de Borriaco fuit receptus</text:p>
      <text:p text:style-name="Standard">8 - tallatus quaque de monte tabilonis Guiverio de placencia machi</text:p>
      <text:p text:style-name="Standard">9 - P. Penitenciaio</text:p>
      <text:p text:style-name="Standard">10 - pulcra cuppa / ad prebenda Giliberti Gantelini eleci Carcassory</text:p>
      <text:p text:style-name="Standard">11 - D. de Duclaro</text:p>
      <text:p text:style-name="Standard">12 - G. de Marcello</text:p>
      <text:p text:style-name="Standard">13 - G. de Turre</text:p>
      <text:p text:style-name="Standard">14 - E. Fucherii</text:p>
      <text:p text:style-name="Standard">15 - H. de Corso</text:p>
      <text:p text:style-name="Standard">16 - G. de Bailivia</text:p>
      <text:p text:style-name="Standard">17 - G. de Pellis</text:p>
      <text:p text:style-name="Standard">18 - J. de Sinemurs</text:p>
      <text:p text:style-name="Standard">19 - T. de Chanaco</text:p>
      <text:p text:style-name="Standard">20 - G. de Mrarcello</text:p>
      <text:p text:style-name="Standard">21 - R. de Molinis</text:p>
      <text:p text:style-name="Standard">22 - P. de Foresta</text:p>
      <text:p text:style-name="Standard">23 - Anno xlseptumo die mercuris ante festum Sanctisacramenti altarcapituatibus</text:p>
      <text:p text:style-name="Standard">24 - domino Richardus de Grandisaltu capellanius Sancti Johane Bapi</text:p>
      <text:p text:style-name="Standard">25 - F doetano</text:p>
      <text:p text:style-name="Standard">26 - Vi cantore</text:p>
      <text:p text:style-name="Standard">27 - permutavit cum magistro Symone de Cavscan$</text:p>
      <text:p text:style-name="Standard">28 - domini regis consiliario $fuit reci capellano capellani</text:p>
      <text:p text:style-name="Standard">29 - P. penitenciario</text:p>
      <text:p text:style-name="Standard">30 - sancte Marit egisictate prope Parisius fuit recepus</text:p>
      <text:p text:style-name="Standard">31 - P. Barrerit</text:p>
      <text:p text:style-name="Standard"><text:soft-page-break/>32 - juravit</text:p>
      <text:p text:style-name="Standard">33 - R. de Molinis</text:p>
      <text:p text:style-name="Standard">34 - G. de Bailivia</text:p>
      <text:p text:style-name="Standard">35 - H. de Corso</text:p>
      <text:p text:style-name="Standard">36 - G. de Marcello</text:p>
      <text:p text:style-name="Standard">37 - P. de Roniaco</text:p>
      <text:p text:style-name="Standard">38 - G. de Turre</text:p>
      <text:p text:style-name="Standard">39 - D. de Duclaro</text:p>
      <text:p text:style-name="Standard">40 - P. Pouvrelli</text:p>
      <text:p text:style-name="Standard">41 - G. Fucherii</text:p>
      <text:p text:style-name="Standard">42 - G. de Botrabris</text:p>
      <text:p text:style-name="Standard">43 - G. de Curalis</text:p>
      <text:p text:style-name="Standard">44 - J. Cambellani</text:p>
      <text:p text:style-name="Standard">45 - G. de Pellris</text:p>
      <text:p text:style-name="Standard">46 - P. de Foresta</text:p>
      <text:p text:style-name="Standard">=FRAN_0393_09290_L.jpg=</text:p>
      <text:p text:style-name="Standard">1 - Anno xvoii die veneris posti festum Santa sacramenti altaris capusananus</text:p>
      <text:p text:style-name="Standard">2 - V. Cantore</text:p>
      <text:p text:style-name="Standard">3 - dominus Johannes de Corvillon dominus de Bourria miles canutrans apud</text:p>
      <text:p text:style-name="Standard">4 - voneriam $ectra$ juxta voderum meddum diocesis intravit in fidem eet hem</text:p>
      <text:p text:style-name="Standard">5 - G. de Crartilis</text:p>
      <text:p text:style-name="Standard">6 - gia de Feodo quem a capitulo qu audd $Damau dampnummodardu</text:p>
      <text:p text:style-name="Standard">7 - P. Pouvrelli</text:p>
      <text:p text:style-name="Standard">8 - pari diocesis qui peridus fuit Gaufridi de Torvillo armiger qui</text:p>
      <text:p text:style-name="Standard">9 - B. de Molinis</text:p>
      <text:p text:style-name="Standard">10 - Hodie de ipso se de suisant / et fuit de ipso sunitus idem dominus</text:p>
      <text:p text:style-name="Standard">11 - J. de Sinemuro</text:p>
      <text:p text:style-name="Standard">12 - mulos ad requisus dicti ani</text:p>
      <text:p text:style-name="Standard">13 - salvo juremoncicins lis et alio</text:p>
      <text:p text:style-name="Standard">14 - no qua pluit qanntum videlicentur xl pr cureni horario ad cujus</text:p>
      <text:p text:style-name="Standard">15 - P. Barrerii</text:p>
      <text:p text:style-name="Standard">16 - officium pertinet et promisit facere servitutes consuetas</text:p>
      <text:p text:style-name="Standard">17 - G. de Plus</text:p>
      <text:p text:style-name="Standard">18 - G. de Valrvia</text:p>
      <text:p text:style-name="Standard">19 - H. de Cousti</text:p>
      <text:p text:style-name="Standard">20 - D. de Daclaro</text:p>
      <text:p text:style-name="Standard"><text:soft-page-break/>21 - G. de Marcello</text:p>
      <text:p text:style-name="Standard">22 - E. Fucherii</text:p>
      <text:p text:style-name="Standard">23 - Anno xlseptimo duie lune post festum Sancti sacravituti capitli</text:p>
      <text:p text:style-name="Standard">24 - vi cantore</text:p>
      <text:p text:style-name="Standard">25 - .</text:p>
      <text:p text:style-name="Standard">26 - Matheus Parru canonicus ancti Dyonisi confitotur se tenri abbisse de Meni</text:p>
      <text:p text:style-name="Standard">27 - J. Succentore</text:p>
      <text:p text:style-name="Standard">28 - crum in lxv s. sarrinum ad mactoitarm racione domus et terraro quas tenet ab ipsa</text:p>
      <text:p text:style-name="Standard">29 - R. Concellario</text:p>
      <text:p text:style-name="Standard">30 - appito Burg regi uacuquss</text:p>
      <text:p text:style-name="Standard">31 - P. Penitenciario</text:p>
      <text:p text:style-name="Standard">32 - m</text:p>
      <text:p text:style-name="Standard">33 - R. de Molinis</text:p>
      <text:p text:style-name="Standard">34 - Hodie Johannes Culeurat Junon de Ponsiona Par</text:p>
      <text:p text:style-name="Standard">35 - G. de Lumbris</text:p>
      <text:p text:style-name="Standard">36 - confessus fuit in judicone quod ipse tamquam privata persona</text:p>
      <text:p text:style-name="Standard">37 - Cecces</text:p>
      <text:p text:style-name="Standard">38 - H. de Carso</text:p>
      <text:p text:style-name="Standard">39 - va et</text:p>
      <text:p text:style-name="Standard">40 - jurisdiconais de Dampnomedardo cepit et secum adduxeit</text:p>
      <text:p text:style-name="Standard">41 - G. de Bailivia</text:p>
      <text:p text:style-name="Standard">42 - quemdam ocsum de hoc emendavit nos hodie cognoscibili</text:p>
      <text:p text:style-name="Standard">43 - P. Barrerii</text:p>
      <text:p text:style-name="Standard">44 - in judicio / quam omendam recepims et condempnavum</text:p>
      <text:p text:style-name="Standard">45 - P. Pouvrelli</text:p>
      <text:p text:style-name="Standard">46 - ad restituendum locum de dicto equo vel de alio equo bt</text:p>
      <text:p text:style-name="Standard">47 - psuni</text:p>
      <text:p text:style-name="Standard">48 - E. Bohic nis</text:p>
      <text:p text:style-name="Standard">49 - infra octo dies ab hodie conquitandum / quod facere promisi</text:p>
      <text:p text:style-name="Standard">50 - pro ipse</text:p>
      <text:p text:style-name="Standard">51 - at juri et sub ona excmuicacionis / et nos assntis procuratore nostre</text:p>
      <text:p text:style-name="Standard">52 - P. Pidom</text:p>
      <text:p text:style-name="Standard">53 - die hodie in quindeci dies / ad taxandum omendam et expons it</text:p>
      <text:p text:style-name="Standard">54 - ps</text:p>
      <text:p text:style-name="Standard">55 - Johannes Morcerii de Mictriicu Jadis Mairs de terra horari</text:p>
      <text:p text:style-name="Standard">56 - de Mertori de Tempos retroacto</text:p>
      <text:p text:style-name="Standard"><text:soft-page-break/>57 - G. Villa</text:p>
      <text:p text:style-name="Standard">=FRAN_0393_09291_L.jpg=</text:p>
      <text:p text:style-name="Standard">1 - Anno xvvii die mercuris post festum Sancti sacramenti altari capituatlbi</text:p>
      <text:p text:style-name="Standard">2 - Vi Cantore</text:p>
      <text:p text:style-name="Standard">3 - J. Succentore</text:p>
      <text:p text:style-name="Standard">4 - ectori sicpe de Ronvillatum di</text:p>
      <text:p text:style-name="Standard">5 - Dclsie lune contra Bernardum Wbaldi in statu presentius partibus et retisuitur</text:p>
      <text:p text:style-name="Standard">6 - P. Penitenciario</text:p>
      <text:p text:style-name="Standard">7 - et volumus quod dominus Johannes accipiit fuspenservet extr contraisus de</text:p>
      <text:p text:style-name="Standard">8 - P. de Roniaco</text:p>
      <text:p text:style-name="Standard">9 - lune ultime predits yeias Juhi Benignefiet ad pretes officiario archidiuo</text:p>
      <text:p text:style-name="Standard">10 - R. de Chanaco</text:p>
      <text:p text:style-name="Standard">11 - G. de Marcello</text:p>
      <text:p text:style-name="Standard">12 - G. de Bailivia</text:p>
      <text:p text:style-name="Standard">13 - E. Fucherii</text:p>
      <text:p text:style-name="Standard">14 - G. de Pellis</text:p>
      <text:p text:style-name="Standard">15 - E. Coquatacis</text:p>
      <text:p text:style-name="Standard">16 - P. de Alvico</text:p>
      <text:p text:style-name="Standard">17 - G. de Lumbris</text:p>
      <text:p text:style-name="Standard">18 - G. de Curtilis</text:p>
      <text:p text:style-name="Standard">19 - E. Bohic nis</text:p>
      <text:p text:style-name="Standard">20 - Anno xlegdis veneris autte festum beati Barnalbe aposcapitulantibus</text:p>
      <text:p text:style-name="Standard">21 - Vi. Cantore</text:p>
      <text:p text:style-name="Standard">22 - Hodie Guillelmme de Gevesta pro curatore Perri tot fuit receptus ad caniam</text:p>
      <text:p text:style-name="Standard">23 - J. Succentore</text:p>
      <text:p text:style-name="Standard">24 - prebenda Sancti Stephani de Gressibus / qui vacaverunt in curie Romana per mor</text:p>
      <text:p text:style-name="Standard">25 - P. penitenciario</text:p>
      <text:p text:style-name="Standard">26 - Benacdi ot et juri presentbus G. de Pacensis N. de Civillis M. de Darcacii</text:p>
      <text:p text:style-name="Standard">27 - et h. mar</text:p>
      <text:p text:style-name="Standard">28 - P. Barrerii</text:p>
      <text:p text:style-name="Standard">29 - R. de Molinis</text:p>
      <text:p text:style-name="Standard">30 - G. de Pellis</text:p>
      <text:p text:style-name="Standard">31 - P. de Reniaco</text:p>
      <text:p text:style-name="Standard">32 - G. de Bailivia</text:p>
      <text:p text:style-name="Standard">33 - H. de Corso</text:p>
      <text:p text:style-name="Standard">34 - E. Fucherii</text:p>
      <text:p text:style-name="Standard"><text:soft-page-break/>35 - G. de Curre</text:p>
      <text:p text:style-name="Standard">36 - D. de Quadrellis</text:p>
      <text:p text:style-name="Standard">37 - J. de Suremno</text:p>
      <text:p text:style-name="Standard">38 - G. de Marcellis</text:p>
      <text:p text:style-name="Standard">39 - D. de Duclaro</text:p>
      <text:p text:style-name="Standard">40 - G. de Lumbris</text:p>
      <text:p text:style-name="Standard">41 - G. Coquatricis</text:p>
      <text:p text:style-name="Standard">42 - P. Pouvrelli</text:p>
      <text:p text:style-name="Standard">43 - G. de Curcilis</text:p>
      <text:p text:style-name="Standard">44 - Vohicuif</text:p>
      <text:p text:style-name="Standard">=FRAN_0393_09292_L.jpg=</text:p>
      <text:p text:style-name="Standard">1 - CCC</text:p>
      <text:p text:style-name="Standard">2 - Anno xlvii die martis post festum licterbenali aposolpitulnitus</text:p>
      <text:p text:style-name="Standard">3 - .</text:p>
      <text:p text:style-name="Standard">4 - eepiscopo</text:p>
      <text:p text:style-name="Standard">5 - R. Decano</text:p>
      <text:p text:style-name="Standard">6 - Vi. Cantore</text:p>
      <text:p text:style-name="Standard">7 - J. Succentore</text:p>
      <text:p text:style-name="Standard">8 - P. Pouvrolli</text:p>
      <text:p text:style-name="Standard">9 - P. Barrerii</text:p>
      <text:p text:style-name="Standard">10 - D. de Duclaro</text:p>
      <text:p text:style-name="Standard">11 - D. de Kadrellis</text:p>
      <text:p text:style-name="Standard">12 - R. de Molinis</text:p>
      <text:p text:style-name="Standard">13 - G. Coquatricis</text:p>
      <text:p text:style-name="Standard">14 - R. de Chanaco</text:p>
      <text:p text:style-name="Standard">15 - G. de Turre</text:p>
      <text:p text:style-name="Standard">16 - E. Fucheri</text:p>
      <text:p text:style-name="Standard">17 - G. de Lumbris</text:p>
      <text:p text:style-name="Standard">18 - P. de Boniaco</text:p>
      <text:p text:style-name="Standard">19 - G. de Curtilis</text:p>
      <text:p text:style-name="Standard">20 - J. Cumbellani</text:p>
      <text:p text:style-name="Standard">21 - P. de Forista</text:p>
      <text:p text:style-name="Standard">22 - J. deSiemino</text:p>
      <text:p text:style-name="Standard">23 - Ai viseparo so mni po st sestuos bit Barnabe apoli capitulantibus</text:p>
      <text:p text:style-name="Standard">24 - F. decano</text:p>
      <text:p text:style-name="Standard">25 - Vi. Cantore</text:p>
      <text:p text:style-name="Standard"><text:soft-page-break/>26 - .</text:p>
      <text:p text:style-name="Standard">27 - R. Cancellario</text:p>
      <text:p text:style-name="Standard">28 - P. Penitenciario</text:p>
      <text:p text:style-name="Standard">29 - P. Barreri</text:p>
      <text:p text:style-name="Standard">30 - R. de Molins</text:p>
      <text:p text:style-name="Standard">31 - G. de Pellis</text:p>
      <text:p text:style-name="Standard">32 - Bitoqnarricis</text:p>
      <text:p text:style-name="Standard">33 - G. de Curre</text:p>
      <text:p text:style-name="Standard">34 - P. Pouvrelli</text:p>
      <text:p text:style-name="Standard">35 - E. Fucheriy</text:p>
      <text:p text:style-name="Standard">36 - D. de Suclaro</text:p>
      <text:p text:style-name="Standard">37 - G. de Lumbris</text:p>
      <text:p text:style-name="Standard">38 - J. de Sinemuro</text:p>
      <text:p text:style-name="Standard">39 - G. de Curtilis</text:p>
      <text:p text:style-name="Standard">40 - P. de Reniaco</text:p>
      <text:p text:style-name="Standard">41 - P. de Joresta</text:p>
      <text:p text:style-name="Standard">=FRAN_0393_09293_L.jpg=</text:p>
      <text:p text:style-name="Standard">1 - C</text:p>
      <text:p text:style-name="Standard">2 - Anno xlsextimo die veneris post festum de din apistuli e</text:p>
      <text:p text:style-name="Standard">3 - J. Succentore</text:p>
      <text:p text:style-name="Standard">4 - xiii tres contra G anfridum crepet in statu pero horis</text:p>
      <text:p text:style-name="Standard">5 - p p</text:p>
      <text:p text:style-name="Standard">6 - G. de Curcilis</text:p>
      <text:p text:style-name="Standard">7 - R. de Molinis</text:p>
      <text:p text:style-name="Standard">8 - G. de Marcelly</text:p>
      <text:p text:style-name="Standard">9 - E. Fucherii</text:p>
      <text:p text:style-name="Standard">10 - D. de Duclaro</text:p>
      <text:p text:style-name="Standard">11 - P. Pouvelli</text:p>
      <text:p text:style-name="Standard">12 - Pibarterii</text:p>
      <text:p text:style-name="Standard">13 - H. de Couso</text:p>
      <text:p text:style-name="Standard">14 - G. de Bailivia</text:p>
      <text:p text:style-name="Standard">15 - P. de Foresta</text:p>
      <text:p text:style-name="Standard">16 - Anno xlseptimo die lune ante festum Nativitatis beati Johannis Baptcapitulatbus</text:p>
      <text:p text:style-name="Standard">17 - Vi. cantore</text:p>
      <text:p text:style-name="Standard">18 - contra Johannem Culeurat jumorum ad xv dies ad videndum tararm emendo</text:p>
      <text:p text:style-name="Standard">19 - J. Succentore</text:p>
      <text:p text:style-name="Standard"><text:soft-page-break/>20 - et extrmitetur ex eo quod non restituit locum de equo prout provisit</text:p>
      <text:p text:style-name="Standard">21 - P. Penitenciario</text:p>
      <text:p text:style-name="Standard">22 - R. de Molinis</text:p>
      <text:p text:style-name="Standard">23 - G. de Curre</text:p>
      <text:p text:style-name="Standard">24 - P. de Roniaco</text:p>
      <text:p text:style-name="Standard">25 - D. de Duclaro</text:p>
      <text:p text:style-name="Standard">26 - Item clerocus de Ruolio conficetur teneri officios matutinum racione justinen de Bosco ver</text:p>
      <text:p text:style-name="Standard">27 - J. Cambellani</text:p>
      <text:p text:style-name="Standard">28 - G. de Paellis</text:p>
      <text:p text:style-name="Standard">29 - in xxii libras xxd. turo intra noctes fiat nisi per Jhanionem so</text:p>
      <text:p text:style-name="Standard">30 - G. de Lumbris</text:p>
      <text:p text:style-name="Standard">31 - cavensi ad xx s.</text:p>
      <text:p text:style-name="Standard">32 - G. de Marcello</text:p>
      <text:p text:style-name="Standard">33 - E. Fucherii</text:p>
      <text:p text:style-name="Standard">34 - H. de Corso</text:p>
      <text:p text:style-name="Standard">35 - R. de Chanaco</text:p>
      <text:p text:style-name="Standard">36 - .</text:p>
      <text:p text:style-name="Standard">=FRAN_0393_09294_L.jpg=</text:p>
      <text:p text:style-name="Standard">1 - 22.</text:p>
      <text:p text:style-name="Standard">2 - Anno xlseptimo die mercuris ante festum Nativtatis bi Johannapitulantibus</text:p>
      <text:p text:style-name="Standard">3 - Vi. Cantore</text:p>
      <text:p text:style-name="Standard">4 - J. Succentore</text:p>
      <text:p text:style-name="Standard">5 - Guillelmus Baudun furneri de Orliaco debet xx sols infra nocter hide culecto racione furui</text:p>
      <text:p text:style-name="Standard">6 - una cum dampnis etc.</text:p>
      <text:p text:style-name="Standard">7 - G. de Perellis</text:p>
      <text:p text:style-name="Standard">8 - Item inter procuratorem nostrum ad xvidies contra Theobaltum Ronet $su ad radendum ex parte</text:p>
      <text:p text:style-name="Standard">9 - deLiberard</text:p>
      <text:p text:style-name="Standard">10 - H. de Couso</text:p>
      <text:p text:style-name="Standard">11 - ipsius super pecuione percrui tradeanta die mercuris instanti pres partibus</text:p>
      <text:p text:style-name="Standard">12 - G. de Bailiva</text:p>
      <text:p text:style-name="Standard">13 - E. Fucherii</text:p>
      <text:p text:style-name="Standard">14 - Item nnter procuratori capituli contra relictiam deffuncti Michaelis carnificis ad $lantm cur</text:p>
      <text:p text:style-name="Standard">15 - G. de Carre</text:p>
      <text:p text:style-name="Standard">16 - ad juri et probandum p. e parte dicti act super quadam rerpcione proposita xe parte ut</text:p>
      <text:p text:style-name="Standard">17 - actr Et hodie confessus est reus gd supra nomine quod ipsa tenotr ad decimes</text:p>
      <text:p text:style-name="Standard">18 - O. de Marcello</text:p>
      <text:p text:style-name="Standard"><text:soft-page-break/>19 - cuum modiorum vivi crettencium in territorio de qo agit i extimacione ill</text:p>
      <text:p text:style-name="Standard">20 - Dias et in prtosporeris dan decuus quinque modie dium t</text:p>
      <text:p text:style-name="Standard">21 - vini de annon preteritis $sb excunatis qua valere poterat dictum eidi</text:p>
      <text:p text:style-name="Standard">22 - Caudionio</text:p>
      <text:p text:style-name="Standard">23 - selutis presentibus procuratore Johannis Carnificias tardensis ad xs</text:p>
      <text:p text:style-name="Standard">24 - Anno xlseptimo die veneris ante festum nativtacim bet Johanis B capitulantbus</text:p>
      <text:p text:style-name="Standard">25 - V. Cantore</text:p>
      <text:p text:style-name="Standard">26 - J. Succentore</text:p>
      <text:p text:style-name="Standard">27 - E Fucherii</text:p>
      <text:p text:style-name="Standard">28 - H. de Corso</text:p>
      <text:p text:style-name="Standard">29 - V auti oust</text:p>
      <text:p text:style-name="Standard">30 - G. de Mrere</text:p>
      <text:p text:style-name="Standard">31 - P. de Foresta</text:p>
      <text:p text:style-name="Standard">32 - Jde Sinemuro</text:p>
      <text:p text:style-name="Standard">33 - P. de Bouraco</text:p>
      <text:p text:style-name="Standard">34 - P. Barrerii</text:p>
      <text:p text:style-name="Standard">35 - Vi coqunatricis</text:p>
      <text:p text:style-name="Standard">36 - P. Pouvrolli</text:p>
      <text:p text:style-name="Standard">37 - anno xlvii die sabbati in vigani beati Johanne Baptiste discretus magistr</text:p>
      <text:p text:style-name="Standard">38 - D. de Duclaro</text:p>
      <text:p text:style-name="Standard">39 - Guillmus de</text:p>
      <text:p text:style-name="Standard">40 - nemosio magister in arcium fatultate proturatore Ge</text:p>
      <text:p text:style-name="Standard">41 - t domini Petri de</text:p>
      <text:p text:style-name="Standard">42 - nemosio sbstiturtis magistrum Petrum Senicesse et</text:p>
      <text:p text:style-name="Standard">43 - P. Dycuris</text:p>
      <text:p text:style-name="Standard">44 - de Passu dominum Reginaldum de Compendio dmcintum Mct</text:p>
      <text:p text:style-name="Standard">45 - suguerii</text:p>
      <text:p text:style-name="Standard">46 - de Lorvaco et Robertum Lubuu</text:p>
      <text:p text:style-name="Standard">=FRAN_0393_09295_L.jpg=</text:p>
      <text:p text:style-name="Standard">1 - 3</text:p>
      <text:p text:style-name="Standard">2 - Capitulum senerale diei lune crastini festi Nativitatis beai Johannis Baptise jni</text:p>
      <text:p text:style-name="Standard">3 - pano capincan</text:p>
      <text:p text:style-name="Standard">4 - Clerici matistis auii resignaveri.</text:p>
      <text:p text:style-name="Standard">5 - M. de Campis.</text:p>
      <text:p text:style-name="Standard">6 - F. Decanus</text:p>
      <text:p text:style-name="Standard">7 - R. de Chemnno.</text:p>
      <text:p text:style-name="Standard"><text:soft-page-break/>8 - Vi cantor</text:p>
      <text:p text:style-name="Standard">9 - M. Bantonis.</text:p>
      <text:p text:style-name="Standard">10 - Succentor</text:p>
      <text:p text:style-name="Standard">11 - Ja. de Villaindeau</text:p>
      <text:p text:style-name="Standard">12 - R. Cancellari</text:p>
      <text:p text:style-name="Standard">13 - Ph. Garinni.</text:p>
      <text:p text:style-name="Standard">14 - penitenciaio</text:p>
      <text:p text:style-name="Standard">15 - G. de Curtilis</text:p>
      <text:p text:style-name="Standard">16 - . R. Chartain.</text:p>
      <text:p text:style-name="Standard">17 - G. de Lumbris</text:p>
      <text:p text:style-name="Standard">18 - . M. Surdi</text:p>
      <text:p text:style-name="Standard">19 - .Odo Pelliparii.</text:p>
      <text:p text:style-name="Standard">20 - J. Cambellani</text:p>
      <text:p text:style-name="Standard">21 - .G. Osinondi</text:p>
      <text:p text:style-name="Standard">22 - D. de Duclaro</text:p>
      <text:p text:style-name="Standard">23 - Ph. de Ludovilla.</text:p>
      <text:p text:style-name="Standard">24 - G. de Turre</text:p>
      <text:p text:style-name="Standard">25 - .G. Coustour.</text:p>
      <text:p text:style-name="Standard">26 - G. de Marcello</text:p>
      <text:p text:style-name="Standard">27 - G. Botonarii.</text:p>
      <text:p text:style-name="Standard">28 - G. de Perellis</text:p>
      <text:p text:style-name="Standard">29 - J. de Paris</text:p>
      <text:p text:style-name="Standard">30 - .Ph. Pantonarii</text:p>
      <text:p text:style-name="Standard">31 - E. Fucherii</text:p>
      <text:p text:style-name="Standard">32 - J. de Balneolis.</text:p>
      <text:p text:style-name="Standard">33 - P. Barrerii</text:p>
      <text:p text:style-name="Standard">34 - P. Lougis.</text:p>
      <text:p text:style-name="Standard">35 - G. Bohic infirmus</text:p>
      <text:p text:style-name="Standard">36 - P. de Montefirmolio.</text:p>
      <text:p text:style-name="Standard">37 - P. de Foresta</text:p>
      <text:p text:style-name="Standard">38 - G. de Sancto Benedicto</text:p>
      <text:p text:style-name="Standard">39 - H. de Torso</text:p>
      <text:p text:style-name="Standard">40 - G. Coquatricis</text:p>
      <text:p text:style-name="Standard">41 - G. de Bailivia</text:p>
      <text:p text:style-name="Standard">42 - P. Pouvelli</text:p>
      <text:p text:style-name="Standard">43 - J. de Sineminto</text:p>
      <text:p text:style-name="Standard"><text:soft-page-break/>44 - P. de Alveto</text:p>
      <text:p text:style-name="Standard">45 - R. de Chanaco</text:p>
      <text:p text:style-name="Standard">46 - P. de Boniaco</text:p>
      <text:p text:style-name="Standard">47 - R. de Molinis</text:p>
      <text:p text:style-name="Standard">=FRAN_0393_09296_L.jpg=</text:p>
      <text:p text:style-name="Standard">1 - 2</text:p>
      <text:p text:style-name="Standard">2 - Anno xi septimo die martis post festum natis bi Johan Baptite divan capitulo guse ali percout caciulitlbus</text:p>
      <text:p text:style-name="Standard">3 - F. decano</text:p>
      <text:p text:style-name="Standard">4 - Vi cantore</text:p>
      <text:p text:style-name="Standard">5 - dispensatum est cum magistri Johanne de Folosio usque ad anum insistendo $di</text:p>
      <text:p text:style-name="Standard">6 - J. Succentore</text:p>
      <text:p text:style-name="Standard">7 - distiplimo scolasticis</text:p>
      <text:p text:style-name="Standard">8 - R. Cancellario</text:p>
      <text:p text:style-name="Standard">9 - P. Penitenciario ax</text:p>
      <text:p text:style-name="Standard">10 - E. Fucheni</text:p>
      <text:p text:style-name="Standard">11 - P. Barrerii</text:p>
      <text:p text:style-name="Standard">12 - R. de Molinio</text:p>
      <text:p text:style-name="Standard">13 - P. de Alveto</text:p>
      <text:p text:style-name="Standard">14 - G. de Marcello</text:p>
      <text:p text:style-name="Standard">15 - G. de Bailivia</text:p>
      <text:p text:style-name="Standard">16 - P. de Roniaco</text:p>
      <text:p text:style-name="Standard">17 - H. de Carso</text:p>
      <text:p text:style-name="Standard">18 - G. de Curre</text:p>
      <text:p text:style-name="Standard">19 - G. de Lumbris</text:p>
      <text:p text:style-name="Standard">20 - D. de Duclaro</text:p>
      <text:p text:style-name="Standard">21 - P. Pouvrelli</text:p>
      <text:p text:style-name="Standard">22 - J. de Sinemuro</text:p>
      <text:p text:style-name="Standard">23 - D. de Curcilis</text:p>
      <text:p text:style-name="Standard">24 - P. de Jorefro</text:p>
      <text:p text:style-name="Standard">25 - S.crquacricis</text:p>
      <text:p text:style-name="Standard">26 - Anno xlseptimo die mercari post festum let Johanis Baptite durintim capitulognerali partirs capitulantibus</text:p>
      <text:p text:style-name="Standard">27 - Vi. Cantore</text:p>
      <text:p text:style-name="Standard">28 - magister Guillelmus de Lumbru acceptavit preposiarium de Ycet</text:p>
      <text:p text:style-name="Standard">29 - J. Succentore</text:p>
      <text:p text:style-name="Standard"><text:soft-page-break/>30 - magister Dyonisis de Duclaro acceptavit prepositando anfia</text:p>
      <text:p text:style-name="Standard">31 - Puprenitenciorus</text:p>
      <text:p text:style-name="Standard">32 - E Fucherii</text:p>
      <text:p text:style-name="Standard">33 - Guillelmus Poigne de Mathello comparuit contra omnis</text:p>
      <text:p text:style-name="Standard">34 - P. Barrerii</text:p>
      <text:p text:style-name="Standard">35 - G. de Curre</text:p>
      <text:p text:style-name="Standard">36 - $l $$ fiarnisi cantra Johannes Moti de Duodeci solidous</text:p>
      <text:p text:style-name="Standard">37 - P. de Alveto</text:p>
      <text:p text:style-name="Standard">38 - solum infra xv dies dominis Laubro Brnardi de Cuito domino Berone</text:p>
      <text:p text:style-name="Standard">39 - P. de Foresta</text:p>
      <text:p text:style-name="Standard">40 - de snessia / et Aubeto martuni racione locacionis et expensaro famuli</text:p>
      <text:p text:style-name="Standard">41 - R. de Molinis</text:p>
      <text:p text:style-name="Standard">42 - non fiant littere de nisi so habeant percoucenes tam pro calano famuli qua pro</text:p>
      <text:p text:style-name="Standard">43 - G. de Bailivia</text:p>
      <text:p text:style-name="Standard">44 - aliis</text:p>
      <text:p text:style-name="Standard">45 - H. de Coriso</text:p>
      <text:p text:style-name="Standard">46 - J de Surenino</text:p>
      <text:p text:style-name="Standard">47 - G. de Marcello</text:p>
      <text:p text:style-name="Standard">48 - P. de Roniaco</text:p>
      <text:p text:style-name="Standard">49 - D. de Duclaro</text:p>
      <text:p text:style-name="Standard">50 - G. de Curtilis</text:p>
      <text:p text:style-name="Standard">51 - G. de Lumbris</text:p>
      <text:p text:style-name="Standard">52 - De Pouvelli</text:p>
      <text:p text:style-name="Standard">=FRAN_0393_09297_L.jpg=</text:p>
      <text:p text:style-name="Standard">1 - 23</text:p>
      <text:p text:style-name="Standard">2 - Anno psceptimo die lune post festum Lorum Petri et Pauli apostolo capitlantibus</text:p>
      <text:p text:style-name="Standard">3 - Byrer</text:p>
      <text:p text:style-name="Standard">4 - F. Decano</text:p>
      <text:p text:style-name="Standard">5 - nomina executori prepositi dominus Racos Bonisensus Robertus</text:p>
      <text:p text:style-name="Standard">6 - claro Monte Johannes de Bolonas sutiferi</text:p>
      <text:p text:style-name="Standard">7 - Vi. Cantore</text:p>
      <text:p text:style-name="Standard">8 - R. de Picelaro</text:p>
      <text:p text:style-name="Standard">9 - D. de Duclanar</text:p>
      <text:p text:style-name="Standard">10 - Item inter procuratore contra Johanne de Malarvorte ad linein statu presente</text:p>
      <text:p text:style-name="Standard">11 - G. de Lumbris</text:p>
      <text:p text:style-name="Standard">12 - Item similiter de Philipoto cuillie per Robunum Bivosis procuratori</text:p>
      <text:p text:style-name="Standard"><text:soft-page-break/>13 - G. de Marcello</text:p>
      <text:p text:style-name="Standard">14 - P. Barrerii</text:p>
      <text:p text:style-name="Standard">15 - G. de Curre</text:p>
      <text:p text:style-name="Standard">16 - De die hodie in mense inter magistrum G. de Marcello concia egiis</text:p>
      <text:p text:style-name="Standard">17 - Morinel in statu presentius partibus</text:p>
      <text:p text:style-name="Standard">18 - E. Fucherii</text:p>
      <text:p text:style-name="Standard">19 - G. de Pellis</text:p>
      <text:p text:style-name="Standard">20 - JCambellani</text:p>
      <text:p text:style-name="Standard">21 - V. de Duclaro</text:p>
      <text:p text:style-name="Standard">22 - Anno xlseptimo die vnneri post festum litteris Petri et Paulicpitlio capitulantibus</text:p>
      <text:p text:style-name="Standard">23 - hnnte Prgistrum de Marcello Gtrasquavetarium ad lune percrent ho</text:p>
      <text:p text:style-name="Standard">24 - Vicantore</text:p>
      <text:p text:style-name="Standard">25 - factam</text:p>
      <text:p text:style-name="Standard">26 - J. Succentore</text:p>
      <text:p text:style-name="Standard">27 - R. Cancellario</text:p>
      <text:p text:style-name="Standard">28 - P. penitenciario</text:p>
      <text:p text:style-name="Standard">29 - P. de Roniaco</text:p>
      <text:p text:style-name="Standard">30 - G. de Curre</text:p>
      <text:p text:style-name="Standard">31 - G. de Curtilis</text:p>
      <text:p text:style-name="Standard">32 - Pi Barrerii</text:p>
      <text:p text:style-name="Standard">33 - H. de Corso</text:p>
      <text:p text:style-name="Standard">34 - G. de Bailivia</text:p>
      <text:p text:style-name="Standard">35 - G. de Perellis</text:p>
      <text:p text:style-name="Standard">36 - G. de Lumbris</text:p>
      <text:p text:style-name="Standard">37 - D. de Duclaro</text:p>
      <text:p text:style-name="Standard">38 - G. de Marcello</text:p>
      <text:p text:style-name="Standard">39 - E. Fucherii</text:p>
      <text:p text:style-name="Standard">=FRAN_0393_09298_L.jpg=</text:p>
      <text:p text:style-name="Standard">1 - 19</text:p>
      <text:p text:style-name="Standard">2 - Anno xlsepaimo die lune post festum beat mMartum estinalis capitulantibus</text:p>
      <text:p text:style-name="Standard">3 - J. decano</text:p>
      <text:p text:style-name="Standard">4 - V. Cantore</text:p>
      <text:p text:style-name="Standard">5 - J. Succentore</text:p>
      <text:p text:style-name="Standard">6 - R. Cancellario</text:p>
      <text:p text:style-name="Standard">7 - .</text:p>
      <text:p text:style-name="Standard">8 - P. penitenciario</text:p>
      <text:p text:style-name="Standard"><text:soft-page-break/>9 - G. de Curcilis</text:p>
      <text:p text:style-name="Standard">10 - D. de Suclaro</text:p>
      <text:p text:style-name="Standard">11 - G. de Lumbris</text:p>
      <text:p text:style-name="Standard">12 - J. de Sinemunto</text:p>
      <text:p text:style-name="Standard">13 - P. Pouvrelli</text:p>
      <text:p text:style-name="Standard">14 - E. Fucherii</text:p>
      <text:p text:style-name="Standard">15 - H. de Corso</text:p>
      <text:p text:style-name="Standard">16 - G. de Marcello</text:p>
      <text:p text:style-name="Standard">17 - G. de Pillis</text:p>
      <text:p text:style-name="Standard">18 - P. Barrerii</text:p>
      <text:p text:style-name="Standard">19 - P. de Roniaco</text:p>
      <text:p text:style-name="Standard">20 - P. de Foresta</text:p>
      <text:p text:style-name="Standard">21 - *</text:p>
      <text:p text:style-name="Standard">22 - Anno xlseptimo die mercuri in festo Sancti Badicactantibus</text:p>
      <text:p text:style-name="Standard">23 - J. decano</text:p>
      <text:p text:style-name="Standard">24 - dominus Guillelmus de Sumeto mn deffectu</text:p>
      <text:p text:style-name="Standard">25 - Vi. cantore</text:p>
      <text:p text:style-name="Standard">26 - per Johannei Belcu Rofp Stephani</text:p>
      <text:p text:style-name="Standard">27 - Succentore</text:p>
      <text:p text:style-name="Standard">28 - d'ergemont</text:p>
      <text:p text:style-name="Standard">29 - R. Cancellario</text:p>
      <text:p text:style-name="Standard">30 - P. penitenciario</text:p>
      <text:p text:style-name="Standard">31 - Anno predico die jovis post festum beati Bendicti abbatis estinaleus pers</text:p>
      <text:p text:style-name="Standard">32 - evestiario ecclesie pari gente</text:p>
      <text:p text:style-name="Standard">33 - J. de Quandrellis</text:p>
      <text:p text:style-name="Standard">34 - P. de Duclaro</text:p>
      <text:p text:style-name="Standard">35 - G. de Bailivia</text:p>
      <text:p text:style-name="Standard">36 - H. de Corso</text:p>
      <text:p text:style-name="Standard">37 - G. de Lumbris</text:p>
      <text:p text:style-name="Standard">38 - E. Fucherii</text:p>
      <text:p text:style-name="Standard">39 - G. de Turre</text:p>
      <text:p text:style-name="Standard">40 - P. Barreri</text:p>
      <text:p text:style-name="Standard">41 - J. de Sinemuro</text:p>
      <text:p text:style-name="Standard">42 - G. de Curalis</text:p>
      <text:p text:style-name="Standard">43 - R. de Molinis</text:p>
      <text:p text:style-name="Standard">44 - G. de Prellis</text:p>
      <text:p text:style-name="Standard"><text:soft-page-break/>=FRAN_0393_09299_L.jpg=</text:p>
      <text:p text:style-name="Standard">1 - anno Domini millesimo Ccl septimo die mercuris in festo translacionis beati Benedicti hora vesperari capitulantibus</text:p>
      <text:p text:style-name="Standard">2 - in revestiario firmiuo de Coquerello decano vicali de Priuhato Cantore Johanne Lupi succento</text:p>
      <text:p text:style-name="Standard">3 - Roberto de Bardis cancellario Petro Casalis penitenciari Petro Barieri Petro de Roniaco Dyonis</text:p>
      <text:p text:style-name="Standard">4 - de Duclais Dyonisis ie quaontellis Guillelmo de Pellis Girardo de Curcilis Eblone Fucherii Petro</text:p>
      <text:p text:style-name="Standard">5 - foresta J de Sincinuro Roberto de Chariaco Guillelmo de Lumbris Reginaldo de Molinis et nomii</text:p>
      <text:p text:style-name="Standard">6 - canonicis ecclesie Paris In inti Yvotas noturii et dominorum Grimeni de placencia canonici Sancti Marcelli et</text:p>
      <text:p text:style-name="Standard">7 - presbyterorum et Roberti Lubru clerici chori ecclesie a</text:p>
      <text:p text:style-name="Standard">8 - Hamus restaurati de Pausius</text:p>
      <text:p text:style-name="Standard">9 - testium etc. constitutus ibi nobilis vin dominus Petrus de Villanis miles supplicavit dictis</text:p>
      <text:p text:style-name="Standard">10 - capitulantibus ut cum ipsi Domini ut ipse dicebat se incellexissi fecissent ipsum denunciari excaniaio</text:p>
      <text:p text:style-name="Standard">11 - Gosseti</text:p>
      <text:p text:style-name="Standard">12 - die jovis post transilacione beati Benedicti abbatis decessis Jacobus de Tauguis et Nicolaus Cotam derti</text:p>
      <text:p text:style-name="Standard">13 - et die veniere suillelmus Manger</text:p>
      <text:p text:style-name="Standard">14 - Anno xleptimo due veneris post festum estimalis beati Benedicicaialntanus</text:p>
      <text:p text:style-name="Standard">15 - T. Decano</text:p>
      <text:p text:style-name="Standard">16 - Vi cantore</text:p>
      <text:p text:style-name="Standard">17 - Jo. Succentore</text:p>
      <text:p text:style-name="Standard">18 - R. Cancellario</text:p>
      <text:p text:style-name="Standard">19 - P. Penitenciario</text:p>
      <text:p text:style-name="Standard">20 - E. Fucherii</text:p>
      <text:p text:style-name="Standard">21 - P. Barretii</text:p>
      <text:p text:style-name="Standard">22 - G. Coquatricis</text:p>
      <text:p text:style-name="Standard">23 - Cambellani</text:p>
      <text:p text:style-name="Standard">24 - G. de Bailivia</text:p>
      <text:p text:style-name="Standard">25 - P. de Roniaco</text:p>
      <text:p text:style-name="Standard">26 - R. de Molinis</text:p>
      <text:p text:style-name="Standard">27 - J. de Sinemuno</text:p>
      <text:p text:style-name="Standard">28 - P. Pouvebli</text:p>
      <text:p text:style-name="Standard">29 - G. de Lumbris</text:p>
      <text:p text:style-name="Standard">30 - G. de Curre.</text:p>
      <text:p text:style-name="Standard">=FRAN_0393_09300_L.jpg=</text:p>
      <text:p text:style-name="Standard">1 - Anno xlseptimo die Luveante fistum Beate Marie magis captulantibus</text:p>
      <text:p text:style-name="Standard"><text:soft-page-break/>2 - Vi cantore</text:p>
      <text:p text:style-name="Standard">3 - R. Cancellario</text:p>
      <text:p text:style-name="Standard">4 - ad viii in statu inter procuatoro gcra per dominam veacrice relictam defuncti</text:p>
      <text:p text:style-name="Standard">5 - P penitenciaris</text:p>
      <text:p text:style-name="Standard">6 - P. Barrerii</text:p>
      <text:p text:style-name="Standard">7 - netri gonteri actum cum Johanne Le Bigne procuratore ejusdem et debet</text:p>
      <text:p text:style-name="Standard">8 - ipsa prisonum comparero et domini Johannes de Mouto Tabilonio Michi</text:p>
      <text:p text:style-name="Standard">9 - R. de Molinis</text:p>
      <text:p text:style-name="Standard">10 - l de darenciato et Petrus de Victriato vocabutur perstri</text:p>
      <text:p text:style-name="Standard">11 - G. de Bailivia</text:p>
      <text:p text:style-name="Standard">12 - propter istict negocium</text:p>
      <text:p text:style-name="Standard">13 - H. de Couso</text:p>
      <text:p text:style-name="Standard">14 - P. de Roniaco</text:p>
      <text:p text:style-name="Standard">15 - D. de Quadrellis</text:p>
      <text:p text:style-name="Standard">16 - P. Pouvrelli</text:p>
      <text:p text:style-name="Standard">17 - G. de Curcilis</text:p>
      <text:p text:style-name="Standard">18 - J. de Sinemuro</text:p>
      <text:p text:style-name="Standard">19 - G. de Lumbris</text:p>
      <text:p text:style-name="Standard">20 - G. de Marcello</text:p>
      <text:p text:style-name="Standard">21 - E. Fucherii</text:p>
      <text:p text:style-name="Standard">22 - P. de Foresta</text:p>
      <text:p text:style-name="Standard">23 - Anno xlseptimo die mercuri ante festum beat Marie magis capitulatlbus</text:p>
      <text:p text:style-name="Standard">24 - Pavo</text:p>
      <text:p text:style-name="Standard">25 - Vi cantore</text:p>
      <text:p text:style-name="Standard">26 - J. Succentore</text:p>
      <text:p text:style-name="Standard">27 - R. Cancellario</text:p>
      <text:p text:style-name="Standard">28 - P. Penitenciar</text:p>
      <text:p text:style-name="Standard">29 - P. Barrerii</text:p>
      <text:p text:style-name="Standard">30 - G. de Parelli</text:p>
      <text:p text:style-name="Standard">31 - G. Coquatricis</text:p>
      <text:p text:style-name="Standard">32 - G. de Bailiviu</text:p>
      <text:p text:style-name="Standard">33 - P. de Roniaco</text:p>
      <text:p text:style-name="Standard">34 - G. de Marcello</text:p>
      <text:p text:style-name="Standard">35 - H. de Corso</text:p>
      <text:p text:style-name="Standard">36 - P. Pouvrelli</text:p>
      <text:p text:style-name="Standard">37 - G. de Lumbris</text:p>
      <text:p text:style-name="Standard"><text:soft-page-break/>38 - E. Fucherii</text:p>
      <text:p text:style-name="Standard">39 - Jde Sinemuro</text:p>
      <text:p text:style-name="Standard">40 - G. de Pellis</text:p>
      <text:p text:style-name="Standard">=FRAN_0393_09301_L.jpg=</text:p>
      <text:p text:style-name="Standard">1 - Anno ylseptimo die veneris ante festum Beate Marie magis capiulitlbus</text:p>
      <text:p text:style-name="Standard">2 - F. Decano</text:p>
      <text:p text:style-name="Standard">3 - Vi cantore</text:p>
      <text:p text:style-name="Standard">4 - J. Succentore</text:p>
      <text:p text:style-name="Standard">5 - R. Cancellario</text:p>
      <text:p text:style-name="Standard">6 - Ppenitenciario</text:p>
      <text:p text:style-name="Standard">7 - D. de Duclaro</text:p>
      <text:p text:style-name="Standard">8 - J. de Sinemimo</text:p>
      <text:p text:style-name="Standard">9 - R de Molinis</text:p>
      <text:p text:style-name="Standard">10 - J. Cambellani</text:p>
      <text:p text:style-name="Standard">11 - G. de Marcello</text:p>
      <text:p text:style-name="Standard">12 - E Fucherii</text:p>
      <text:p text:style-name="Standard">13 - G. de Turre</text:p>
      <text:p text:style-name="Standard">14 - H. de Couso</text:p>
      <text:p text:style-name="Standard">15 - P. de Roniaco</text:p>
      <text:p text:style-name="Standard">16 - P. Barrerii</text:p>
      <text:p text:style-name="Standard">17 - P. de Foresta</text:p>
      <text:p text:style-name="Standard">18 - G. de Bailivia</text:p>
      <text:p text:style-name="Standard">19 - G coquatricis</text:p>
      <text:p text:style-name="Standard">20 - G. de Curalis</text:p>
      <text:p text:style-name="Standard">21 - P. Pouvrelli</text:p>
      <text:p text:style-name="Standard">22 - anno xlvii° die lune pt festum beate Magistre magislro capiltli</text:p>
      <text:p text:style-name="Standard">23 - hodie fueren restitut Guillelmos clerico magistri Pet</text:p>
      <text:p text:style-name="Standard">24 - N. Cabrre</text:p>
      <text:p text:style-name="Standard">25 - Alneto / denarii matutinalis quos tenebat P hipos</text:p>
      <text:p text:style-name="Standard">26 - J. Succentore</text:p>
      <text:p text:style-name="Standard">27 - camen id Guilletus permictot quod ipse Philiics deserviat</text:p>
      <text:p text:style-name="Standard">28 - usque ad festim beati Remigii</text:p>
      <text:p text:style-name="Standard">29 - R. cancellario</text:p>
      <text:p text:style-name="Standard">30 - P. de Roniaco</text:p>
      <text:p text:style-name="Standard">31 - ordinatum est quod tranchia dquam hobant prebendarii de Vnco</text:p>
      <text:p text:style-name="Standard">32 - J. de Jirie muro</text:p>
      <text:p text:style-name="Standard"><text:soft-page-break/>33 - ibidem vendatur et quod alia magister profitua ematur</text:p>
      <text:p text:style-name="Standard">34 - D. de Duclaro</text:p>
      <text:p text:style-name="Standard">35 - P. Nourelli</text:p>
      <text:p text:style-name="Standard">36 - G. de Marcello</text:p>
      <text:p text:style-name="Standard">37 - Hel de Cerso</text:p>
      <text:p text:style-name="Standard">38 - G. de Laillya</text:p>
      <text:p text:style-name="Standard">39 - P. de Lumbris</text:p>
      <text:p text:style-name="Standard">40 - E. Fucherii</text:p>
      <text:p text:style-name="Standard">41 - N. de Cheriaco</text:p>
      <text:p text:style-name="Standard">=FRAN_0393_09302_L.jpg=</text:p>
      <text:p text:style-name="Standard">1 - Annoy peptumo die veneris post festum beati Jacob airistoliulantibus</text:p>
      <text:p text:style-name="Standard">2 - 7</text:p>
      <text:p text:style-name="Standard">3 - Vi. cantore</text:p>
      <text:p text:style-name="Standard">4 - J. Succentore</text:p>
      <text:p text:style-name="Standard">5 - B. Cancellario</text:p>
      <text:p text:style-name="Standard">6 - Pipenitenciario</text:p>
      <text:p text:style-name="Standard">7 - Bicoquatricis</text:p>
      <text:p text:style-name="Standard">8 - R. eChanaco</text:p>
      <text:p text:style-name="Standard">9 - G. de Marcello</text:p>
      <text:p text:style-name="Standard">10 - H. de Corso</text:p>
      <text:p text:style-name="Standard">11 - P. Pouvrelli</text:p>
      <text:p text:style-name="Standard">12 - Gide Lumbris</text:p>
      <text:p text:style-name="Standard">13 - G. de Curolis</text:p>
      <text:p text:style-name="Standard">14 - E. Fucherii</text:p>
      <text:p text:style-name="Standard">15 - oluus de</text:p>
      <text:p text:style-name="Standard">16 - Sancto Marceli</text:p>
      <text:p text:style-name="Standard">17 - G. Gurecto</text:p>
      <text:p text:style-name="Standard">18 - G. Harne</text:p>
      <text:p text:style-name="Standard">19 - Anno p septimo die lune post festum beat Jacobi aposcapitulatibus</text:p>
      <text:p text:style-name="Standard">20 - Vi. cantore</text:p>
      <text:p text:style-name="Standard">21 - ad pri lune post assumpts inter sanctum Victarm contra Johanne de Signiturte</text:p>
      <text:p text:style-name="Standard">22 - J. Succentore</text:p>
      <text:p text:style-name="Standard">23 - armigerum / in statu presentibus Guillelmo de Nantolio et reo Johanne Laucrier</text:p>
      <text:p text:style-name="Standard">24 - R. Cancellario</text:p>
      <text:p text:style-name="Standard">25 - P. penitenciario</text:p>
      <text:p text:style-name="Standard">26 - procuratoris hincindo</text:p>
      <text:p text:style-name="Standard"><text:soft-page-break/>27 - J. de Sineminro</text:p>
      <text:p text:style-name="Standard">28 - G. de Lumbris</text:p>
      <text:p text:style-name="Standard">29 - G. de Marcello</text:p>
      <text:p text:style-name="Standard">30 - G. de Carcilis</text:p>
      <text:p text:style-name="Standard">31 - Anno peseptimo die luni post festum hea Peti ad vinti aitulatibus</text:p>
      <text:p text:style-name="Standard">32 - V. Cantore</text:p>
      <text:p text:style-name="Standard">33 - P. Succentore</text:p>
      <text:p text:style-name="Standard">34 - R. Cancellario</text:p>
      <text:p text:style-name="Standard">35 - G. de Marcello</text:p>
      <text:p text:style-name="Standard">36 - G. de Curtilio</text:p>
      <text:p text:style-name="Standard">=FRAN_0393_09303_L.jpg=</text:p>
      <text:p text:style-name="Standard">1 - 3</text:p>
      <text:p text:style-name="Standard">2 - Anno xvvii° die lune ante festum Assumpti Beate Marie capitlbis</text:p>
      <text:p text:style-name="Standard">3 - G. Cantore</text:p>
      <text:p text:style-name="Standard">4 - J. Succentore</text:p>
      <text:p text:style-name="Standard">5 - de Vercrre eu trous semaunnes Mahoircs / la prevosté contre robs</text:p>
      <text:p text:style-name="Standard">6 - R. Cancellario</text:p>
      <text:p text:style-name="Standard">7 - Martin procureur Themus Brdant et Guillelme Villet Hericie</text:p>
      <text:p text:style-name="Standard">8 - P. penitenciario</text:p>
      <text:p text:style-name="Standard">9 - Defeu Jehan Bidant noir trocton cause demindemes dem</text:p>
      <text:p text:style-name="Standard">10 - J. de Sinemuri</text:p>
      <text:p text:style-name="Standard">11 - de de par ladicte Mahent Aue sentonte douverp le chamien</text:p>
      <text:p text:style-name="Standard">12 - P. de Roniaco</text:p>
      <text:p text:style-name="Standard">13 - lecy ou tant comme ellehcre elle otsitur les diz horicies</text:p>
      <text:p text:style-name="Standard">14 - et dotanz d'uyenhicot jourz sera le proces apporté par devan</text:p>
      <text:p text:style-name="Standard">15 - P. Barreri</text:p>
      <text:p text:style-name="Standard">16 - nous et dycellui / facte collacio / et a aleravant u presentes</text:p>
      <text:p text:style-name="Standard">17 - P. Pouurelli</text:p>
      <text:p text:style-name="Standard">18 - dicte mahent et le dit procureur es nous que defunt et de lour</text:p>
      <text:p text:style-name="Standard">19 - G. de Pellis</text:p>
      <text:p text:style-name="Standard">20 - accorrrs</text:p>
      <text:p text:style-name="Standard">21 - G. de Lumbris</text:p>
      <text:p text:style-name="Standard">22 - Item hodis magister Symon de Lautagiis magister in medicina pu</text:p>
      <text:p text:style-name="Standard">23 - P. de Foresta</text:p>
      <text:p text:style-name="Standard">24 - ferit per magistrum Petrum Pinquictri canonicu laud ejus subexecuci</text:p>
      <text:p text:style-name="Standard">25 - H. de Cerso</text:p>
      <text:p text:style-name="Standard"><text:soft-page-break/>26 - graciam sibi factam de bneficio eccesiatico cum cura vel pire curca ai con</text:p>
      <text:p text:style-name="Standard">27 - G. de Bailivia</text:p>
      <text:p text:style-name="Standard">28 - deca epicopi decani et capituli Par. comne vel divisam eciam pari in ecclesie</text:p>
      <text:p text:style-name="Standard">29 - D. de Quadrollis</text:p>
      <text:p text:style-name="Standard">30 - cathodrali prosti domino Michaele de Sarenciaco Pecto Gonnesse</text:p>
      <text:p text:style-name="Standard">31 - G. de Turie</text:p>
      <text:p text:style-name="Standard">32 - J. nota. Datum gracie in idm marcii anno iii</text:p>
      <text:p text:style-name="Standard">33 - E. Fucheri</text:p>
      <text:p text:style-name="Standard">34 - G. de Marcello</text:p>
      <text:p text:style-name="Standard">35 - Item unacelinus Brico publiavt processies pro curatum Sancti Gerucani veri</text:p>
      <text:p text:style-name="Standard">36 - ejus subexecutores pecierunt tivinum exentum in processu scilico</text:p>
      <text:p text:style-name="Standard">37 - G. de Curtilis</text:p>
      <text:p text:style-name="Standard">38 - dicto reedendum infradie sabbati pesentis archidiaco Letem hos Grimerio de</text:p>
      <text:p text:style-name="Standard">39 - placenciis Johanne de Monte tabilis M. de Darent</text:p>
      <text:p text:style-name="Standard">40 - Anno xi septiumo die veneris post festum Assimptionis beate Marie vig capiuantus</text:p>
      <text:p text:style-name="Standard">41 - magister Petr de Eiquto porr domini Petri Madi</text:p>
      <text:p text:style-name="Standard">42 - $pisuip$</text:p>
      <text:p text:style-name="Standard">43 - Vi. Cantore</text:p>
      <text:p text:style-name="Standard">44 - deo nemesio impetintc se epistopu et capitulu par. c</text:p>
      <text:p text:style-name="Standard">45 - J. Succentore</text:p>
      <text:p text:style-name="Standard">46 - in ecclesia qui acceptince et d provderi fecerat de c</text:p>
      <text:p text:style-name="Standard">47 - R. Cancellario</text:p>
      <text:p text:style-name="Standard">48 - lamam defuncti domini Gullelmi Hangem. peciit recipi ad</text:p>
      <text:p text:style-name="Standard">49 - P. Penitenciario</text:p>
      <text:p text:style-name="Standard">50 - tum et capitulu uendit quod ex qui menss elapsus furnnt</text:p>
      <text:p text:style-name="Standard">51 - G. de Turee</text:p>
      <text:p text:style-name="Standard">52 - R. de Chanaco</text:p>
      <text:p text:style-name="Standard">53 - et modum due prvorem datam compeusset haritu quod rec</text:p>
      <text:p text:style-name="Standard">54 - J Cambellani</text:p>
      <text:p text:style-name="Standard">55 - das ips ad eausa culi jure salve</text:p>
      <text:p text:style-name="Standard">56 - G. de Pellis</text:p>
      <text:p text:style-name="Standard">57 - P. de Foresta</text:p>
      <text:p text:style-name="Standard">58 - E. Fucherii</text:p>
      <text:p text:style-name="Standard">59 - H. de Corso</text:p>
      <text:p text:style-name="Standard">60 - G. de Bailivia</text:p>
      <text:p text:style-name="Standard">61 - D. de Duclaro</text:p>
      <text:p text:style-name="Standard"><text:soft-page-break/>62 - P. Barrerii</text:p>
      <text:p text:style-name="Standard">63 - G. de Lumibuis</text:p>
      <text:p text:style-name="Standard">64 - P. Pouvrelli</text:p>
      <text:p text:style-name="Standard">65 - P. de Rornaco</text:p>
      <text:p text:style-name="Standard">=FRAN_0393_09304_L.jpg=</text:p>
      <text:p text:style-name="Standard">1 - auno xlvii die venis post assmt</text:p>
      <text:p text:style-name="Standard">2 - propositum contra petrum Tocha reum quod ipse tepat vadiascilicet poros et pracellas curas auctoritate sua in domo Johannns</text:p>
      <text:p text:style-name="Standard">3 - Muarel sita apiud Moriacum in dmino et iurediciis alta media et bassa capituli / aveni partis hincinde condemimnctu</text:p>
      <text:p text:style-name="Standard">4 - fuit ad restituendum et rosaisnendum locum depredictis et ad $gagnar$ solvendum e inacta ex hoc condigna len</text:p>
      <text:p text:style-name="Standard">5 - condempnacioni acqurro stous promisis hodie restitutier et resaisire lacu de predictis captis et de hoc jarreccogre</text:p>
      <text:p text:style-name="Standard">6 - nosto gagiavit emendam ad volinus dominorum.</text:p>
      <text:p text:style-name="Standard">7 - Anno xl vii° die lune post festum Assumptionis beate Marie viginis capulanibus</text:p>
      <text:p text:style-name="Standard">8 - Vi. Cantore</text:p>
      <text:p text:style-name="Standard">9 - dominus Henricus de Culento canonicus Par. existens in curno $dt dicebat presentavit</text:p>
      <text:p text:style-name="Standard">10 - JSuccentore</text:p>
      <text:p text:style-name="Standard">11 - Robertum Gosibertum de Rocundo ad capellaniem Johanne Bodeti etc.</text:p>
      <text:p text:style-name="Standard">12 - R. Cancellario</text:p>
      <text:p text:style-name="Standard">13 - Guillocus Lecot viii lbs ben Garnero de Civillis soli infra octo dies</text:p>
      <text:p text:style-name="Standard">14 - Ppenitenciario</text:p>
      <text:p text:style-name="Standard">15 - G. de Curtilis</text:p>
      <text:p text:style-name="Standard">16 - Po. Pouvelli</text:p>
      <text:p text:style-name="Standard">17 - G. Fucherii</text:p>
      <text:p text:style-name="Standard">18 - G. de Lumbris</text:p>
      <text:p text:style-name="Standard">19 - M. de Melloto</text:p>
      <text:p text:style-name="Standard">20 - H. de Calento</text:p>
      <text:p text:style-name="Standard">21 - Anno xlvii°. die mercuri post festum assumpcionis beate Marie virginis capitulantibis</text:p>
      <text:p text:style-name="Standard">22 - Vi. Cantore</text:p>
      <text:p text:style-name="Standard">23 - de Johanne Burge su</text:p>
      <text:p text:style-name="Standard">24 - J. Succentore</text:p>
      <text:p text:style-name="Standard">25 - Hodie Johannes Burgensis fuit receptus ad capella</text:p>
      <text:p text:style-name="Standard">26 - R. Cancellario</text:p>
      <text:p text:style-name="Standard">27 - ad quam ab receptus fuerat ejus procuratore et juri</text:p>
      <text:p text:style-name="Standard">28 - ba Nicolao</text:p>
      <text:p text:style-name="Standard"><text:soft-page-break/>29 - P. Penitenciario</text:p>
      <text:p text:style-name="Standard">30 - H. de Corso</text:p>
      <text:p text:style-name="Standard">31 - G. de Bailivia</text:p>
      <text:p text:style-name="Standard">32 - Hodie fart receptus haurus hamonis de Per dieu ad capella</text:p>
      <text:p text:style-name="Standard">33 - G. de Curre</text:p>
      <text:p text:style-name="Standard">34 - Incobi virtute gracie apostolice vacantem per obitum Johanne</text:p>
      <text:p text:style-name="Standard">35 - P Barreri</text:p>
      <text:p text:style-name="Standard">36 - ee Camqus</text:p>
      <text:p text:style-name="Standard">37 - M. de Melloto</text:p>
      <text:p text:style-name="Standard">38 - G. de Lumbris</text:p>
      <text:p text:style-name="Standard">39 - presentibus officiali lecterum magistro Galeratuo de Trefimburt hoc curatado Ylebe dm</text:p>
      <text:p text:style-name="Standard">40 - G. de Curtilis</text:p>
      <text:p text:style-name="Standard">41 - D. de Duclaro</text:p>
      <text:p text:style-name="Standard">42 - E. Fucherii</text:p>
      <text:p text:style-name="Standard">=FRAN_0393_09305_L.jpg=</text:p>
      <text:p text:style-name="Standard">1 - i</text:p>
      <text:p text:style-name="Standard">2 - . Pcheli</text:p>
      <text:p text:style-name="Standard">3 - Anno Domini m. ccc. quadragesimo vii die jovis vigii festi vi mone pupstici aetus</text:p>
      <text:p text:style-name="Standard">4 - genali capitulantibus</text:p>
      <text:p text:style-name="Standard">5 - D</text:p>
      <text:p text:style-name="Standard">6 - habutus Hamonio de Perdieu juris obedm reverenciam etc / presentis magistro</text:p>
      <text:p text:style-name="Standard">7 - Decanus nifirmus</text:p>
      <text:p text:style-name="Standard">8 - Yvone de Trauunella Johanne de Villa optinia et Y. Mar ut servar</text:p>
      <text:p text:style-name="Standard">9 - jura capillanis deservire fideliter et facere residenciam in benitis</text:p>
      <text:p text:style-name="Standard">10 - Vita cantor</text:p>
      <text:p text:style-name="Standard">11 - J. Succentore</text:p>
      <text:p text:style-name="Standard">12 - R. Cancellario</text:p>
      <text:p text:style-name="Standard">13 - P. Penitenciario</text:p>
      <text:p text:style-name="Standard">14 - G. de Pellis</text:p>
      <text:p text:style-name="Standard">15 - G. de Turie</text:p>
      <text:p text:style-name="Standard">16 - G. Fuchiii</text:p>
      <text:p text:style-name="Standard">17 - G. de Lumbris.</text:p>
      <text:p text:style-name="Standard">18 - Sybni de Duclaro</text:p>
      <text:p text:style-name="Standard">19 - Roberto de Chanaco</text:p>
      <text:p text:style-name="Standard">20 - G. de Curtilis.</text:p>
      <text:p text:style-name="Standard">21 - G. de Quadrellis</text:p>
      <text:p text:style-name="Standard"><text:soft-page-break/>22 - G. Coquetrieis</text:p>
      <text:p text:style-name="Standard">23 - P. Barieri</text:p>
      <text:p text:style-name="Standard">24 - H. de Corso</text:p>
      <text:p text:style-name="Standard">25 - E Bohic infirmus</text:p>
      <text:p text:style-name="Standard">26 - P. de Bouiaco</text:p>
      <text:p text:style-name="Standard">27 - G. de Bailivia</text:p>
      <text:p text:style-name="Standard">28 - P. Pouvrelli</text:p>
      <text:p text:style-name="Standard">29 - M. de Nulloto</text:p>
      <text:p text:style-name="Standard">30 - J. de Suremuro</text:p>
      <text:p text:style-name="Standard">=FRAN_0393_09306_L.jpg=</text:p>
      <text:p text:style-name="Standard">1 - Anno xxvii. die lune prst festum beati Beartho Lomei apostoli capitulanibus ducante capitulo Guililet per continatie</text:p>
      <text:p text:style-name="Standard">2 - Vi. cantore</text:p>
      <text:p text:style-name="Standard">3 - Dae suc sciantuus qod quamaque in vicaris fanctrum domonsim et Johannis inte incfunt in magii</text:p>
      <text:p text:style-name="Standard">4 - J. Succentore</text:p>
      <text:p text:style-name="Standard">5 - missi perdict pine suum quod die quo in hoc deftivet</text:p>
      <text:p text:style-name="Standard">6 - R. Cancellario</text:p>
      <text:p text:style-name="Standard">7 - P. penitenciario</text:p>
      <text:p text:style-name="Standard">8 - B. de Chanaco</text:p>
      <text:p text:style-name="Standard">9 - P. Pouvrelli</text:p>
      <text:p text:style-name="Standard">10 - G. de Lumbris</text:p>
      <text:p text:style-name="Standard">11 - J. de Sinenino</text:p>
      <text:p text:style-name="Standard">12 - E. Fucherii</text:p>
      <text:p text:style-name="Standard">13 - C. Hameluni</text:p>
      <text:p text:style-name="Standard">14 - *</text:p>
      <text:p text:style-name="Standard">15 - Anno xvii pie matis post fesimus beati Conthelari postola diminte epitulo gueller opulanibus</text:p>
      <text:p text:style-name="Standard">16 - Ji. Cantor</text:p>
      <text:p text:style-name="Standard">17 - Hudie fuit ordinatum quod acupiantur quatior capellanie qua celebrelunt ad matas altarare</text:p>
      <text:p text:style-name="Standard">18 - J. Succentor</text:p>
      <text:p text:style-name="Standard">19 - R. Camellrio</text:p>
      <text:p text:style-name="Standard">20 - in septumariis canonicum quando vicar hoc finere venegabunt / et haelybunt ex hoc pens</text:p>
      <text:p text:style-name="Standard">21 - P. Jenitenciario</text:p>
      <text:p text:style-name="Standard">22 - quam capellanius vocent si deffete in septmia suia scilicet iiii lb. p turonsium</text:p>
      <text:p text:style-name="Standard">23 - R. de Ganaco</text:p>
      <text:p text:style-name="Standard">24 - Item fut dssensudes usque ad anum cum agito P. Forea super nen ord et nn</text:p>
      <text:p text:style-name="Standard">25 - G. Fucnris</text:p>
      <text:p text:style-name="Standard"><text:soft-page-break/>26 - G. Havelini</text:p>
      <text:p text:style-name="Standard">27 - Reside</text:p>
      <text:p text:style-name="Standard">28 - ad veneris in statu inter illos de benedico presentibus luca et enu</text:p>
      <text:p text:style-name="Standard">29 - G. de Curtins</text:p>
      <text:p text:style-name="Standard">30 - Mahietus Parvu canonicus Sancti Dyonii de Passu tonetur Richarde le</text:p>
      <text:p text:style-name="Standard">31 - G. de Suclaro</text:p>
      <text:p text:style-name="Standard">32 - plastior in xlviii s. vid. ex veundi plastri solanum ad omnes Sanctas una</text:p>
      <text:p text:style-name="Standard">33 - cum licteris die veneris post het</text:p>
      <text:p text:style-name="Standard">34 - Item interccardum venrbii actore contra petrum de Eiqueto ad venis eim</text:p>
      <text:p text:style-name="Standard">35 - des tradi die lune presens Johanne de Sancto Venancio procuratore et rec</text:p>
      <text:p text:style-name="Standard">=FRAN_0393_09307_L.jpg=</text:p>
      <text:p text:style-name="Standard">1 - 258</text:p>
      <text:p text:style-name="Standard">2 - Anno xviiii° die veneris post festis beati Berthe Lomei apitil apitulantibus</text:p>
      <text:p text:style-name="Standard">3 - C</text:p>
      <text:p text:style-name="Standard">4 - Vi. cantore</text:p>
      <text:p text:style-name="Standard">5 - J. Succentore</text:p>
      <text:p text:style-name="Standard">6 - R. Cancellario</text:p>
      <text:p text:style-name="Standard">7 - P penitenciario</text:p>
      <text:p text:style-name="Standard">8 - P. de Roniaco</text:p>
      <text:p text:style-name="Standard">9 - D. de Duclaro</text:p>
      <text:p text:style-name="Standard">10 - G. de Curre</text:p>
      <text:p text:style-name="Standard">11 - G. de Curcilis</text:p>
      <text:p text:style-name="Standard">12 - G. Hamelini</text:p>
      <text:p text:style-name="Standard">13 - H. de Corso</text:p>
      <text:p text:style-name="Standard">14 - P</text:p>
      <text:p text:style-name="Standard">15 - s</text:p>
      <text:p text:style-name="Standard">16 - Anno xl septumo die lune post festum bonenium Egidn et lup cpitulantibus</text:p>
      <text:p text:style-name="Standard">17 - V. Cantore</text:p>
      <text:p text:style-name="Standard">18 - J. Succentore</text:p>
      <text:p text:style-name="Standard">19 - R. Cancellario</text:p>
      <text:p text:style-name="Standard">20 - Ppenitenciario</text:p>
      <text:p text:style-name="Standard">21 - G. de Pellis</text:p>
      <text:p text:style-name="Standard">22 - G. de Curtilis</text:p>
      <text:p text:style-name="Standard">23 - P. Pouvtelli</text:p>
      <text:p text:style-name="Standard">24 - H. de Couso</text:p>
      <text:p text:style-name="Standard">25 - G. de Baillivia</text:p>
      <text:p text:style-name="Standard"><text:soft-page-break/>26 - G. de Lumbris</text:p>
      <text:p text:style-name="Standard">=FRAN_0393_09308_L.jpg=</text:p>
      <text:p text:style-name="Standard">1 - Anno ylseptimo die luenesi lente festum mitis Beat Marie Virgis capitulantibus</text:p>
      <text:p text:style-name="Standard">2 - ad mercurim inter Robtum coquilliacers presents et Johan Le Ferron presenie Pacheo</text:p>
      <text:p text:style-name="Standard">3 - Vi. cantore</text:p>
      <text:p text:style-name="Standard">4 - J. Succentore</text:p>
      <text:p text:style-name="Standard">5 - R. Cancellario</text:p>
      <text:p text:style-name="Standard">6 - P. Penitenciario</text:p>
      <text:p text:style-name="Standard">7 - G. de Lumbris</text:p>
      <text:p text:style-name="Standard">8 - P. Pavrcelli</text:p>
      <text:p text:style-name="Standard">9 - Sce Curalis</text:p>
      <text:p text:style-name="Standard">10 - E. Fucherii</text:p>
      <text:p text:style-name="Standard">11 - G. de Turre</text:p>
      <text:p text:style-name="Standard">12 - 3</text:p>
      <text:p text:style-name="Standard">13 - Anno</text:p>
      <text:p text:style-name="Standard">14 - die lune post festum natiais beate Mardeg capituli</text:p>
      <text:p text:style-name="Standard">15 - .Cantore</text:p>
      <text:p text:style-name="Standard">16 - JSuccentore</text:p>
      <text:p text:style-name="Standard">17 - R. Cancellario</text:p>
      <text:p text:style-name="Standard">18 - P. Jenitenciario</text:p>
      <text:p text:style-name="Standard">19 - G. de Pollis</text:p>
      <text:p text:style-name="Standard">20 - J. de Sinemuro.</text:p>
      <text:p text:style-name="Standard">21 - G. de Luribiiis</text:p>
      <text:p text:style-name="Standard">22 - nno xlviia die mercuri post festum iativitatis</text:p>
      <text:p text:style-name="Standard">23 - . Cantore</text:p>
      <text:p text:style-name="Standard">24 - capitula</text:p>
      <text:p text:style-name="Standard">25 - P le Fouron voc ad l'une autre J. fafe</text:p>
      <text:p text:style-name="Standard">26 - J. Succentore</text:p>
      <text:p text:style-name="Standard">27 - alavum ad pon</text:p>
      <text:p text:style-name="Standard">28 - R. Cancellario</text:p>
      <text:p text:style-name="Standard">29 - Radndamem rso par</text:p>
      <text:p text:style-name="Standard">30 - ad rundum coper proimatam et est citaum per uctotise ad tanenum</text:p>
      <text:p text:style-name="Standard">31 - P. penitenciario</text:p>
      <text:p text:style-name="Standard">32 - G. de Lumbris</text:p>
      <text:p text:style-name="Standard">33 - J. de Duclaro</text:p>
      <text:p text:style-name="Standard">34 - G. de Turre</text:p>
      <text:p text:style-name="Standard"><text:soft-page-break/>35 - G. Hauclini</text:p>
      <text:p text:style-name="Standard">=FRAN_0393_09309_L.jpg=</text:p>
      <text:p text:style-name="Standard">1 - q</text:p>
      <text:p text:style-name="Standard">2 - Anno xsseptimo die lune post festum exaltacionis sanct Quicis capituli</text:p>
      <text:p text:style-name="Standard">3 - Vi cantore</text:p>
      <text:p text:style-name="Standard">4 - Hodie fuit lecta aggravacio</text:p>
      <text:p text:style-name="Standard">5 - J. Succentore</text:p>
      <text:p text:style-name="Standard">6 - P. penitenciario</text:p>
      <text:p text:style-name="Standard">7 - Et Hodie hora vesperari predicti Cantor succentor Cancellarius Peni</text:p>
      <text:p text:style-name="Standard">8 - E. Fucheri</text:p>
      <text:p text:style-name="Standard">9 - tonteas E. Fuchiii P. de Ronaco d. de Duclaro P Baure de Quadrellis</text:p>
      <text:p text:style-name="Standard">10 - P. Barrerii</text:p>
      <text:p text:style-name="Standard">11 - G. de Turri G. de Lubris G. Hamelini} de Sinenio feterunt</text:p>
      <text:p text:style-name="Standard">12 - procuratore presentibis Philippo de Modone et Gicostour clric axc</text:p>
      <text:p text:style-name="Standard">13 - G. Coquatricis</text:p>
      <text:p text:style-name="Standard">14 - G. de Bailia</text:p>
      <text:p text:style-name="Standard">15 - e dominos Guillelmus $de $entf$ mesuilis plur procuratore domini R.handi de Laulidi</text:p>
      <text:p text:style-name="Standard">16 - H. de Corso</text:p>
      <text:p text:style-name="Standard">17 - Capellivi Sancti Vivienci et rarcheli rensignit dictum capellanim ex causa punitarenis</text:p>
      <text:p text:style-name="Standard">18 - M. de Melloto</text:p>
      <text:p text:style-name="Standard">19 - de ipu et gpellavat sape duno in actenqsam eissept</text:p>
      <text:p text:style-name="Standard">20 - c dominuo Ragel Metuni ad empellaum sanctoum Elligi et meusi. ecclesia sanct</text:p>
      <text:p text:style-name="Standard">21 - P. de Roniaco</text:p>
      <text:p text:style-name="Standard">22 - G. de Turre</text:p>
      <text:p text:style-name="Standard">23 - ceran de pretis cope Par quam idem dominus regiis ebamebat et advissus futi</text:p>
      <text:p text:style-name="Standard">24 - D. de Quadrellis</text:p>
      <text:p text:style-name="Standard">25 - Et juravit et cum</text:p>
      <text:p text:style-name="Standard">26 - G. Hamelini</text:p>
      <text:p text:style-name="Standard">27 - P. Pouvrelli</text:p>
      <text:p text:style-name="Standard">28 - G. de Lumiliis</text:p>
      <text:p text:style-name="Standard">29 - D. de Duclaro</text:p>
      <text:p text:style-name="Standard">30 - Anno xvvii° dmine lune post festum beati Machei apoli capitli</text:p>
      <text:p text:style-name="Standard">31 - G. Cantore</text:p>
      <text:p text:style-name="Standard">32 - ad veneris contra adam Boucel et Johannes Becou$ de tribus molis</text:p>
      <text:p text:style-name="Standard">33 - J. Succentore</text:p>
      <text:p text:style-name="Standard">34 - prp pro ipsis Johan le Queus pro camam</text:p>
      <text:p text:style-name="Standard"><text:soft-page-break/>35 - R. Cancellario</text:p>
      <text:p text:style-name="Standard">36 - P. povitenciario</text:p>
      <text:p text:style-name="Standard">37 - P. Barrerii</text:p>
      <text:p text:style-name="Standard">38 - M. de Melloto</text:p>
      <text:p text:style-name="Standard">39 - G. de Bailivia</text:p>
      <text:p text:style-name="Standard">40 - G. Hamelini</text:p>
      <text:p text:style-name="Standard">41 - G. de Curtilis</text:p>
      <text:p text:style-name="Standard">42 - D. de Duclaro</text:p>
      <text:p text:style-name="Standard">43 - G. de Lumbris</text:p>
      <text:p text:style-name="Standard">44 - J. de Sinemuro</text:p>
      <text:p text:style-name="Standard">=FRAN_0393_09310_L.jpg=</text:p>
      <text:p text:style-name="Standard">1 - Anno xlseptimo die mercuri post festum beati Mathi apostoli capitulntibus</text:p>
      <text:p text:style-name="Standard">2 - V. cantore</text:p>
      <text:p text:style-name="Standard">3 - J Succentore</text:p>
      <text:p text:style-name="Standard">4 - co lune inter hs Gnerinum de Obinis contra dominum Nicolauo</text:p>
      <text:p text:style-name="Standard">5 - R Cancellario</text:p>
      <text:p text:style-name="Standard">6 - cd taxintum evicus et ad proredictum in alia tau ut huserit prospe partis</text:p>
      <text:p text:style-name="Standard">7 - P. Penitenciario</text:p>
      <text:p text:style-name="Standard">8 - P. Pouvrelli</text:p>
      <text:p text:style-name="Standard">9 - G. Coquatricis</text:p>
      <text:p text:style-name="Standard">10 - S de Quatrellis</text:p>
      <text:p text:style-name="Standard">11 - G. de Duclaro</text:p>
      <text:p text:style-name="Standard">12 - G. de Vaillia</text:p>
      <text:p text:style-name="Standard">13 - H. de Corso</text:p>
      <text:p text:style-name="Standard">14 - J. de Sinemuro</text:p>
      <text:p text:style-name="Standard">15 - E. Fucherii</text:p>
      <text:p text:style-name="Standard">16 - G. de Turre</text:p>
      <text:p text:style-name="Standard">17 - P. de Foresta</text:p>
      <text:p text:style-name="Standard">18 - Anno xlseptimo vie venere ante festum beati Michaelis archangeli apitulaulibis</text:p>
      <text:p text:style-name="Standard">19 - V. Cantore</text:p>
      <text:p text:style-name="Standard">20 - ad cerciam die jurisdicum capitularum post vacats viuse interproturator</text:p>
      <text:p text:style-name="Standard">21 - contra Symonetum Chaporon in statu</text:p>
      <text:p text:style-name="Standard">22 - P. Penitenciario</text:p>
      <text:p text:style-name="Standard">23 - P Barrerii</text:p>
      <text:p text:style-name="Standard">24 - ad viii° dies / ad propenendum in scriptm contra manicionem et</text:p>
      <text:p text:style-name="Standard">25 - execucione Et hodie fuit manus puutapruo etc.</text:p>
      <text:p text:style-name="Standard"><text:soft-page-break/>26 - G. de Baillia</text:p>
      <text:p text:style-name="Standard">27 - D. de Quadrellis</text:p>
      <text:p text:style-name="Standard">28 - P. de Renuaco</text:p>
      <text:p text:style-name="Standard">29 - G. Hamelini</text:p>
      <text:p text:style-name="Standard">30 - P. Pouvcelli</text:p>
      <text:p text:style-name="Standard">31 - G. de Curtilis</text:p>
      <text:p text:style-name="Standard">32 - G. de Lumbris</text:p>
      <text:p text:style-name="Standard">33 - G. de Pellis</text:p>
      <text:p text:style-name="Standard">34 - G. Coquatricis</text:p>
      <text:p text:style-name="Standard">=FRAN_0393_09311_L.jpg=</text:p>
      <text:p text:style-name="Standard">1 - Anno xlseptimo die lune post festum beat Michaolio arhangeaiulantius</text:p>
      <text:p text:style-name="Standard">2 - G. decano</text:p>
      <text:p text:style-name="Standard">3 - di Cantore</text:p>
      <text:p text:style-name="Standard">4 - magister Guillelmus de Baillia recognovit quod emerat fructus</text:p>
      <text:p text:style-name="Standard">5 - J. Succentore</text:p>
      <text:p text:style-name="Standard">6 - prebende sue a dominis abbate et conventum Sancti Victoru ad</text:p>
      <text:p text:style-name="Standard">7 - quos pertinebant racione deportus de anno presenti qui</text:p>
      <text:p text:style-name="Standard">8 - R. Cancellario</text:p>
      <text:p text:style-name="Standard">9 - incepit in festo natit beati Johann et religiosi solvent docim</text:p>
      <text:p text:style-name="Standard">10 - P. Penitonciario</text:p>
      <text:p text:style-name="Standard">11 - et isis alia unram Johannes Sroti facit procuratorem magistrum Jacobum Le Petr</text:p>
      <text:p text:style-name="Standard">12 - G. Hamelinii</text:p>
      <text:p text:style-name="Standard">13 - si que fuit pro Radulphum Dailli Guillelmum Duilli fractres John</text:p>
      <text:p text:style-name="Standard">14 - Dedem quadrellis</text:p>
      <text:p text:style-name="Standard">15 - precio quater vissoriis Johannem Daulle dominum Petium d</text:p>
      <text:p text:style-name="Standard">16 - vigniti libram guissert capollanium nostre domine anil et Symoi</text:p>
      <text:p text:style-name="Standard">17 - G. de Curre</text:p>
      <text:p text:style-name="Standard">18 - Par. / solvendum ejus nepoti preses decani Par Stephano de Co</text:p>
      <text:p text:style-name="Standard">19 - mediati ad vnus domino Johanne de Sancto Lupo Symone de Calcio</text:p>
      <text:p text:style-name="Standard">20 - J. de Sinemuro</text:p>
      <text:p text:style-name="Standard">21 - sanctos etad Pascha Gadey no Pisson</text:p>
      <text:p text:style-name="Standard">22 - P. de Roniaco</text:p>
      <text:p text:style-name="Standard">23 - Matricularum Sancti Benediti</text:p>
      <text:p text:style-name="Standard">24 - n defectu</text:p>
      <text:p text:style-name="Standard">25 - G. Coquatricis</text:p>
      <text:p text:style-name="Standard">26 - G. de Lumbris</text:p>
      <text:p text:style-name="Standard"><text:soft-page-break/>27 - H. de Corso</text:p>
      <text:p text:style-name="Standard">28 - G. de Baillia</text:p>
      <text:p text:style-name="Standard">29 - P. Pouvrelli</text:p>
      <text:p text:style-name="Standard">30 - Anno xsseptumo die mercuris post festum beati Renis capitulantibus</text:p>
      <text:p text:style-name="Standard">31 - R. Decano</text:p>
      <text:p text:style-name="Standard">32 - lune post omnis sanctas ad producendum testos et probacius ex parte Johannis</text:p>
      <text:p text:style-name="Standard">33 - Vi. Cantore</text:p>
      <text:p text:style-name="Standard">34 - do Malo roge am per testes quam per litteras pre quod Domini decanus et capitulum</text:p>
      <text:p text:style-name="Standard">35 - J. Succentore</text:p>
      <text:p text:style-name="Standard">36 - Parie ipsum manumisrant et dederarte liuniam recipiendi consuta</text:p>
      <text:p text:style-name="Standard">37 - R. Cancellario</text:p>
      <text:p text:style-name="Standard">38 - na hoc fuit neg per procuratore capituli petents ipsum Radi de Consina</text:p>
      <text:p text:style-name="Standard">39 - P. Penitenciario</text:p>
      <text:p text:style-name="Standard">40 - ipsum de facto delata prss partes</text:p>
      <text:p text:style-name="Standard">41 - D. de Qancellis</text:p>
      <text:p text:style-name="Standard">42 - G. de Lumbris</text:p>
      <text:p text:style-name="Standard">43 - D. de Duclaro</text:p>
      <text:p text:style-name="Standard">44 - H. de Ceriso</text:p>
      <text:p text:style-name="Standard">45 - presentbus magistro Hamone Rioci Petro de Caprivilla Guillelmo de Dorcon</text:p>
      <text:p text:style-name="Standard">46 - G. de Baillia</text:p>
      <text:p text:style-name="Standard">47 - et Michaele de Darenciaco</text:p>
      <text:p text:style-name="Standard">48 - J. de Sinemuro</text:p>
      <text:p text:style-name="Standard">49 - ad mercuriim post vacrn inter procuratore contra Johannes Chacaoe et Petrum</text:p>
      <text:p text:style-name="Standard">50 - P. de Boviaco</text:p>
      <text:p text:style-name="Standard">51 - chacre ad probandum prot ex parte procuratore presentes parts</text:p>
      <text:p text:style-name="Standard">52 - P. de Foresta</text:p>
      <text:p text:style-name="Standard">53 - E. Fucherii</text:p>
      <text:p text:style-name="Standard">54 - J. de Caduclaro</text:p>
      <text:p text:style-name="Standard">=FRAN_0393_09312_L.jpg=</text:p>
      <text:p text:style-name="Standard">1 - Anno xlipimo die veneris posti festum beati Romigii in capute cto beater capitulanlibus</text:p>
      <text:p text:style-name="Standard">2 - P. decano</text:p>
      <text:p text:style-name="Standard">3 - Vi. Cantore</text:p>
      <text:p text:style-name="Standard">4 - J. Succentore</text:p>
      <text:p text:style-name="Standard">5 - H. de Couso</text:p>
      <text:p text:style-name="Standard">6 - G. Hamelini</text:p>
      <text:p text:style-name="Standard">7 - P. de Ronaco</text:p>
      <text:p text:style-name="Standard"><text:soft-page-break/>8 - P. Pouvrelli</text:p>
      <text:p text:style-name="Standard">9 - G. de Lumbris</text:p>
      <text:p text:style-name="Standard">10 - *</text:p>
      <text:p text:style-name="Standard">11 - Anno plseptimo die lune in vigilia festi beati Dyonisi in mense octob capituantibus</text:p>
      <text:p text:style-name="Standard">12 - Vi. Cantore</text:p>
      <text:p text:style-name="Standard">13 - Hodie fracer Hugo de Lauduno Provisor dmus Dei Parisiens reto</text:p>
      <text:p text:style-name="Standard">14 - JSuccentore</text:p>
      <text:p text:style-name="Standard">15 - gaovit se teneri Johanni de Paciato Oui Parisiensis in viginti</text:p>
      <text:p text:style-name="Standard">16 - R. Cancellario</text:p>
      <text:p text:style-name="Standard">17 - septemus libras et credecm solidis parisiensis $m$ de suma conteu</text:p>
      <text:p text:style-name="Standard">18 - P. penitenciario</text:p>
      <text:p text:style-name="Standard">19 - ta in licteris solvendis ad octabas festi omnium Sanctorum sub pena exoemcunaioni</text:p>
      <text:p text:style-name="Standard">20 - G. Coquatricis</text:p>
      <text:p text:style-name="Standard">21 - H. de Corso</text:p>
      <text:p text:style-name="Standard">22 - Fiat quictacio Johanni La Trine de Romanavilla de vii libras</text:p>
      <text:p text:style-name="Standard">23 - G. de Baillia</text:p>
      <text:p text:style-name="Standard">24 - J. de Sinerineo</text:p>
      <text:p text:style-name="Standard">25 - Dominus Rigaldus Guictardi facit procuratoro Petrum de Molendinis Campso</text:p>
      <text:p text:style-name="Standard">26 - P. Barrerii</text:p>
      <text:p text:style-name="Standard">27 - super magnum pontem ad recipiendum et quictam presentibus Hide curie Damele uo</text:p>
      <text:p text:style-name="Standard">28 - P. de Rornaco</text:p>
      <text:p text:style-name="Standard">29 - dit habuium de curie Hiangulis et y. Mar testimenti</text:p>
      <text:p text:style-name="Standard">30 - D. de Duclaro</text:p>
      <text:p text:style-name="Standard">31 - H. de Culento</text:p>
      <text:p text:style-name="Standard">32 - Jhanne Te Layn</text:p>
      <text:p text:style-name="Standard">33 - Pelipi</text:p>
      <text:p text:style-name="Standard">=FRAN_0393_09313_L.jpg=</text:p>
      <text:p text:style-name="Standard">1 - 14</text:p>
      <text:p text:style-name="Standard">2 - Anno xleptimo die mercuri post festum Sancti Dyonis capitulantibis</text:p>
      <text:p text:style-name="Standard">3 - Vi. cantore</text:p>
      <text:p text:style-name="Standard">4 - Succentore</text:p>
      <text:p text:style-name="Standard">5 - dominus Nicobaus capellano ad altate manus Sancti Mederia</text:p>
      <text:p text:style-name="Standard">6 - P Peniteniioo</text:p>
      <text:p text:style-name="Standard">7 - D. de Duclaro</text:p>
      <text:p text:style-name="Standard">8 - resignacione ex causa permutacionis faciende cum duno $PhalPhilipo</text:p>
      <text:p text:style-name="Standard">9 - G. de Baillia</text:p>
      <text:p text:style-name="Standard"><text:soft-page-break/>10 - de Veniarcio / ad ecclesiam parrochialem de Eivenovilla</text:p>
      <text:p text:style-name="Standard">11 - Silvavecensis diocesis</text:p>
      <text:p text:style-name="Standard">12 - E. Fucherii</text:p>
      <text:p text:style-name="Standard">13 - J. de Sinemuro</text:p>
      <text:p text:style-name="Standard">14 - G. de Curcilis</text:p>
      <text:p text:style-name="Standard">15 - Anno psseptimo die veneris post festum beati dyoni s cpitulantibus</text:p>
      <text:p text:style-name="Standard">16 - Vi cantore</text:p>
      <text:p text:style-name="Standard">17 - J. Succentore</text:p>
      <text:p text:style-name="Standard">18 - M. de Melloto</text:p>
      <text:p text:style-name="Standard">19 - .</text:p>
      <text:p text:style-name="Standard">20 - H. de Corso</text:p>
      <text:p text:style-name="Standard">21 - G. Hamelini</text:p>
      <text:p text:style-name="Standard">22 - J. de Sinemuro</text:p>
      <text:p text:style-name="Standard">23 - G. de Lumbris</text:p>
      <text:p text:style-name="Standard">24 - H. de Culento</text:p>
      <text:p text:style-name="Standard">25 - D. de Duclaro</text:p>
      <text:p text:style-name="Standard">26 - G. de Perellis</text:p>
      <text:p text:style-name="Standard">27 - .</text:p>
      <text:p text:style-name="Standard">28 - E. Fucherii</text:p>
      <text:p text:style-name="Standard">29 - G. de Guadrellis</text:p>
      <text:p text:style-name="Standard">30 - .</text:p>
      <text:p text:style-name="Standard">31 - P. Barrerii</text:p>
      <text:p text:style-name="Standard">32 - G. Coquatricis</text:p>
      <text:p text:style-name="Standard">=FRAN_0393_09314_L.jpg=</text:p>
      <text:p text:style-name="Standard">1 - 249</text:p>
      <text:p text:style-name="Standard">2 - sz</text:p>
      <text:p text:style-name="Standard">3 - Anno xlsepamo die lune post festum beat yonisi caitbus</text:p>
      <text:p text:style-name="Standard">4 - Vi dantore</text:p>
      <text:p text:style-name="Standard">5 - J. Succentore</text:p>
      <text:p text:style-name="Standard">6 - R. Cancellario</text:p>
      <text:p text:style-name="Standard">7 - P penitenciario</text:p>
      <text:p text:style-name="Standard">8 - E. Fucherii</text:p>
      <text:p text:style-name="Standard">9 - D de Vaclaco</text:p>
      <text:p text:style-name="Standard">10 - P. Pouvrelli</text:p>
      <text:p text:style-name="Standard">11 - G. de Lumbris</text:p>
      <text:p text:style-name="Standard">12 - H. de Corso</text:p>
      <text:p text:style-name="Standard"><text:soft-page-break/>13 - G. de Baillia</text:p>
      <text:p text:style-name="Standard">14 - G. de Pellis</text:p>
      <text:p text:style-name="Standard">15 - P. Barcerii</text:p>
      <text:p text:style-name="Standard">16 - G. de Curtilis</text:p>
      <text:p text:style-name="Standard">17 - P. de Reniaco</text:p>
      <text:p text:style-name="Standard">18 - Anno xlseptimo die lune post festum beati Lace Cuvarges capitulantibus</text:p>
      <text:p text:style-name="Standard">19 - V. Cantore</text:p>
      <text:p text:style-name="Standard">20 - Des de Civilliecto ad lune post omns sanctos</text:p>
      <text:p text:style-name="Standard">21 - J. Succentore</text:p>
      <text:p text:style-name="Standard">22 - R. Cancellario</text:p>
      <text:p text:style-name="Standard">23 - P. penitenciario</text:p>
      <text:p text:style-name="Standard">24 - G. de Petellis</text:p>
      <text:p text:style-name="Standard">25 - H. de Corso</text:p>
      <text:p text:style-name="Standard">26 - G. de Baillivia</text:p>
      <text:p text:style-name="Standard">27 - E. Fucherii</text:p>
      <text:p text:style-name="Standard">28 - G. de Turre</text:p>
      <text:p text:style-name="Standard">29 - G. Hamolini</text:p>
      <text:p text:style-name="Standard">30 - Idem Focucanis</text:p>
      <text:p text:style-name="Standard">31 - G. coquatricis</text:p>
      <text:p text:style-name="Standard">=FRAN_0393_09315_L.jpg=</text:p>
      <text:p text:style-name="Standard">1 - Anno xlseptimo die mercuri post festum beati Luce euvangeris capitulantibus</text:p>
      <text:p text:style-name="Standard">2 - V. cantore</text:p>
      <text:p text:style-name="Standard">3 - inter curi et canonicum ad venis in octodiecm statu</text:p>
      <text:p text:style-name="Standard">4 - J. Succentore</text:p>
      <text:p text:style-name="Standard">5 - R. Cancellario</text:p>
      <text:p text:style-name="Standard">6 - P. penitenciario</text:p>
      <text:p text:style-name="Standard">7 - G. Coquatricis</text:p>
      <text:p text:style-name="Standard">8 - G. de Curtilis</text:p>
      <text:p text:style-name="Standard">9 - D. de Duclaro</text:p>
      <text:p text:style-name="Standard">10 - P. Barrerii</text:p>
      <text:p text:style-name="Standard">11 - P. de Roniaco</text:p>
      <text:p text:style-name="Standard">12 - D. de Quadrellis</text:p>
      <text:p text:style-name="Standard">13 - Anno xl septimo die veneris ante festum botrum Symonis et Jude apostolo capitulantibus</text:p>
      <text:p text:style-name="Standard">14 - Vi cantore</text:p>
      <text:p text:style-name="Standard">15 - J. Succentore</text:p>
      <text:p text:style-name="Standard">16 - R. Cancellario</text:p>
      <text:p text:style-name="Standard"><text:soft-page-break/>17 - P. Penitenciario</text:p>
      <text:p text:style-name="Standard">18 - D. de Quandrellis</text:p>
      <text:p text:style-name="Standard">19 - H. de Corso</text:p>
      <text:p text:style-name="Standard">20 - G. de Curcilis</text:p>
      <text:p text:style-name="Standard">21 - G. de Baillivici</text:p>
      <text:p text:style-name="Standard">22 - G. de Curre</text:p>
      <text:p text:style-name="Standard">23 - D. de Duclaro</text:p>
      <text:p text:style-name="Standard">24 - M. de Melloco</text:p>
      <text:p text:style-name="Standard">25 - G. de Pellis</text:p>
      <text:p text:style-name="Standard">26 - Gicequatricis</text:p>
      <text:p text:style-name="Standard">27 - G. de Curcilis</text:p>
      <text:p text:style-name="Standard">=FRAN_0393_09316_L.jpg=</text:p>
      <text:p text:style-name="Standard">1 - .</text:p>
      <text:p text:style-name="Standard">2 - 89.</text:p>
      <text:p text:style-name="Standard">3 - Capitulum gialilelr diei sabuti vingilim festiborum Symoni et Jude pstorum anni xvii capitulanitus</text:p>
      <text:p text:style-name="Standard">4 - Dital cantore</text:p>
      <text:p text:style-name="Standard">5 - Johanne succentore</text:p>
      <text:p text:style-name="Standard">6 - R oberto Cancellario</text:p>
      <text:p text:style-name="Standard">7 - P. Penitenciario</text:p>
      <text:p text:style-name="Standard">8 - Gierto de Turee</text:p>
      <text:p text:style-name="Standard">9 - Syono de Claro</text:p>
      <text:p text:style-name="Standard">10 - Henrico de Culento</text:p>
      <text:p text:style-name="Standard">11 - P. Barrerii.</text:p>
      <text:p text:style-name="Standard">12 - Guidoni Coquatrieis</text:p>
      <text:p text:style-name="Standard">13 - Girardo de Curtilis</text:p>
      <text:p text:style-name="Standard">14 - G. de Lumbris</text:p>
      <text:p text:style-name="Standard">15 - Syono de Cuadrellis</text:p>
      <text:p text:style-name="Standard">16 - P. de Roniaco</text:p>
      <text:p text:style-name="Standard">17 - Gilberto Hamelini</text:p>
      <text:p text:style-name="Standard">18 - Johanne de Sinemuno</text:p>
      <text:p text:style-name="Standard">19 - Ehya de Corso</text:p>
      <text:p text:style-name="Standard">20 - E. Fucherii</text:p>
      <text:p text:style-name="Standard">21 - Eneno Bohic insimuo</text:p>
      <text:p text:style-name="Standard">22 - G. de Baillivia</text:p>
      <text:p text:style-name="Standard">23 - M. de Mellato</text:p>
      <text:p text:style-name="Standard">24 - Petro de Alveto</text:p>
      <text:p text:style-name="Standard"><text:soft-page-break/>25 - B. de Pellis</text:p>
      <text:p text:style-name="Standard">26 - G. de Metello</text:p>
      <text:p text:style-name="Standard">27 - P. de Foresta</text:p>
      <text:p text:style-name="Standard">28 - .</text:p>
      <text:p text:style-name="Standard">=FRAN_0393_09317_L.jpg=</text:p>
      <text:p text:style-name="Standard">1 - Anno Domini i° ccc° xvii dmine linneprisis festum loni omu siorz capitulantibus</text:p>
      <text:p text:style-name="Standard">2 - Ditalis cantorum</text:p>
      <text:p text:style-name="Standard">3 - R. Cancellario</text:p>
      <text:p text:style-name="Standard">4 - P. Penitenciario</text:p>
      <text:p text:style-name="Standard">5 - E. de Mincello</text:p>
      <text:p text:style-name="Standard">6 - G. de Curtilis</text:p>
      <text:p text:style-name="Standard">7 - P. de Alveto</text:p>
      <text:p text:style-name="Standard">8 - G. de Pellis</text:p>
      <text:p text:style-name="Standard">9 - G. Hamelini</text:p>
      <text:p text:style-name="Standard">10 - Doyono de Claro</text:p>
      <text:p text:style-name="Standard">11 - Dyon de Quadrellis</text:p>
      <text:p text:style-name="Standard">12 - P. de Frresta</text:p>
      <text:p text:style-name="Standard">13 - P. Barreti</text:p>
      <text:p text:style-name="Standard">14 - Jhan de Sivemne</text:p>
      <text:p text:style-name="Standard">15 - G. Coquetrias</text:p>
      <text:p text:style-name="Standard">16 - J</text:p>
      <text:p text:style-name="Standard">17 - Anno xl septimo die mercurii post fesum leorum Syminis et Jude apsolox tuatibus</text:p>
      <text:p text:style-name="Standard">18 - A lauius xv.</text:p>
      <text:p text:style-name="Standard">19 - Pioti mi</text:p>
      <text:p text:style-name="Standard">20 - acobi</text:p>
      <text:p text:style-name="Standard">21 - Vi cantore</text:p>
      <text:p text:style-name="Standard">22 - dominus $Jacobus Johannes Pioci onficetur se tenuri magistro</text:p>
      <text:p text:style-name="Standard">23 - Guillelmo Jacobi Ingetratori licterarum apostolicarum in quaturi</text:p>
      <text:p text:style-name="Standard">24 - J. Succentore</text:p>
      <text:p text:style-name="Standard">25 - grisseus turienis racione ipetracionis gujusdam Vulle conguestus Rodd</text:p>
      <text:p text:style-name="Standard">26 - R. Cancellario</text:p>
      <text:p text:style-name="Standard">27 - ad voluntis una cum citatis et confectis presontis / quem tonquesi</text:p>
      <text:p text:style-name="Standard">28 - dobot reddere que creipcuriore</text:p>
      <text:p text:style-name="Standard">29 - P. Penitenciario</text:p>
      <text:p text:style-name="Standard">30 - J. de Sinemuto</text:p>
      <text:p text:style-name="Standard">31 - H. de Corso</text:p>
      <text:p text:style-name="Standard"><text:soft-page-break/>32 - G. Hamelin</text:p>
      <text:p text:style-name="Standard">33 - G. de Pellis</text:p>
      <text:p text:style-name="Standard">34 - G. de Curcilis</text:p>
      <text:p text:style-name="Standard">35 - D. de Vuclaro</text:p>
      <text:p text:style-name="Standard">36 - P. de Roniacii</text:p>
      <text:p text:style-name="Standard">=FRAN_0393_09318_L.jpg=</text:p>
      <text:p text:style-name="Standard">1 - Anno xlseptimo die bune post festum nanium ucict apituantus</text:p>
      <text:p text:style-name="Standard">2 - Vi cantore</text:p>
      <text:p text:style-name="Standard">3 - G. de Bailivia</text:p>
      <text:p text:style-name="Standard">4 - P Barreni</text:p>
      <text:p text:style-name="Standard">5 - R. de Molinis</text:p>
      <text:p text:style-name="Standard">6 - H. de Corso</text:p>
      <text:p text:style-name="Standard">7 - G. Coquatrias</text:p>
      <text:p text:style-name="Standard">8 - G. de Marcello</text:p>
      <text:p text:style-name="Standard">9 - Guillelmus $Caillio Cartillaem Giletus quie ejus filius Laubetns Lenquet</text:p>
      <text:p text:style-name="Standard">10 - G. de Curtilis</text:p>
      <text:p text:style-name="Standard">11 - Oardus de Malrensi Hamo Clericus Talellionis</text:p>
      <text:p text:style-name="Standard">12 - G. Hamelini</text:p>
      <text:p text:style-name="Standard">13 - $Efict$ qui miai</text:p>
      <text:p text:style-name="Standard">14 - G. de Lumbris</text:p>
      <text:p text:style-name="Standard">15 - nic depenere vicate am quos testes et eorum dicta pertestatus fuit dominus Michare</text:p>
      <text:p text:style-name="Standard">16 - P. de Roniaco</text:p>
      <text:p text:style-name="Standard">17 - el procurator opituli de dueudo nomine efficii haberi edclesia</text:p>
      <text:p text:style-name="Standard">18 - E. Fucherii</text:p>
      <text:p text:style-name="Standard">19 - J. de Sinemuro</text:p>
      <text:p text:style-name="Standard">20 - dies quam habeltan clerici macutinarum et perpetrus Piquet et petrus</text:p>
      <text:p text:style-name="Standard">21 - $ellim firmari Sancti Dyoneni ad die lune post festum beati Martini</text:p>
      <text:p text:style-name="Standard">22 - hyem extuntem primam die capitulari post dictum festum est contunnata</text:p>
      <text:p text:style-name="Standard">23 - et prrogerati usque ad dmio lune post festum omo in statum pactu</text:p>
      <text:p text:style-name="Standard">24 - cum procuratore $cc et magistro Guillelmo de Noviore procuratore Sancti</text:p>
      <text:p text:style-name="Standard">25 - d procunto reciam dicti Petri die martis sequenti</text:p>
      <text:p text:style-name="Standard">26 - **</text:p>
      <text:p text:style-name="Standard">27 - Anne dii die mentis ante puapoem festum bai Meturuo capitulantibus dominis</text:p>
      <text:p text:style-name="Standard">28 - Pic Cancoye</text:p>
      <text:p text:style-name="Standard">29 - d .</text:p>
      <text:p text:style-name="Standard">30 - Johanne Succentore</text:p>
      <text:p text:style-name="Standard"><text:soft-page-break/>31 - R. Cancellai</text:p>
      <text:p text:style-name="Standard">32 - P. Penitenciario</text:p>
      <text:p text:style-name="Standard">33 - P. Barreri</text:p>
      <text:p text:style-name="Standard">34 - G. de Livderi</text:p>
      <text:p text:style-name="Standard">35 - G. de Pellis</text:p>
      <text:p text:style-name="Standard">36 - G. Coqutreis</text:p>
      <text:p text:style-name="Standard">37 - G. de Turre</text:p>
      <text:p text:style-name="Standard">38 - J. de Sinenie</text:p>
      <text:p text:style-name="Standard">39 - B. de Melins</text:p>
      <text:p text:style-name="Standard">40 - G.</text:p>
      <text:p text:style-name="Standard">41 - Hamelini</text:p>
      <text:p text:style-name="Standard">42 - P. de Reniaco</text:p>
      <text:p text:style-name="Standard">43 - E. de Corso</text:p>
      <text:p text:style-name="Standard">44 - G. de Bailli</text:p>
      <text:p text:style-name="Standard">45 - G. de Curtilis</text:p>
      <text:p text:style-name="Standard">46 - G. de Mencello</text:p>
      <text:p text:style-name="Standard">47 - Ct Fudii</text:p>
      <text:p text:style-name="Standard">=FRAN_0393_09319_L.jpg=</text:p>
      <text:p text:style-name="Standard">1 - .</text:p>
      <text:p text:style-name="Standard">2 - Anne xlviii. Die unis in festum Ceeniis beat Mienu capitantibus dominis</text:p>
      <text:p text:style-name="Standard">3 - firmno Decano</text:p>
      <text:p text:style-name="Standard">4 - inter procuratore macutinarum / toucia Stephanum plesante et Stephanum de</text:p>
      <text:p text:style-name="Standard">5 - Dicalis cantere</text:p>
      <text:p text:style-name="Standard">6 - Mollitui et Johanne dictum Gastesel ad viii dies in statu preseni agtoes et</text:p>
      <text:p text:style-name="Standard">7 - Sucrenone</text:p>
      <text:p text:style-name="Standard">8 - G. Cancellario</text:p>
      <text:p text:style-name="Standard">9 - G. Salen procuratori</text:p>
      <text:p text:style-name="Standard">10 - P. Penitenciari</text:p>
      <text:p text:style-name="Standard">11 - ad lune in octo diebus iostro de libiris super trdiaus nostrim Johanni Bargeis conrta ma Bauur toy</text:p>
      <text:p text:style-name="Standard">12 - P. Barreri</text:p>
      <text:p text:style-name="Standard">13 - Johanne de Sancto Veenei proctori</text:p>
      <text:p text:style-name="Standard">14 - P. de Roniaco</text:p>
      <text:p text:style-name="Standard">15 - de Sinenio</text:p>
      <text:p text:style-name="Standard">16 - G. de Limoris</text:p>
      <text:p text:style-name="Standard">17 - G. Eoquerieis</text:p>
      <text:p text:style-name="Standard">18 - M. de Melleto</text:p>
      <text:p text:style-name="Standard"><text:soft-page-break/>19 - Dyan de Daclaro</text:p>
      <text:p text:style-name="Standard">20 - E. Fucherii</text:p>
      <text:p text:style-name="Standard">21 - H. de Couso</text:p>
      <text:p text:style-name="Standard">22 - G. Hamelini</text:p>
      <text:p text:style-name="Standard">23 - G. de Baillia</text:p>
      <text:p text:style-name="Standard">24 - anno Domini millesimo</text:p>
      <text:p text:style-name="Standard">25 - atulum</text:p>
      <text:p text:style-name="Standard">26 - G</text:p>
      <text:p text:style-name="Standard">27 - 31</text:p>
      <text:p text:style-name="Standard">28 - .</text:p>
      <text:p text:style-name="Standard">29 - de L L'aucue</text:p>
      <text:p text:style-name="Standard">=FRAN_0393_09320_L.jpg=</text:p>
      <text:p text:style-name="Standard">1 - xi</text:p>
      <text:p text:style-name="Standard">2 - .</text:p>
      <text:p text:style-name="Standard">3 - cs</text:p>
      <text:p text:style-name="Standard">4 - Capitulum genale diei une crastipi festibeati Martimi hpynem anni xvii capitulantibus dominis</text:p>
      <text:p text:style-name="Standard">5 - fimuro Decano</text:p>
      <text:p text:style-name="Standard">6 - Vitalis cantore</text:p>
      <text:p text:style-name="Standard">7 - Johanne Succentore</text:p>
      <text:p text:style-name="Standard">8 - B. Cancellario</text:p>
      <text:p text:style-name="Standard">9 - Jo. Penitenciario</text:p>
      <text:p text:style-name="Standard">10 - Gilleo de Turie infino</text:p>
      <text:p text:style-name="Standard">11 - P. Penvelli</text:p>
      <text:p text:style-name="Standard">12 - G. Behie infirme</text:p>
      <text:p text:style-name="Standard">13 - Ell Hamelini</text:p>
      <text:p text:style-name="Standard">14 - G. de Guclaie.</text:p>
      <text:p text:style-name="Standard">15 - Johanne de Sineninio</text:p>
      <text:p text:style-name="Standard">16 - J. Cameellarios</text:p>
      <text:p text:style-name="Standard">17 - P. Barreri</text:p>
      <text:p text:style-name="Standard">18 - P. de Roniaco.</text:p>
      <text:p text:style-name="Standard">19 - G. de Pellis</text:p>
      <text:p text:style-name="Standard">20 - G. de Lumoris</text:p>
      <text:p text:style-name="Standard">21 - G. de Baillivia</text:p>
      <text:p text:style-name="Standard">22 - G. de Curcilis</text:p>
      <text:p text:style-name="Standard">23 - D. de Quadrellis</text:p>
      <text:p text:style-name="Standard">24 - Gicequatricis</text:p>
      <text:p text:style-name="Standard"><text:soft-page-break/>25 - H. de Corso</text:p>
      <text:p text:style-name="Standard">26 - . de Melloto</text:p>
      <text:p text:style-name="Standard">27 - Eblo Fucherii</text:p>
      <text:p text:style-name="Standard">28 - de Mplinis</text:p>
      <text:p text:style-name="Standard">29 - de Matcello</text:p>
      <text:p text:style-name="Standard">=FRAN_0393_09321_L.jpg=</text:p>
      <text:p text:style-name="Standard">1 - 31</text:p>
      <text:p text:style-name="Standard">2 - Anno pleptimo die mattis post festum beati Martini hyeni ducantes capitulo generali per contr capitulanlibus</text:p>
      <text:p text:style-name="Standard">3 - 1</text:p>
      <text:p text:style-name="Standard">4 - Hodie fuit ordinatum quod teneatur dicto ungine illa ordina</text:p>
      <text:p text:style-name="Standard">5 - Vi. cantore</text:p>
      <text:p text:style-name="Standard">6 - cio / que funo facta upidelicet quod quilibet officiarius</text:p>
      <text:p text:style-name="Standard">7 - d</text:p>
      <text:p text:style-name="Standard">8 - 2</text:p>
      <text:p text:style-name="Standard">9 - J. Succentore</text:p>
      <text:p text:style-name="Standard">10 - accipiet per se illud quod aliud officium debebat officio</text:p>
      <text:p text:style-name="Standard">11 - quequidem ordinacio fuit compilatu per magistros Dyonisii</text:p>
      <text:p text:style-name="Standard">12 - R. Cancellario</text:p>
      <text:p text:style-name="Standard">13 - de quad cellis Dycunsium de Duclaro / et Guillelmum de Lubr</text:p>
      <text:p text:style-name="Standard">14 - P. penitenciario</text:p>
      <text:p text:style-name="Standard">15 - H. de Corso</text:p>
      <text:p text:style-name="Standard">16 - P. de Roniaco</text:p>
      <text:p text:style-name="Standard">17 - 4</text:p>
      <text:p text:style-name="Standard">18 - D. de Quadrellis</text:p>
      <text:p text:style-name="Standard">19 - E Fucherii</text:p>
      <text:p text:style-name="Standard">20 - S. de Duclaro</text:p>
      <text:p text:style-name="Standard">21 - G. de Curre infirmo</text:p>
      <text:p text:style-name="Standard">22 - E. Bobac infiruto</text:p>
      <text:p text:style-name="Standard">23 - G. de Bailivia</text:p>
      <text:p text:style-name="Standard">24 - Anno peseptimo die mercuri post festum Beatiartimi duinansis capitulo gnerali per contis capitulntibus</text:p>
      <text:p text:style-name="Standard">25 - Vi cantore</text:p>
      <text:p text:style-name="Standard">26 - J. Succentore</text:p>
      <text:p text:style-name="Standard">27 - R. Cancellario</text:p>
      <text:p text:style-name="Standard">28 - Penitenciario</text:p>
      <text:p text:style-name="Standard"><text:soft-page-break/>29 - P. de Roniaco</text:p>
      <text:p text:style-name="Standard">30 - G. de Curcilis</text:p>
      <text:p text:style-name="Standard">31 - G. de Lumbris</text:p>
      <text:p text:style-name="Standard">=FRAN_0393_09322_L.jpg=</text:p>
      <text:p text:style-name="Standard">1 - 2s.</text:p>
      <text:p text:style-name="Standard">2 - Anno xl septo die veneris post festum beati Martini Hyemialis capiulanlibus</text:p>
      <text:p text:style-name="Standard">3 - Vi cantore</text:p>
      <text:p text:style-name="Standard">4 - J.Succentore</text:p>
      <text:p text:style-name="Standard">5 - R. Cancellario</text:p>
      <text:p text:style-name="Standard">6 - Petro printii</text:p>
      <text:p text:style-name="Standard">7 - E. Fucheris</text:p>
      <text:p text:style-name="Standard">8 - G. de Baillivia</text:p>
      <text:p text:style-name="Standard">9 - Gicoquatricio</text:p>
      <text:p text:style-name="Standard">10 - P. Pouvrelli</text:p>
      <text:p text:style-name="Standard">11 - H. de Corso</text:p>
      <text:p text:style-name="Standard">12 - P. de Roniaco</text:p>
      <text:p text:style-name="Standard">13 - $P. Pouvrelli</text:p>
      <text:p text:style-name="Standard">14 - J. de Sinenino</text:p>
      <text:p text:style-name="Standard">15 - D. de Duclaro</text:p>
      <text:p text:style-name="Standard">16 - G. de Lumbris</text:p>
      <text:p text:style-name="Standard">17 - G. de Crctils</text:p>
      <text:p text:style-name="Standard">18 - G. de Marcello</text:p>
      <text:p text:style-name="Standard">19 - D. de Quadrellis</text:p>
      <text:p text:style-name="Standard">20 - die sabbati dominus Johanne Pioci viluit et csensit quod curatus deserviet curam Sancti Bene dicti Dinedo</text:p>
      <text:p text:style-name="Standard">21 - reddendo eidem summa quolibet teruo et volurit ejur obligari ad hoc et ad dedampnificandm</text:p>
      <text:p text:style-name="Standard">22 - ipsius irgu quosttuque. Iem fiat lictera quod curatus tenetur eidem domino Johanni in</text:p>
      <text:p text:style-name="Standard">23 - al</text:p>
      <text:p text:style-name="Standard">24 - Anno xl septimo vie lune aute festum beati Olementis capituli</text:p>
      <text:p text:style-name="Standard">25 - V. cantore</text:p>
      <text:p text:style-name="Standard">26 - J. Succentore</text:p>
      <text:p text:style-name="Standard">27 - R. Cancellario</text:p>
      <text:p text:style-name="Standard">28 - P. Penitenciario</text:p>
      <text:p text:style-name="Standard">29 - P. Pruvrelli</text:p>
      <text:p text:style-name="Standard">30 - H. de Culento</text:p>
      <text:p text:style-name="Standard">31 - D. de Quadrellis</text:p>
      <text:p text:style-name="Standard"><text:soft-page-break/>32 - H. de Corse</text:p>
      <text:p text:style-name="Standard">33 - G. de Baillivia</text:p>
      <text:p text:style-name="Standard">34 - P. de Sinemuro</text:p>
      <text:p text:style-name="Standard">=FRAN_0393_09323_L.jpg=</text:p>
      <text:p text:style-name="Standard">1 - *</text:p>
      <text:p text:style-name="Standard">2 - Anno xlseptimo due mercuriis ante festum beati Clementis capltlbis</text:p>
      <text:p text:style-name="Standard">3 - Aidre</text:p>
      <text:p text:style-name="Standard">4 - Vi. Cantors</text:p>
      <text:p text:style-name="Standard">5 - dominus Johannes Pioti Recogis se teneri Johanni de Laucerna in in</text:p>
      <text:p text:style-name="Standard">6 - J. Succentore</text:p>
      <text:p text:style-name="Standard">7 - D de Quadrellis</text:p>
      <text:p text:style-name="Standard">8 - H. de Corso</text:p>
      <text:p text:style-name="Standard">9 - G. de Baillia</text:p>
      <text:p text:style-name="Standard">10 - H. de Culento</text:p>
      <text:p text:style-name="Standard">11 - G. de Curcilis</text:p>
      <text:p text:style-name="Standard">12 - P. Pouvrelli</text:p>
      <text:p text:style-name="Standard">13 - G. de Lumbris</text:p>
      <text:p text:style-name="Standard">14 - D. de Duclaro</text:p>
      <text:p text:style-name="Standard">15 - P. de Roniaco</text:p>
      <text:p text:style-name="Standard">16 - E. Fucherii</text:p>
      <text:p text:style-name="Standard">17 - G. Hamelini</text:p>
      <text:p text:style-name="Standard">18 - Anno ylseptimo die lune post festum Beate Kachine Virgini capitulatlbis</text:p>
      <text:p text:style-name="Standard">19 - vi cantore.</text:p>
      <text:p text:style-name="Standard">20 - J. Succentore</text:p>
      <text:p text:style-name="Standard">21 - Joveta interrogata utrum quictabat dominum Grorgui</text:p>
      <text:p text:style-name="Standard">22 - de omnibus injuris sibi illatis dixit quod non</text:p>
      <text:p text:style-name="Standard">23 - P. penitenciario</text:p>
      <text:p text:style-name="Standard">24 - E. Fucherii</text:p>
      <text:p text:style-name="Standard">25 - eban</text:p>
      <text:p text:style-name="Standard">26 - G. de Baillivia</text:p>
      <text:p text:style-name="Standard">27 - Hodie matr et filia randerunt quod aichil per</text:p>
      <text:p text:style-name="Standard">28 - H. de Corso</text:p>
      <text:p text:style-name="Standard">29 - a prisionnarum presentbus camerario laico Hanione salei et</text:p>
      <text:p text:style-name="Standard">30 - G. de Marcello</text:p>
      <text:p text:style-name="Standard">31 - Mar</text:p>
      <text:p text:style-name="Standard">32 - P. de Roniaco</text:p>
      <text:p text:style-name="Standard"><text:soft-page-break/>33 - Philipotus justiciabilis domini cantoris tamquam famibaris</text:p>
      <text:p text:style-name="Standard">34 - J. de Finemuno</text:p>
      <text:p text:style-name="Standard">35 - ritat $et dixi</text:p>
      <text:p text:style-name="Standard">36 - P. Pouvrelli</text:p>
      <text:p text:style-name="Standard">37 - G. Hamelini</text:p>
      <text:p text:style-name="Standard">38 - omne cause docte mricuriis in statu in quo suns</text:p>
      <text:p text:style-name="Standard">39 - G. de Curcilis</text:p>
      <text:p text:style-name="Standard">40 - perimus Bongis de Civilliaco tumquam justiciabilis capituli</text:p>
      <text:p text:style-name="Standard">41 - G. de Lumbris</text:p>
      <text:p text:style-name="Standard">42 - reandit et dixit per suum jurenatum</text:p>
      <text:p text:style-name="Standard">43 - Gi. coquatricis</text:p>
      <text:p text:style-name="Standard">44 - R. de Molinis</text:p>
      <text:p text:style-name="Standard">45 - Camerarius $clracis laius se focit plegium de readducendo dictum</text:p>
      <text:p text:style-name="Standard">46 - perrivum et de staudo juri et sic habunit elargicionem</text:p>
      <text:p text:style-name="Standard">47 - per villum Par.</text:p>
      <text:p text:style-name="Standard">48 - Sante Totus Buit clarii prseons proali en hat ili</text:p>
      <text:p text:style-name="Standard">=FRAN_0393_09324_L.jpg=</text:p>
      <text:p text:style-name="Standard">1 - ner ec ad altar</text:p>
      <text:p text:style-name="Standard">2 - sz</text:p>
      <text:p text:style-name="Standard">3 - cestes pro tuct pro parte domini Bnardi sacuste dce $perbnp dene fecit defavri an capituli</text:p>
      <text:p text:style-name="Standard">4 - unt pee missas in sef</text:p>
      <text:p text:style-name="Standard">5 - hallius in retum Sancti Mederic</text:p>
      <text:p text:style-name="Standard">6 - dominus Laudeucius de Templo canonicus dicte ecclesie facti Medici deponit per suum auraiatum se vidisse a tris</text:p>
      <text:p text:style-name="Standard">7 - annis actra ben deserviri in dictu captuli e t posuit ad desermendum pro ipse domino</text:p>
      <text:p text:style-name="Standard">8 - nardo in ipsa per aliquod compus dominum Guillelmum de Fosato et post ipssum per aliquod compus</text:p>
      <text:p text:style-name="Standard">9 - t i fao$ Calvomonte et per dominum Gerardum de Busco qui bene dosuvunt ibudem dicit</text:p>
      <text:p text:style-name="Standard">10 - camen quod non vidit dictum dominum Bernardum residentem in ipsa nisi p dies vel circit / quandem</text:p>
      <text:p text:style-name="Standard">11 - Gi Parisius de Patria sui</text:p>
      <text:p text:style-name="Standard">12 - magister Martinus Le Chevenacier canonici dicto dacta Sancti Mederici dicit per suum seben scire quod dicta</text:p>
      <text:p text:style-name="Standard">13 - capinania fuit et est licena deservita a tribus annis citrato e de illo tempre non retoli</text:p>
      <text:p text:style-name="Standard">14 - et scot beni quod non rosedit in ipsa nisi aliquocies per xv dies quada de retrapacria</text:p>
      <text:p text:style-name="Standard">15 - ppetrus Frater vicarius in ipsa octsa et productus dicit quod ug sunt octo ecum elapsi ul</text:p>
      <text:p text:style-name="Standard">16 - cirnter a compre quo rosedit in dicta octa / et per ab illo temipre vidit in ta ben deserviri</text:p>
      <text:p text:style-name="Standard"><text:soft-page-break/>17 - decrb o pro det cum Benardum sot per certos capellanos quos ipse dominus Bernardus deputabat</text:p>
      <text:p text:style-name="Standard">18 - scivitit per dominos Gaullelumm de Fossto Alanu de Taliomonte et Geracu de Bosti</text:p>
      <text:p text:style-name="Standard">19 - taliquos alios de qono noibus non recolit</text:p>
      <text:p text:style-name="Standard">20 - c Actus dominus Gerardus de Bosco residens in dicta ecclesia axxa anis citra et qui</text:p>
      <text:p text:style-name="Standard">21 - nunc desesvnt ut s</text:p>
      <text:p text:style-name="Standard">22 - en capellaniam vidit a cempero per dicto bene desuni an</text:p>
      <text:p text:style-name="Standard">23 - d Bnells de Prb dl quos ad ho deputabat dictus dominus Hernardus tam per</text:p>
      <text:p text:style-name="Standard">24 - dictis pre biytros superius nominatos quam per aliquos alios de quoro nominibus nay retel</text:p>
      <text:p text:style-name="Standard">25 - dicons quod ipss met et bne desuit nunc in et</text:p>
      <text:p text:style-name="Standard">26 - dominus Johannes de Salvus preslurii te productis jur et dilecti emp dicit per suum juramentum quod sun</text:p>
      <text:p text:style-name="Standard">27 - rrga Sancti Mederici et $ai$</text:p>
      <text:p text:style-name="Standard">28 - Beonic mo</text:p>
      <text:p text:style-name="Standard">29 - um olapsi a d</text:p>
      <text:p text:style-name="Standard">30 - b ls Bdli in e ecclesia atu</text:p>
      <text:p text:style-name="Standard">31 - cipio vidit quod idem dominus Bernardus $B deserviebat in ea in suapropria perstna</text:p>
      <text:p text:style-name="Standard">32 - ostunod vidit in ea defanti per dctuum Johanne Lombardi</text:p>
      <text:p text:style-name="Standard">33 - R. aliquod tempus</text:p>
      <text:p text:style-name="Standard">34 - porum deputatum ab ipso domino Bernarde nequevute resudere et postmodum per dominum</text:p>
      <text:p text:style-name="Standard">35 - Guillelmum Auger et per alios presbyteros superius nominatos per testes precet</text:p>
      <text:p text:style-name="Standard">36 - Dominus Syimin Andree presbyter ter predictus juranis et dit extra deim per suum aurania qo xxx anni sunt elapsi a tempore quaenit</text:p>
      <text:p text:style-name="Standard">37 - frequentare ecclesiam Sancto Medricii Pariensie in quaa extitet beneffrari et extune continue cam frequentavit et ad huc frequentat</text:p>
      <text:p text:style-name="Standard">38 - et ibi habus fustentis suam et scit bene ut di quod sunt vn xxv anni elapsi vel circiter acepre quo benardus saesto</text:p>
      <text:p text:style-name="Standard">39 - habuit capellaniam Sancti Michaelis in dicta ecclesia Sancti Medricii et scit quod acenpre quo ipsa habuit usque nmno ipse dominus Bernardus</text:p>
      <text:p text:style-name="Standard">40 - fecit bene dserviti in dictus capellania de trib missis in septimana / ad quas est onata dicens pro non est capellan</text:p>
      <text:p text:style-name="Standard">41 - n dicta ecclesia ita bene deservita ret vidit tam et di diserviti per dominum Guillelmum Augatum et Guillelmum de Sossaco et</text:p>
      <text:p text:style-name="Standard">42 - Verardum de Bosco et per aliquos alios de quorum nominibus non recolit</text:p>
      <text:p text:style-name="Standard">43 - Snctm dominus Guillelmus Brotot in dicto ecclesia benefiro tet predictus jurisis t dimlecteri exoa dmie persur juramentum por vene scire quod dicta cape</text:p>
      <text:p text:style-name="Standard">44 - ab octo aomns citra fuit ben deservita de tribus missis in sestaiis nam ab illo tepre à quod venit moratur in dicta ecclesia</text:p>
      <text:p text:style-name="Standard">45 - vidit eum bene deserviri pro dictos dominos Guillelmum de Fossaco Alanu de Calvomonteet Gerardis de Bosco</text:p>
      <text:p text:style-name="Standard"><text:soft-page-break/>46 - dominus Guillelmus Anglicus presbyter resideres in dicta ecclsasacimedici à xxv lunis citra cotume ub haliet sistentatinm et</text:p>
      <text:p text:style-name="Standard">47 - arii et dilectir exo domio se ven scire quod dicta capellanies a xx anis citra fuit bene concunue deservita de tribus missis in scpe</text:p>
      <text:p text:style-name="Standard">48 - m qua que loii xiiii arni funt elapsi deservivit in dicta capellania per v annos continus bene et debite et quado eau</text:p>
      <text:p text:style-name="Standard">49 - divisit deservirt vidit quod dominus Gui</text:p>
      <text:p text:style-name="Standard">50 - nunc bienei per septe anons concunue etposcundum vidlice</text:p>
      <text:p text:style-name="Standard">51 - T. de sern</text:p>
      <text:p text:style-name="Standard">52 - Alaut</text:p>
      <text:p text:style-name="Standard">53 - Bibet et deserviu per dominum vialdio</text:p>
      <text:p text:style-name="Standard">54 - xx s.</text:p>
      <text:p text:style-name="Standard">55 - m</text:p>
      <text:p text:style-name="Standard">=FRAN_0393_09325_L.jpg=</text:p>
      <text:p text:style-name="Standard">1 - Anno xlvii. die mercuris post festum le Batine vigincapitulantibus</text:p>
      <text:p text:style-name="Standard">2 - Vi cantore</text:p>
      <text:p text:style-name="Standard">3 - Hodie fuit facta elargicio prisionis domino Geoigio mercatori per claustrum itaq</text:p>
      <text:p text:style-name="Standard">4 - J. Succentore</text:p>
      <text:p text:style-name="Standard">5 - non intrabit ecclesiam / et fuit dies sibi assenti ad lune</text:p>
      <text:p text:style-name="Standard">6 - P. Pexitencia</text:p>
      <text:p text:style-name="Standard">7 - E. Fucherii</text:p>
      <text:p text:style-name="Standard">8 - G. de Pellis</text:p>
      <text:p text:style-name="Standard">9 - Et fuerunt plegii proisois adducondum ad dies venenabibis viri domini Petrus de Ro</text:p>
      <text:p text:style-name="Standard">10 - H. de Couso</text:p>
      <text:p text:style-name="Standard">11 - mato et Gerardus de Curtils canonici Par.</text:p>
      <text:p text:style-name="Standard">12 - G. de Ballivia</text:p>
      <text:p text:style-name="Standard">13 - G. de Marcello</text:p>
      <text:p text:style-name="Standard">14 - Iem macicocia vacans per morte Michaelis de Liricantu fuit collacio</text:p>
      <text:p text:style-name="Standard">15 - G. Hamelini</text:p>
      <text:p text:style-name="Standard">16 - odino Pellipario</text:p>
      <text:p text:style-name="Standard">17 - G. de Curcilis</text:p>
      <text:p text:style-name="Standard">18 - G. de Lumbris</text:p>
      <text:p text:style-name="Standard">19 - Item arrestum appositum in fructibus capellanius domini Benardi sacriste fuit</text:p>
      <text:p text:style-name="Standard">20 - J. de Sinemuro</text:p>
      <text:p text:style-name="Standard">21 - amotum / et presentavit ad deservendum per ipsi dominum Gerardum de Bosco</text:p>
      <text:p text:style-name="Standard">22 - R. de Molinis</text:p>
      <text:p text:style-name="Standard">23 - P. de Reniaco</text:p>
      <text:p text:style-name="Standard"><text:soft-page-break/>24 - dicens se non tenere residere cum esset collecton pro domino papa deputa</text:p>
      <text:p text:style-name="Standard">25 - D. de Duclaro</text:p>
      <text:p text:style-name="Standard">26 - prout dicobagstare per licteras apostolicas / quas ibidem exhibuit et quarum</text:p>
      <text:p text:style-name="Standard">27 - tenor sequitar in hec vorba</text:p>
      <text:p text:style-name="Standard">28 - Vemens epscopus servis servorum Dei dilecto filio Bervardo sacuste canonico ecclesie beati Stephani de Domin</text:p>
      <text:p text:style-name="Standard">29 - regis bituriis diocesis salutem et apostolicam venenab Bue probitatis meritis inducimur ut nos super cuis</text:p>
      <text:p text:style-name="Standard">30 - omptuntatibus reperias quantum cum Deo possumus liberales. hinc est quod nos cuis supplica</text:p>
      <text:p text:style-name="Standard">31 - comnibus inclinati auctoritate tibi presencium indulgenti / ut cu que per dilectum filium Stephanum Chautardi canonici</text:p>
      <text:p text:style-name="Standard">32 - vituri quorumdam provenituum et bonorm ad nos et ecclesiam Romans seu camerar nostram in certis</text:p>
      <text:p text:style-name="Standard">33 - promuciis civitatibus et diocesis spectancium / collectorem auctoritate apostolica deputatum / sub collectonm sicu</text:p>
      <text:p text:style-name="Standard">34 - accepimus constitutus existis quamdui in negocio rm nos et ecclesiam seu cameram predicti tanget</text:p>
      <text:p text:style-name="Standard">35 - per eundem collectorem tibi commissorum vel committendorum impostero prosecucione perstitis frnctus</text:p>
      <text:p text:style-name="Standard">36 - redditus et proventus beneficiorum cuorum ecclesiasticarum que nunc in quibusuis ecclesiis obtures</text:p>
      <text:p text:style-name="Standard">37 - ilimposter obtinebis / eciam si dignitates vel partus aut officia existat et curam habeant</text:p>
      <text:p text:style-name="Standard">38 - animarum dominio do dignitates hujusmodi in cathedralibus post prntificales majores vel in cellegii</text:p>
      <text:p text:style-name="Standard">39 - tis ecclesis principales non existat cum ea integrtate quamduu pro prosecucione et expedicionem</text:p>
      <text:p text:style-name="Standard">40 - negociorum predictorum eisdem insistes obsequiis libere percipere valcas cocidianis distribucionibus</text:p>
      <text:p text:style-name="Standard">41 - dumitaxat exceptis cum qua illos prociperes si in dictis ecclesiis Paaliter resideres et ad refacam</text:p>
      <text:p text:style-name="Standard">42 - rosidedum interim in eisdem eccess nune tenearis / neque ad id a quoquam invitus valed</text:p>
      <text:p text:style-name="Standard">43 - coartari. non obstantibus si in eisdem ecclesiis primam non feceris perale residenciam consucta</text:p>
      <text:p text:style-name="Standard">44 - ac quibuscunque statutis et consueandibus dictarum ecclesiarum contrariis juraimento confumacioni</text:p>
      <text:p text:style-name="Standard">45 - apostolica vel quacuque fimitate alia roboratis / eciam si de illis servandis et non impetrandi</text:p>
      <text:p text:style-name="Standard">46 - listris apostolicis contra ea et ipsis litteris non vitendo / eciam ab alio vel aliis impetratis percen</text:p>
      <text:p text:style-name="Standard">47 - perin curonem cuum prestiteris hactenus vel impo sacorum te prestare contigerit forsitan juramen</text:p>
      <text:p text:style-name="Standard">48 - sen si locorum Ordinariis a sede apostolica sic concessum vel imposterum concedi contins</text:p>
      <text:p text:style-name="Standard">49 - bs vel officiai</text:p>
      <text:p text:style-name="Standard">50 - quod canonicos et parima ecciaum suarum civitatum et diocesis eciam in vignitatibus per</text:p>
      <text:p text:style-name="Standard">51 - constitutos per subtractionem proventuum suorum ecclesiasticorum vel alias possunt compellen</text:p>
      <text:p text:style-name="Standard"><text:soft-page-break/>52 - ad residendum paltiumm eisdem Aut si eisdem ordinariis et dilectis filiis capitulis cannei</text:p>
      <text:p text:style-name="Standard">53 - eccasarum vel quibusvis aliis communiter vel divisim a prefata sit si de nedultum vel impostet</text:p>
      <text:p text:style-name="Standard">54 - indulgi contingat quod canonicis et personis earumdem ecclesiarum eciam in dignitatibus personat</text:p>
      <text:p text:style-name="Standard">=FRAN_0393_09326_L.jpg=</text:p>
      <text:p text:style-name="Standard">1 - bns officiis constitutis non residentibus in eisdem vel qui primam in eis non fecerint persornalem</text:p>
      <text:p text:style-name="Standard">2 - dencia consuetam / fructus redditus et preventus beneficiorum suarum dictarum ecclesiarum ministrare in ac</text:p>
      <text:p text:style-name="Standard">3 - sencia manime teneantur / et ad id compelli non possunt per licteras apostolicas non facientes</text:p>
      <text:p text:style-name="Standard">4 - plenam et expressam ac de verbo ad verbum de Adulco hujusmodi mencionem et quibuslibet alii</text:p>
      <text:p text:style-name="Standard">5 - privilegii injulgenciis et litteris apostolicis generalibus vel specialibus quorumcunque tenors existant</text:p>
      <text:p text:style-name="Standard">6 - pro que presentibus non expressa / vel totaliter non inserta effectus car impediri valeat Gllite</text:p>
      <text:p text:style-name="Standard">7 - vel diffede et de quibus quorque cotis tenoribus habenda sic in nostris licteris mencio specialis pro</text:p>
      <text:p text:style-name="Standard">8 - vis in hujusmodi beneficia debitis interim non fraudentur obsequiis / et animarum cura in eis</text:p>
      <text:p text:style-name="Standard">9 - s illa innet nullatenus negligatur sed per bonos et sufficientes vicaricis qui</text:p>
      <text:p text:style-name="Standard">10 - bus de beneficiaris isorum proventibus necria congrue ministrentur viligenter exerceant</text:p>
      <text:p text:style-name="Standard">11 - et deserviatim iibi laudabiliter in domino Nllesi orgo omni hominum licrat hauc pagina</text:p>
      <text:p text:style-name="Standard">12 - nostre concessiuis infruigere vel ei ausu temeriario contiture / Si quis auctem hoc acceptanr</text:p>
      <text:p text:style-name="Standard">13 - isserit incriquacionem onipotentis Dei et beattrum Petri Et Pauli aposolorm ejus se</text:p>
      <text:p text:style-name="Standard">14 - novit monsar / datum Aninon xiii kalendas junii pontiaus nostri anno tercis</text:p>
      <text:p text:style-name="Standard">15 - lictera veo executoris siomapit</text:p>
      <text:p text:style-name="Standard">16 - Clemens episcopus servis servorim Dei venenariis fracri. episcopo Formiliensi et dilectis filiis Sancti</text:p>
      <text:p text:style-name="Standard">17 - Martini Leuovicensis et Sancti Genulphi dicuriis diocesis monasterioris / abbatibus salutem et apostolicam</text:p>
      <text:p text:style-name="Standard">18 - venenals probitatis mericis dilecti filii Bernardi sacriste canonici Ecclesie beati Stephani</text:p>
      <text:p text:style-name="Standard">19 - de divo regis Bituriis diocesis inducinir ut ipse nos super suis oportunitatibus reperias</text:p>
      <text:p text:style-name="Standard">20 - quantum cum Des possumus liberales . Huitest quod nos ipsius uenardi supplicacionibus</text:p>
      <text:p text:style-name="Standard">21 - inclinaci auctoritate sibi licterarum marum / duximus indulgendum ut quae qui per dilectum filim</text:p>
      <text:p text:style-name="Standard">22 - Stephanum Chautardi conicum baturii / quorumdem proventuum et bonorum ad nos et ecclesia</text:p>
      <text:p text:style-name="Standard">23 - Roman seu cameram nostram in certis proveinciis civitatibus et diocesis spectantium vollet</text:p>
      <text:p text:style-name="Standard">24 - rem auctoritate apostolica / deputatu / sub collector sicut accepimus constitutus exisat et</text:p>
      <text:p text:style-name="Standard">25 - Et sac terminatur / Quocirca discrecioni nostre per apostolica scripta mandamus / quatinus nos vel duu</text:p>
      <text:p text:style-name="Standard">26 - aut unus vestrum per vos vel alium seu alios eidem Bernardo vel procuratore suo ejus nomne facia</text:p>
      <text:p text:style-name="Standard">27 - tis auctoritate nostra predictos fructus redditus et proventus / quamduu in negociorum predicta</text:p>
      <text:p text:style-name="Standard"><text:soft-page-break/>28 - prosecucione perstitent juxta hujusmodi nostre concessonis tenorem incegre ministraii non e</text:p>
      <text:p text:style-name="Standard">29 - stantibus omnibus supradictis seu si eisdem orimariis et capitulis vel quibusvis alii</text:p>
      <text:p text:style-name="Standard">30 - commune vel dausim / à sede sio indultum predicta quod interdici suspendi vel exconici</text:p>
      <text:p text:style-name="Standard">31 - ri noen possint per licteras apostolicas non facientes plenam et expressam / ac de verbo cum</text:p>
      <text:p text:style-name="Standard">32 - verbum / de indulto hujusmodi mencione contradtores auctoritate nostr appellacione posepo</text:p>
      <text:p text:style-name="Standard">33 - ta compestendo. Datum Aunnoni xiii kalenda junii poncificatus nostr anno cercie</text:p>
      <text:p text:style-name="Standard">34 - dominus Jacobus Beliardi presbyter capellanus ad dictum altare Sanca Michaelis testis productuis juratus et diligentr</text:p>
      <text:p text:style-name="Standard">35 - examinatus dicit per suum juramentum quod ipse venit moraturum in ecclesia Sancti Mederici sex anni vel cuciere sunt</text:p>
      <text:p text:style-name="Standard">36 - elapsi et à tempore predicto vidit in dicta capellania dicti domini Bernardi bene deserviti de tribus missis</text:p>
      <text:p text:style-name="Standard">37 - septimana contunue primo per dominum Guillelmum de Fossato postmodum per dominum Alanum de Calvomous</text:p>
      <text:p text:style-name="Standard">38 - n</text:p>
      <text:p text:style-name="Standard">39 - per dominum Gerardum de Bosco</text:p>
      <text:p text:style-name="Standard">40 - pcionis et samia publica in omna ecclesia quo in a apmus in dicta sua</text:p>
      <text:p text:style-name="Standard">41 - appellania de tribus missis in septimana</text:p>
      <text:p text:style-name="Standard">42 - vminis</text:p>
      <text:p text:style-name="Standard">43 - clerici quam laic eiclsia eciam candelarie testificantir quod idem dominius Bernardus</text:p>
      <text:p text:style-name="Standard">44 - c diserviti bene in dicta sua capellania de cribus missis in septimana et quod</text:p>
      <text:p text:style-name="Standard">=FRAN_0393_09327_L.jpg=</text:p>
      <text:p text:style-name="Standard">1 - aliqua capellana i servita in ipsa ecclesia</text:p>
      <text:p text:style-name="Standard">2 - Item vir venerabis et discretus magister Petrus Casalis canonicus et penitenciarius Paris deis</text:p>
      <text:p text:style-name="Standard">3 - int quod idem dominus Bernardus cum dicta capellania fuit sibi collata jutratus fuit cum ipso</text:p>
      <text:p text:style-name="Standard">4 - sex</text:p>
      <text:p text:style-name="Standard">5 - nos / et quod jurantibus illis sex annis ipse dominus Bernardus ibat per tres vices in septimana deseru</text:p>
      <text:p text:style-name="Standard">6 - re dicte capillanie in sua perpria persona</text:p>
      <text:p text:style-name="Standard">7 - Item ipse dominus Bernardus dicit quod post illud tempus resedit personaliter in dicta ecclesia Sanco</text:p>
      <text:p text:style-name="Standard">8 - Mederia deserviens dicte capellanie per quatuor annos contunuos</text:p>
      <text:p text:style-name="Standard">9 - anno xlvii° lie dominica seradie decembris / dominus Martinus Fabri de Melloco presbyter capellanie</text:p>
      <text:p text:style-name="Standard">10 - perpetue capellanie ad altare beati Michaelis in ecclesia Par.ensi constituit procuratore suum dorm venrabilis</text:p>
      <text:p text:style-name="Standard">11 - discretum dominum suum magistrum Martinum de Melloto canonicums Par. / ad resignandum in manibus</text:p>
      <text:p text:style-name="Standard"><text:soft-page-break/>12 - pasio seu cujuscumque super hoc iptatem habentis simpliciter seu ex causa permutaciones proveci ips domini</text:p>
      <text:p text:style-name="Standard">13 - videbitur expodire presentibus H. Auger et Y. Mari</text:p>
      <text:p text:style-name="Standard">14 - Anni xlvii° die lunei ante festum beati Nicolai capituli</text:p>
      <text:p text:style-name="Standard">15 - et sex d</text:p>
      <text:p text:style-name="Standard">16 - Vi. Cantore</text:p>
      <text:p text:style-name="Standard">17 - Johannes Sidre quictat dominum Johannem Pioti de tribus solidis</text:p>
      <text:p text:style-name="Standard">18 - quos debebat sibi $de$t$ a decem annis vel cirat</text:p>
      <text:p text:style-name="Standard">19 - J. Sugcentore</text:p>
      <text:p text:style-name="Standard">20 - R. Cancellario</text:p>
      <text:p text:style-name="Standard">21 - P. Penitericiario</text:p>
      <text:p text:style-name="Standard">22 - cc x ga co de sos marat</text:p>
      <text:p text:style-name="Standard">23 - P. Barrerii</text:p>
      <text:p text:style-name="Standard">24 - J. de Sinemuro</text:p>
      <text:p text:style-name="Standard">25 - D. de Duclaro</text:p>
      <text:p text:style-name="Standard">26 - quo vesperis ad Barram Magistri G. de Curtils et P. de Bean</text:p>
      <text:p text:style-name="Standard">27 - G. Hamelini</text:p>
      <text:p text:style-name="Standard">28 - maco Comissis fecunt elargicionem prisionniu domino Geo igistro Micato</text:p>
      <text:p text:style-name="Standard">29 - H. de Corso</text:p>
      <text:p text:style-name="Standard">30 - uvicumque voluerit ne usque ad diem hodi in mensem ita quod a</text:p>
      <text:p text:style-name="Standard">31 - G. de Baillia</text:p>
      <text:p text:style-name="Standard">32 - mensem de die hoc debet p pere eorum dictis commissars ad die m</text:p>
      <text:p text:style-name="Standard">33 - R. de Molinis</text:p>
      <text:p text:style-name="Standard">34 - et c sub patua vanicius et quicii iam de sibu imports et sinat</text:p>
      <text:p text:style-name="Standard">35 - E. Fucherii</text:p>
      <text:p text:style-name="Standard">36 - .</text:p>
      <text:p text:style-name="Standard">37 - de lberata ejis lens sue</text:p>
      <text:p text:style-name="Standard">38 - G. Coquatrias</text:p>
      <text:p text:style-name="Standard">39 - G. de Curcilis</text:p>
      <text:p text:style-name="Standard">40 - P. de Roniaco</text:p>
      <text:p text:style-name="Standard">41 - D. de Quadrellis</text:p>
      <text:p text:style-name="Standard">42 - G. de Lumbris</text:p>
      <text:p text:style-name="Standard">=FRAN_0393_09328_L.jpg=</text:p>
      <text:p text:style-name="Standard">1 - Anno xlviii° die veneris ante festum beat Thome apost lapitulantibus</text:p>
      <text:p text:style-name="Standard">2 - decano</text:p>
      <text:p text:style-name="Standard">3 - Vi. Cantore</text:p>
      <text:p text:style-name="Standard"><text:soft-page-break/>4 - ad xv dies inter procuratorie et curatum Sancti Johanne in gravia in statu et interim est gri</text:p>
      <text:p text:style-name="Standard">5 - J. Succentore</text:p>
      <text:p text:style-name="Standard">6 - quod decanus Par. et G. Hamelin inquirante vlitats soano et deplane etc.</text:p>
      <text:p text:style-name="Standard">7 - R. Cancellario</text:p>
      <text:p text:style-name="Standard">8 - ad vonis poust ephan haberam ad de Liricantu presentes in statu</text:p>
      <text:p text:style-name="Standard">9 - P. penitenciario</text:p>
      <text:p text:style-name="Standard">10 - ad mercu post crcunss man</text:p>
      <text:p text:style-name="Standard">11 - P. de Roniaro</text:p>
      <text:p text:style-name="Standard">12 - ordinatum est quod habeant hoc vire de gracia speciali</text:p>
      <text:p text:style-name="Standard">13 - dans ser l</text:p>
      <text:p text:style-name="Standard">14 - G. Hamclini</text:p>
      <text:p text:style-name="Standard">15 - G. de Lumbris</text:p>
      <text:p text:style-name="Standard">16 - G. de Curcilis</text:p>
      <text:p text:style-name="Standard">17 - PPouvrelli</text:p>
      <text:p text:style-name="Standard">18 - anno Domini millellimo Ccco quadragelimo quinto</text:p>
      <text:p text:style-name="Standard">19 - D. de Quadrellis</text:p>
      <text:p text:style-name="Standard">20 - J. de Sinemuro</text:p>
      <text:p text:style-name="Standard">21 - anno Domini millelimo ccc quadrages</text:p>
      <text:p text:style-name="Standard">22 - a anno Domini nillesim ccco quinquagesimo scundo</text:p>
      <text:p text:style-name="Standard">23 - Anno Alseptimo die lunds antefestum beati Thome apos aiuatibus</text:p>
      <text:p text:style-name="Standard">24 - Vi. cantore</text:p>
      <text:p text:style-name="Standard">25 - Hodie magister Guillelmus de Baillivia tradi dit denaro Dei de domo Johann</text:p>
      <text:p text:style-name="Standard">26 - J. Succentore</text:p>
      <text:p text:style-name="Standard">27 - de Grayaci</text:p>
      <text:p text:style-name="Standard">28 - R. Cancellario</text:p>
      <text:p text:style-name="Standard">29 - P. Barrerii</text:p>
      <text:p text:style-name="Standard">30 - Item Guillelmus Paluiii fuit absolutus a suis exccus pro contunuaru ales</text:p>
      <text:p text:style-name="Standard">31 - Gicoquatutis</text:p>
      <text:p text:style-name="Standard">32 - procuratoris nostri domnis domini Gllerti Johannis ad mandatum Magitri Gicardi de</text:p>
      <text:p text:style-name="Standard">33 - G. de Pellis</text:p>
      <text:p text:style-name="Standard">34 - G. de Baillia</text:p>
      <text:p text:style-name="Standard">35 - Micelo preposia de Vonoco</text:p>
      <text:p text:style-name="Standard">36 - D. de Quadrellis</text:p>
      <text:p text:style-name="Standard">37 - P. de Roniaco</text:p>
      <text:p text:style-name="Standard">38 - G. de Marcello</text:p>
      <text:p text:style-name="Standard">39 - G. Havvelini</text:p>
      <text:p text:style-name="Standard"><text:soft-page-break/>40 - P. Pouvrelli</text:p>
      <text:p text:style-name="Standard">41 - D. de Duclaro</text:p>
      <text:p text:style-name="Standard">42 - E. Fucherii</text:p>
      <text:p text:style-name="Standard">43 - H. de Tulento</text:p>
      <text:p text:style-name="Standard">=FRAN_0393_09329_L.jpg=</text:p>
      <text:p text:style-name="Standard">1 - nno xlseptimo die mercitum ante festum beati Thome apostoliapatlitibus</text:p>
      <text:p text:style-name="Standard">2 - Vdcantore</text:p>
      <text:p text:style-name="Standard">3 - J. Succentore</text:p>
      <text:p text:style-name="Standard">4 - R. Cancellario</text:p>
      <text:p text:style-name="Standard">5 - Pd penitenciario</text:p>
      <text:p text:style-name="Standard">6 - G. de Pellis</text:p>
      <text:p text:style-name="Standard">7 - Po. Prunelli</text:p>
      <text:p text:style-name="Standard">8 - G. de Lumbris</text:p>
      <text:p text:style-name="Standard">9 - P. Barrer</text:p>
      <text:p text:style-name="Standard">10 - G. Hamelini</text:p>
      <text:p text:style-name="Standard">11 - E. Fucheri</text:p>
      <text:p text:style-name="Standard">12 - H. de Conso</text:p>
      <text:p text:style-name="Standard">13 - G. de Baillia</text:p>
      <text:p text:style-name="Standard">=FRAN_0393_09330_L.jpg=</text:p>
      <text:p text:style-name="Standard">1 - 3</text:p>
      <text:p text:style-name="Standard">2 - apatulum generale diei jonvis vigilie festi beati Thonis apostoli Num xseptum capitulantibus</text:p>
      <text:p text:style-name="Standard">3 - F. decano</text:p>
      <text:p text:style-name="Standard">4 - Decanus ret</text:p>
      <text:p text:style-name="Standard">5 - Vi. cantore</text:p>
      <text:p text:style-name="Standard">6 - Hennous culenco recusarem camerarii</text:p>
      <text:p text:style-name="Standard">7 - J. Succentore</text:p>
      <text:p text:style-name="Standard">8 - Lurollii</text:p>
      <text:p text:style-name="Standard">9 - P. Penitenciario</text:p>
      <text:p text:style-name="Standard">10 - G. de Pellis</text:p>
      <text:p text:style-name="Standard">11 - Ordinatum est quod $e$ cantor succentor Dyonisi de Quedrellis</text:p>
      <text:p text:style-name="Standard">12 - G. de Curtilis</text:p>
      <text:p text:style-name="Standard">13 - et Gilibertus Hamelini loquantur cum vicuriis et canonicous</text:p>
      <text:p text:style-name="Standard">14 - G. Havelini</text:p>
      <text:p text:style-name="Standard">15 - sancorum Dyonisim eo Johannes</text:p>
      <text:p text:style-name="Standard">16 - E. de Marcello</text:p>
      <text:p text:style-name="Standard">17 - P. Barrerii</text:p>
      <text:p text:style-name="Standard"><text:soft-page-break/>18 - H. de Culenco</text:p>
      <text:p text:style-name="Standard">19 - D. de Quadrellis</text:p>
      <text:p text:style-name="Standard">20 - .G. Coquatacis</text:p>
      <text:p text:style-name="Standard">21 - E. Funcherii</text:p>
      <text:p text:style-name="Standard">22 - E. Bohie</text:p>
      <text:p text:style-name="Standard">23 - infirmus</text:p>
      <text:p text:style-name="Standard">24 - G. de Curre</text:p>
      <text:p text:style-name="Standard">25 - J. Cambellani</text:p>
      <text:p text:style-name="Standard">26 - D. de Duclaro</text:p>
      <text:p text:style-name="Standard">27 - P. e Roniaco</text:p>
      <text:p text:style-name="Standard">28 - J. dde Sinemiuro</text:p>
      <text:p text:style-name="Standard">29 - G. de Lumbris</text:p>
      <text:p text:style-name="Standard">30 - P. Pouvrelli</text:p>
      <text:p text:style-name="Standard">31 - H. de Corso</text:p>
      <text:p text:style-name="Standard">32 - Fiat nisi contra Stephanum Couilloust de Vign solidis</text:p>
      <text:p text:style-name="Standard">33 - pro expensis fanctis contraco Jolvendis ad purificacionem</text:p>
      <text:p text:style-name="Standard">34 - G. de Baillia</text:p>
      <text:p text:style-name="Standard">35 - et non levetur lictera de nisi usque ad illium festu</text:p>
      <text:p text:style-name="Standard">36 - R. de Molinis infirmmcis</text:p>
      <text:p text:style-name="Standard">37 - et absolvatur mediante hoc actum die mercuris in festo</text:p>
      <text:p text:style-name="Standard">38 - beati Stephani</text:p>
      <text:p text:style-name="Standard">=FRAN_0393_09331_L.jpg=</text:p>
      <text:p text:style-name="Standard">1 - 222</text:p>
      <text:p text:style-name="Standard">2 - Anno xviii° die veneris post festum Natviatis dini captuiltli</text:p>
      <text:p text:style-name="Standard">3 - F. decano</text:p>
      <text:p text:style-name="Standard">4 - Hodie Radus de Cuncampo subexecutor magistri Guillelmis</text:p>
      <text:p text:style-name="Standard">5 - Vi. cantore</text:p>
      <text:p text:style-name="Standard">6 - de insunuavit processinus nominatis et acceptacionis et collaciones cuiis</text:p>
      <text:p text:style-name="Standard">7 - J. Succentore</text:p>
      <text:p text:style-name="Standard">8 - reversum quod crunqua accoptabant terminum processoa tamen fuit dictu</text:p>
      <text:p text:style-name="Standard">9 - R. Cancellario</text:p>
      <text:p text:style-name="Standard">10 - veur modo possent ordinem redere quod reanderent super hoc dic</text:p>
      <text:p text:style-name="Standard">11 - P. Penitenciario</text:p>
      <text:p text:style-name="Standard">12 - presentibus domino Nicolai de Hamello doctars decreci Roberto euilicet be</text:p>
      <text:p text:style-name="Standard">13 - .Fcherii</text:p>
      <text:p text:style-name="Standard">14 - et habento deiisula</text:p>
      <text:p text:style-name="Standard"><text:soft-page-break/>15 - Lguatricis</text:p>
      <text:p text:style-name="Standard">16 - L. de Molinio</text:p>
      <text:p text:style-name="Standard">17 - G. de Marcello</text:p>
      <text:p text:style-name="Standard">18 - J. Cambellavi</text:p>
      <text:p text:style-name="Standard">19 - R. de Molinis</text:p>
      <text:p text:style-name="Standard">20 - H.de Corso</text:p>
      <text:p text:style-name="Standard">21 - S. de Quadrellis</text:p>
      <text:p text:style-name="Standard">22 - G. Hauelini</text:p>
      <text:p text:style-name="Standard">23 - G. de Curtilis</text:p>
      <text:p text:style-name="Standard">24 - P. Pouvrelli</text:p>
      <text:p text:style-name="Standard">25 - G. de Lumbris</text:p>
      <text:p text:style-name="Standard">26 - D. de Duclaro</text:p>
      <text:p text:style-name="Standard">27 - J. de Sinenino</text:p>
      <text:p text:style-name="Standard">28 - Anno xlvii° die lune post natviatio diin capitulntini</text:p>
      <text:p text:style-name="Standard">29 - F. decano</text:p>
      <text:p text:style-name="Standard">30 - Hodie Raderi de Clincampo subexecutori marpandi</text:p>
      <text:p text:style-name="Standard">31 - Gi. Cantore</text:p>
      <text:p text:style-name="Standard">32 - J. Succentore</text:p>
      <text:p text:style-name="Standard">33 - R. Cancellario</text:p>
      <text:p text:style-name="Standard">34 - P. penitenciario</text:p>
      <text:p text:style-name="Standard">35 - de Bragella</text:p>
      <text:p text:style-name="Standard">36 - magister Petrus de Lirgonis subexecutoris magistri Symonis elemesinar</text:p>
      <text:p text:style-name="Standard">37 - H. de Corso</text:p>
      <text:p text:style-name="Standard">38 - Regine</text:p>
      <text:p text:style-name="Standard">39 - G. de Marcello</text:p>
      <text:p text:style-name="Standard">40 - P. Pouvrelli</text:p>
      <text:p text:style-name="Standard">41 - fuerint recepti cujuslibet jue salvo propets H. Bohio Johanne Turnii et H. de Jon</text:p>
      <text:p text:style-name="Standard">42 - G. Hamelini</text:p>
      <text:p text:style-name="Standard">43 - D. de Duclaro</text:p>
      <text:p text:style-name="Standard">44 - G. de Lumbris</text:p>
      <text:p text:style-name="Standard">45 - J. de Sinemino</text:p>
      <text:p text:style-name="Standard">46 - G. de Pellio</text:p>
      <text:p text:style-name="Standard">47 - P. de Roniaco</text:p>
      <text:p text:style-name="Standard">48 - curie bat Martini de escriscni</text:p>
      <text:p text:style-name="Standard">49 - hocie domino Gosibertus do Rotundo capellanio Sancti Vincencii cum domino Ric</text:p>
      <text:p text:style-name="Standard">50 - J Cambellani</text:p>
      <text:p text:style-name="Standard"><text:soft-page-break/>51 - quarre ad eccsiam de Vitriaco in logio aurealinis dxoeis</text:p>
      <text:p text:style-name="Standard">=FRAN_0393_09332_L.jpg=</text:p>
      <text:p text:style-name="Standard">1 - 26</text:p>
      <text:p text:style-name="Standard">2 - Anno xlvii° die mercurisis post festum circumcisionis dominis</text:p>
      <text:p text:style-name="Standard">3 - vi cantore</text:p>
      <text:p text:style-name="Standard">4 - Johannes Pidoe prepositus</text:p>
      <text:p text:style-name="Standard">5 - Jehann du Celion</text:p>
      <text:p text:style-name="Standard">6 - J. Succentore</text:p>
      <text:p text:style-name="Standard">7 - Gencianus Trican</text:p>
      <text:p text:style-name="Standard">8 - P. Penitenciario</text:p>
      <text:p text:style-name="Standard">9 - G. de Curtilis</text:p>
      <text:p text:style-name="Standard">10 - Anno xlvii° die dominicam in festo Ei hon verais et discritus viri magister Rdenis</text:p>
      <text:p text:style-name="Standard">11 - Carpentar canonicus ecclesie Sancti Mederici Petu coictavit dominum Alanum de Calvonis</text:p>
      <text:p text:style-name="Standard">12 - G. Coqatricis</text:p>
      <text:p text:style-name="Standard">13 - te prebterum prodi canonrum dicte ecclesie de vtibus que posset petere ab ipso detrre</text:p>
      <text:p text:style-name="Standard">14 - E Fucherii</text:p>
      <text:p text:style-name="Standard">15 - o sue dicte ectesie Sancti Mederici pro coto tempro retrracto et pro termino priut scilicet</text:p>
      <text:p text:style-name="Standard">16 - usque ad instau $festd preteriminum festi Pasche / quod erit anno x</text:p>
      <text:p text:style-name="Standard">17 - salvo camen ipsi magistro quod possit petere ab ipsis capiceriis et canonicis ipsis</text:p>
      <text:p text:style-name="Standard">18 - procuratore nomine procuratori $nonatnanon$ septuaginta novem plides</text:p>
      <text:p text:style-name="Standard">19 - quas debentur ipsi magistro procleico $natit Beandoha Pasche nais beati Johanis</text:p>
      <text:p text:style-name="Standard">20 - captsete Sancti Remigii et natit domini cum xliii per residursus</text:p>
      <text:p text:style-name="Standard">21 - fructum prebende sue ultra taxatis decime / quam taxacionis recepiti</text:p>
      <text:p text:style-name="Standard">22 - domitnus papa illo anno et quod possit petere portionem suam in scragi lib</text:p>
      <text:p text:style-name="Standard">23 - debitis a domino regi per teris ascensis domini anni xlvi et xlviia per et medie</text:p>
      <text:p text:style-name="Standard">24 - quatuordetim liberas Par. et decem solidos Par. et per finillem compotum</text:p>
      <text:p text:style-name="Standard">25 - habit inter ipsius</text:p>
      <text:p text:style-name="Standard">26 - dicebant promuttos cie et fiat bona l</text:p>
      <text:p text:style-name="Standard">27 - adm magistr Fade</text:p>
      <text:p text:style-name="Standard">28 - dominus Jlanus $poffit $pbus$ solvat</text:p>
      <text:p text:style-name="Standard">29 - Volens</text:p>
      <text:p text:style-name="Standard">30 - qatuordetis librasm et solium collectori domini papartr ut sui</text:p>
      <text:p text:style-name="Standard">31 - G. Courtois desc</text:p>
      <text:p text:style-name="Standard">32 - Anno xlseptimo die lune post episcolum capitulantibus</text:p>
      <text:p text:style-name="Standard">33 - . Cantore</text:p>
      <text:p text:style-name="Standard">34 - pro procuratore ad venris in statu pentra miclei Touliane</text:p>
      <text:p text:style-name="Standard"><text:soft-page-break/>35 - J. Succentore</text:p>
      <text:p text:style-name="Standard">36 - G. Monelli procuratore</text:p>
      <text:p text:style-name="Standard">37 - Cancellario</text:p>
      <text:p text:style-name="Standard">38 - P. penitenciario</text:p>
      <text:p text:style-name="Standard">39 - G. de Marcello</text:p>
      <text:p text:style-name="Standard">40 - G. Hamelini</text:p>
      <text:p text:style-name="Standard">41 - D. de Duclano</text:p>
      <text:p text:style-name="Standard">42 - .</text:p>
      <text:p text:style-name="Standard">43 - .</text:p>
      <text:p text:style-name="Standard">44 - .</text:p>
      <text:p text:style-name="Standard">45 - .</text:p>
      <text:p text:style-name="Standard">=FRAN_0393_09333_L.jpg=</text:p>
      <text:p text:style-name="Standard">1 - 6</text:p>
      <text:p text:style-name="Standard">2 - Anno xlvii° die mercuris posti festum Epihanie docico capituli</text:p>
      <text:p text:style-name="Standard">3 - Hodie fuit receptus magister Symon Revondi / de civilis</text:p>
      <text:p text:style-name="Standard">4 - G. Cantore</text:p>
      <text:p text:style-name="Standard">5 - com / ad capellaniam Sancti Dyonisii in eccesia Par. super qua sat</text:p>
      <text:p text:style-name="Standard">6 - J. Succentore</text:p>
      <text:p text:style-name="Standard">7 - contencio mota inter ipssum et dominum Petrum Funellim de</text:p>
      <text:p text:style-name="Standard">8 - R. Cancellario</text:p>
      <text:p text:style-name="Standard">9 - nemosio qui cum acceptaverat et se fecat induci in po</text:p>
      <text:p text:style-name="Standard">10 - P. penitenciario</text:p>
      <text:p text:style-name="Standard">11 - ejusdem per subexecutiones suum / que postmodum fuit aadm</text:p>
      <text:p text:style-name="Standard">12 - ecclesia dicto magistro Symoni per executororm suos reservand</text:p>
      <text:p text:style-name="Standard">13 - G. de Curtilis</text:p>
      <text:p text:style-name="Standard">14 - quo alteri in alio beneficio</text:p>
      <text:p text:style-name="Standard">15 - H. de Corso</text:p>
      <text:p text:style-name="Standard">16 - G. de Baillia</text:p>
      <text:p text:style-name="Standard">17 - G. de Lubris</text:p>
      <text:p text:style-name="Standard">18 - P. de Roniaco</text:p>
      <text:p text:style-name="Standard">19 - G. de Curcilis</text:p>
      <text:p text:style-name="Standard">20 - Anno xlvii°a die veneris post festum Epiphanie din apitulantibis</text:p>
      <text:p text:style-name="Standard">21 - V. Cantore</text:p>
      <text:p text:style-name="Standard">22 - hocie est concordatum quod dominus Brimorius quod polvat in</text:p>
      <text:p text:style-name="Standard">23 - reta quam recquet arroragium facta pro cama</text:p>
      <text:p text:style-name="Standard">24 - J. Succentore</text:p>
      <text:p text:style-name="Standard"><text:soft-page-break/>25 - Item dominus Gorardus de Marcello obtulit se solutur</text:p>
      <text:p text:style-name="Standard">26 - R. Cancellario</text:p>
      <text:p text:style-name="Standard">27 - Arthidicon causam si invenisset cui et fuit protest de moneta Grila</text:p>
      <text:p text:style-name="Standard">28 - P. penitenciario</text:p>
      <text:p text:style-name="Standard">29 - ffh ma</text:p>
      <text:p text:style-name="Standard">30 - G. Hamelini</text:p>
      <text:p text:style-name="Standard">31 - P. de Alveto</text:p>
      <text:p text:style-name="Standard">32 - H. de Corso</text:p>
      <text:p text:style-name="Standard">33 - d$dinuss dominus Johanne de Flagoria procuratore domini Garnemi</text:p>
      <text:p text:style-name="Standard">34 - G. de Baillia</text:p>
      <text:p text:style-name="Standard">35 - de Mutenyo insirtis graciam eidem factam de beneficio vac</text:p>
      <text:p text:style-name="Standard">36 - G. de Lumbris</text:p>
      <text:p text:style-name="Standard">37 - soit vitaria perpetua v cu ecclesia Par. ad cujcumque coli</text:p>
      <text:p text:style-name="Standard">38 - P. Barrerii</text:p>
      <text:p text:style-name="Standard">39 - datum gracie xv kalendas anni annoq</text:p>
      <text:p text:style-name="Standard">40 - Ansolmnus dictus Luche insiri graciam sibi factam de benefici</text:p>
      <text:p text:style-name="Standard">41 - eccasiaspito cum cura vel sive cura eciam si sic in ecclesia cansti</text:p>
      <text:p text:style-name="Standard">42 - drali $ecces to in civitate et diocesis ad collationem eiscop docavi</text:p>
      <text:p text:style-name="Standard">43 - Casilli</text:p>
      <text:p text:style-name="Standard">44 - datur gracie x kilenas octobis annosi</text:p>
      <text:p text:style-name="Standard">45 - Item de die hodierna in mensem contra dominum Jacobum Beliari</text:p>
      <text:p text:style-name="Standard">46 - et promotorem actud presentibus per tibus</text:p>
      <text:p text:style-name="Standard">=FRAN_0393_09334_L.jpg=</text:p>
      <text:p text:style-name="Standard">1 - 26</text:p>
      <text:p text:style-name="Standard">2 - 7</text:p>
      <text:p text:style-name="Standard">3 - 2</text:p>
      <text:p text:style-name="Standard">4 - Anno xlseptimo die lune post octasaibis festi epiphanie din capitulntibis</text:p>
      <text:p text:style-name="Standard">5 - Vi canto</text:p>
      <text:p text:style-name="Standard">6 - J. Succentore</text:p>
      <text:p text:style-name="Standard">7 - R. Cancellaris</text:p>
      <text:p text:style-name="Standard">8 - P. Penitenciario</text:p>
      <text:p text:style-name="Standard">9 - G. de Lumbris</text:p>
      <text:p text:style-name="Standard">10 - J. de Sinemuux</text:p>
      <text:p text:style-name="Standard">11 - G. de Pellis</text:p>
      <text:p text:style-name="Standard">12 - D. de Suclaro</text:p>
      <text:p text:style-name="Standard">13 - Anno xlvii° die mercuriis post festum beati Mauri capllnie</text:p>
      <text:p text:style-name="Standard"><text:soft-page-break/>14 - Vi cantore</text:p>
      <text:p text:style-name="Standard">15 - Hodie Bernardus Marpaudi canonicus Sancti Benedicti resignavit</text:p>
      <text:p text:style-name="Standard">16 - Succentore</text:p>
      <text:p text:style-name="Standard">17 - causa perrmutaciones faciende et non alias cum Marino Marpaudi</text:p>
      <text:p text:style-name="Standard">18 - R. Cancellario</text:p>
      <text:p text:style-name="Standard">19 - ac capellaniam Sancti Stephani in monaterii Sancte Geurvefe in</text:p>
      <text:p text:style-name="Standard">20 - P. Penitenciario</text:p>
      <text:p text:style-name="Standard">21 - Monte Parisis</text:p>
      <text:p text:style-name="Standard">22 - E. Fuchirii</text:p>
      <text:p text:style-name="Standard">23 - P. Barrerii</text:p>
      <text:p text:style-name="Standard">24 - G. de Prellis</text:p>
      <text:p text:style-name="Standard">25 - H. de Corso</text:p>
      <text:p text:style-name="Standard">26 - P. de Roniaco</text:p>
      <text:p text:style-name="Standard">27 - G. de Curtilis</text:p>
      <text:p text:style-name="Standard">28 - S. de Duclaro</text:p>
      <text:p text:style-name="Standard">29 - G. de Baillia</text:p>
      <text:p text:style-name="Standard">=FRAN_0393_09335_L.jpg=</text:p>
      <text:p text:style-name="Standard">1 - G</text:p>
      <text:p text:style-name="Standard">2 - D</text:p>
      <text:p text:style-name="Standard">3 - Anno p septimo die venis ante festum beati Vivcani capitulantibus</text:p>
      <text:p text:style-name="Standard">4 - F. Decano</text:p>
      <text:p text:style-name="Standard">5 - Vi. Cantore</text:p>
      <text:p text:style-name="Standard">6 - J. Succentore</text:p>
      <text:p text:style-name="Standard">7 - Ncellario</text:p>
      <text:p text:style-name="Standard">8 - P. de Ronaio</text:p>
      <text:p text:style-name="Standard">9 - P. Barrerii</text:p>
      <text:p text:style-name="Standard">10 - G. de Pellis</text:p>
      <text:p text:style-name="Standard">11 - G. de Baillia</text:p>
      <text:p text:style-name="Standard">12 - H. de Corso</text:p>
      <text:p text:style-name="Standard">13 - J. Cambellani</text:p>
      <text:p text:style-name="Standard">14 - G. Hamelini</text:p>
      <text:p text:style-name="Standard">15 - E. Fucherii</text:p>
      <text:p text:style-name="Standard">16 - P. Pouvielli</text:p>
      <text:p text:style-name="Standard">17 - G. de Lumbris</text:p>
      <text:p text:style-name="Standard">18 - G. de Marcello</text:p>
      <text:p text:style-name="Standard">19 - G. de Curtilis</text:p>
      <text:p text:style-name="Standard"><text:soft-page-break/>20 - R. de Molinis</text:p>
      <text:p text:style-name="Standard">21 - .</text:p>
      <text:p text:style-name="Standard">22 - P</text:p>
      <text:p text:style-name="Standard">23 - Anno xlseptimo die lune ante festum beati Vincencaitulantibus</text:p>
      <text:p text:style-name="Standard">24 - Vi. Cantore</text:p>
      <text:p text:style-name="Standard">25 - e</text:p>
      <text:p text:style-name="Standard">26 - J. Succentore</text:p>
      <text:p text:style-name="Standard">27 - R. Cancellario</text:p>
      <text:p text:style-name="Standard">28 - R. de Molinis</text:p>
      <text:p text:style-name="Standard">29 - .</text:p>
      <text:p text:style-name="Standard">30 - D. de Duclaro</text:p>
      <text:p text:style-name="Standard">31 - G</text:p>
      <text:p text:style-name="Standard">32 - H. de Corso</text:p>
      <text:p text:style-name="Standard">33 - G. de Baillivia</text:p>
      <text:p text:style-name="Standard">=FRAN_0393_09336_L.jpg=</text:p>
      <text:p text:style-name="Standard">1 - 168</text:p>
      <text:p text:style-name="Standard">2 - Anno xlvii° vie mercuri post festum beati Vivceri captulantibus</text:p>
      <text:p text:style-name="Standard">3 - Vi cantore</text:p>
      <text:p text:style-name="Standard">4 - J. Succentore</text:p>
      <text:p text:style-name="Standard">5 - P. penitenciario</text:p>
      <text:p text:style-name="Standard">6 - E. Fucherii</text:p>
      <text:p text:style-name="Standard">7 - P. Barrerii</text:p>
      <text:p text:style-name="Standard">8 - E. Coquatricis</text:p>
      <text:p text:style-name="Standard">9 - M. de Melloto</text:p>
      <text:p text:style-name="Standard">10 - P. de Roniaco</text:p>
      <text:p text:style-name="Standard">11 - D. de Duclaro</text:p>
      <text:p text:style-name="Standard">12 - G. de Lumbris</text:p>
      <text:p text:style-name="Standard">13 - G. de Pellis</text:p>
      <text:p text:style-name="Standard">14 - Anno xhseptimo die luno post festum conversacionis Sancti Pauli capitulo</text:p>
      <text:p text:style-name="Standard">15 - Cantore</text:p>
      <text:p text:style-name="Standard">16 - J. Succentore</text:p>
      <text:p text:style-name="Standard">17 - R. Cancellari</text:p>
      <text:p text:style-name="Standard">18 - P. Pintenciario</text:p>
      <text:p text:style-name="Standard">19 - P. Pouvelli</text:p>
      <text:p text:style-name="Standard">20 - S. de Duclano</text:p>
      <text:p text:style-name="Standard">21 - H. de Corso</text:p>
      <text:p text:style-name="Standard"><text:soft-page-break/>22 - G. de Luni Bearn</text:p>
      <text:p text:style-name="Standard">=FRAN_0393_09337_L.jpg=</text:p>
      <text:p text:style-name="Standard">1 - 265</text:p>
      <text:p text:style-name="Standard">2 - Anno xl septrio die mercuriis post festum toneru sancti Pauli capituli</text:p>
      <text:p text:style-name="Standard">3 - Vi. Cantore</text:p>
      <text:p text:style-name="Standard">4 - J. Succentroe</text:p>
      <text:p text:style-name="Standard">5 - R. Cancellario</text:p>
      <text:p text:style-name="Standard">6 - P. Penitenciario</text:p>
      <text:p text:style-name="Standard">7 - S. de Duclare</text:p>
      <text:p text:style-name="Standard">8 - P. Pouvrelli</text:p>
      <text:p text:style-name="Standard">9 - H. de Corso</text:p>
      <text:p text:style-name="Standard">10 - G. de Baillia</text:p>
      <text:p text:style-name="Standard">11 - P. Varreri</text:p>
      <text:p text:style-name="Standard">12 - Anno xl septimo die venerio ante festum Pur capituli</text:p>
      <text:p text:style-name="Standard">13 - Vi. cantore</text:p>
      <text:p text:style-name="Standard">14 - Hodie dominus Johane Moti expictis contra Johann Suitre</text:p>
      <text:p text:style-name="Standard">15 - J. Succeutore</text:p>
      <text:p text:style-name="Standard">16 - R. Cancellario</text:p>
      <text:p text:style-name="Standard">17 - P. Penitenciario</text:p>
      <text:p text:style-name="Standard">18 - D. de Dacturo</text:p>
      <text:p text:style-name="Standard">19 - H. de Corso</text:p>
      <text:p text:style-name="Standard">20 - P. de Baillia</text:p>
      <text:p text:style-name="Standard">21 - G. de Lumbris</text:p>
      <text:p text:style-name="Standard">22 - .</text:p>
      <text:p text:style-name="Standard">23 - G. de Curcilis</text:p>
      <text:p text:style-name="Standard">24 - .</text:p>
      <text:p text:style-name="Standard">=FRAN_0393_09338_L.jpg=</text:p>
      <text:p text:style-name="Standard">1 - 26</text:p>
      <text:p text:style-name="Standard">2 - Anno xlseptimo dielune post festum pmrificacionasitulantibus</text:p>
      <text:p text:style-name="Standard">3 - Vi. cantore</text:p>
      <text:p text:style-name="Standard">4 - R. Cancellario</text:p>
      <text:p text:style-name="Standard">5 - Ppenitenciario</text:p>
      <text:p text:style-name="Standard">6 - D. de Quadrellis</text:p>
      <text:p text:style-name="Standard">7 - D. de Duclaro</text:p>
      <text:p text:style-name="Standard">8 - G. de Lumbris</text:p>
      <text:p text:style-name="Standard">9 - J. de Sinemuro</text:p>
      <text:p text:style-name="Standard"><text:soft-page-break/>10 - Anno xlseptimo die mercuris post fistum Pivificaci apitulnitus</text:p>
      <text:p text:style-name="Standard">11 - Vi cantore</text:p>
      <text:p text:style-name="Standard">12 - firmarius de Sarcells habet die ad approndum licteram firme ad</text:p>
      <text:p text:style-name="Standard">13 - Succentore</text:p>
      <text:p text:style-name="Standard">14 - Carpcellaio</text:p>
      <text:p text:style-name="Standard">15 - de die urivre in octo dies / et hodie dixio in capitulo quod revum</text:p>
      <text:p text:style-name="Standard">16 - E. Fucheri</text:p>
      <text:p text:style-name="Standard">17 - ciabat firmo sed capitulum noluit recipere remunciis prop J. de</text:p>
      <text:p text:style-name="Standard">18 - G. Coquatricis</text:p>
      <text:p text:style-name="Standard">19 - Monte tabilis y. mari</text:p>
      <text:p text:style-name="Standard">20 - G. de Baillia</text:p>
      <text:p text:style-name="Standard">21 - H. de Corso</text:p>
      <text:p text:style-name="Standard">22 - D. de Quadrellis</text:p>
      <text:p text:style-name="Standard">23 - G. de Lumbris</text:p>
      <text:p text:style-name="Standard">24 - P Barrerii</text:p>
      <text:p text:style-name="Standard">25 - Anno xlseptimo die veneris post festum pinificacionis capitulutlbi</text:p>
      <text:p text:style-name="Standard">26 - Vi cantore</text:p>
      <text:p text:style-name="Standard">27 - Hodie dominus Jacobus Beliardi capellanis Sancti Michaelis in ecclesia Sancti</text:p>
      <text:p text:style-name="Standard">28 - ias</text:p>
      <text:p text:style-name="Standard">29 - J. Succentore</text:p>
      <text:p text:style-name="Standard">30 - Pe</text:p>
      <text:p text:style-name="Standard">31 - naisedic ex una parte et dominus Symo Beloti curne parrochii ecclesie sn</text:p>
      <text:p text:style-name="Standard">32 - P.Penitenciario</text:p>
      <text:p text:style-name="Standard">33 - volunte erosenserunt ex presse coram magistris Gerardo de Crrtilis et</text:p>
      <text:p text:style-name="Standard">34 - G. de Curtilis</text:p>
      <text:p text:style-name="Standard">35 - dyonisibede duclaro canonicas Paris in loco mn qui tenetur capitulum</text:p>
      <text:p text:style-name="Standard">36 - Par. quod prmutacio iter ipsos plequnta de beneficiis suis predictis habeat</text:p>
      <text:p text:style-name="Standard">37 - D. de Duclaro</text:p>
      <text:p text:style-name="Standard">38 - effecoum asserentes in verbo sacerdotis quod in hujusmodi permutacione non</text:p>
      <text:p text:style-name="Standard">39 - Je suver pi</text:p>
      <text:p text:style-name="Standard">40 - intervenit aliqua fraus collusio dolus vel symomata pritiui</text:p>
      <text:p text:style-name="Standard">41 - G. de Lilrire</text:p>
      <text:p text:style-name="Standard">42 - tas qut aliquid aliud per quod non pedeat hoode esfect pro resent</text:p>
      <text:p text:style-name="Standard">43 - H. de Coyso</text:p>
      <text:p text:style-name="Standard">44 - domino Nicolao de Cretis vicarius in ecclesia Par. magistro B Bardeynol</text:p>
      <text:p text:style-name="Standard">45 - G. de Baylia</text:p>
      <text:p text:style-name="Standard"><text:soft-page-break/>46 - Le defree $noti magistro iartibus tennenino lespricienr clericis Berniardo le</text:p>
      <text:p text:style-name="Standard">47 - D. de Duclaro</text:p>
      <text:p text:style-name="Standard">48 - Hodie durandus sacriste presentavit dominum Geraldum de Bosto alias de Carnco</text:p>
      <text:p text:style-name="Standard">49 - G. de Curcilis</text:p>
      <text:p text:style-name="Standard">50 - to ad deserviendum pro ipss capellaniam Sancti Michaelis sriam obvnet</text:p>
      <text:p text:style-name="Standard">51 - in ecclesia Sancti Medricio</text:p>
      <text:p text:style-name="Standard">=FRAN_0393_09339_L.jpg=</text:p>
      <text:p text:style-name="Standard">1 - *</text:p>
      <text:p text:style-name="Standard">2 - Anno xlvii° die lune post festum jurim capitulatlti</text:p>
      <text:p text:style-name="Standard">3 - V. Cantore</text:p>
      <text:p text:style-name="Standard">4 - J. Succentore</text:p>
      <text:p text:style-name="Standard">5 - Hodie dominus Georgnis mercatoris resignaiis canonicatum ips</text:p>
      <text:p text:style-name="Standard">6 - R. Cancellario</text:p>
      <text:p text:style-name="Standard">7 - Sancti Dyonisi de Passu in ecclesia Paris.e cum Philhipo de Aprilli</text:p>
      <text:p text:style-name="Standard">8 - P. Penitenciario</text:p>
      <text:p text:style-name="Standard">9 - astrilimonte ad canonicam et prebendam Sancti Vblfrani</text:p>
      <text:p text:style-name="Standard">10 - in ecclesia de aAbbatisvilla Artibus diocesis</text:p>
      <text:p text:style-name="Standard">11 - J. de Sunemuro</text:p>
      <text:p text:style-name="Standard">12 - G. de Curcilis</text:p>
      <text:p text:style-name="Standard">13 - P. de Roniaco</text:p>
      <text:p text:style-name="Standard">14 - D. de Quadrells</text:p>
      <text:p text:style-name="Standard">15 - G. Hamelini</text:p>
      <text:p text:style-name="Standard">16 - a</text:p>
      <text:p text:style-name="Standard">17 - A</text:p>
      <text:p text:style-name="Standard">18 - P. Barrerii</text:p>
      <text:p text:style-name="Standard">19 - Anno xheptimo die mercurii post octabs festi puri capitultli</text:p>
      <text:p text:style-name="Standard">20 - Vi cantore</text:p>
      <text:p text:style-name="Standard">21 - vir venenrabitis et discretus diinus Johannes Gomardi doctor</text:p>
      <text:p text:style-name="Standard">22 - logum canonicus laud recognovis se teni viro benei</text:p>
      <text:p text:style-name="Standard">23 - J. Succentore</text:p>
      <text:p text:style-name="Standard">24 - et disterito magistro Petro Ponvrilli canonico Par. in vi</text:p>
      <text:p text:style-name="Standard">25 - R. Cancellario</text:p>
      <text:p text:style-name="Standard">26 - felorenis auri ad cathedctam ix quimis haabent</text:p>
      <text:p text:style-name="Standard">27 - P.penitenciario</text:p>
      <text:p text:style-name="Standard">28 - cursum ex causa mutui redditus ad volis quis contors</text:p>
      <text:p text:style-name="Standard">29 - contrame ya H. Auge Ymr clericite Curie parvo</text:p>
      <text:p text:style-name="Standard"><text:soft-page-break/>30 - M. de Melloto</text:p>
      <text:p text:style-name="Standard">31 - P. Barrerii</text:p>
      <text:p text:style-name="Standard">32 - P.Pouvcelli</text:p>
      <text:p text:style-name="Standard">33 - G. Coquatricis</text:p>
      <text:p text:style-name="Standard">34 - G. de Vaylia</text:p>
      <text:p text:style-name="Standard">35 - H. de Corso</text:p>
      <text:p text:style-name="Standard">36 - E. Fucherii</text:p>
      <text:p text:style-name="Standard">37 - G. de Marcello</text:p>
      <text:p text:style-name="Standard">38 - P. de Roniaco</text:p>
      <text:p text:style-name="Standard">39 - G. Hamelini</text:p>
      <text:p text:style-name="Standard">40 - G.</text:p>
      <text:p text:style-name="Standard">41 - J. de sinnino</text:p>
      <text:p text:style-name="Standard">42 - D. de Duclaro</text:p>
      <text:p text:style-name="Standard">43 - .</text:p>
      <text:p text:style-name="Standard">44 - G. de Lumbris</text:p>
      <text:p text:style-name="Standard">45 - G. de Turcilis</text:p>
      <text:p text:style-name="Standard">=FRAN_0393_09340_L.jpg=</text:p>
      <text:p text:style-name="Standard">1 - 2</text:p>
      <text:p text:style-name="Standard">2 - Anno xlvii die voneris anto festum Cathedre Sancti Petri capituli</text:p>
      <text:p text:style-name="Standard">3 - Vi cantore</text:p>
      <text:p text:style-name="Standard">4 - J. Succentore</text:p>
      <text:p text:style-name="Standard">5 - ad xv dies in statu contra luca de Fonte Nicolau</text:p>
      <text:p text:style-name="Standard">6 - . de Puriaco juniorem Guillelmum Boiliane Johannem</text:p>
      <text:p text:style-name="Standard">7 - R. Cancellario</text:p>
      <text:p text:style-name="Standard">8 - Philippi et intri procurabaunt solucionem avenc et</text:p>
      <text:p text:style-name="Standard">9 - S. Penitenciario</text:p>
      <text:p text:style-name="Standard">10 - allinarum presentus partis pro anniversarirm</text:p>
      <text:p text:style-name="Standard">11 - J. de Sinemuro</text:p>
      <text:p text:style-name="Standard">12 - Item contra perrivum Blanc chien ad producendum Garan</text:p>
      <text:p text:style-name="Standard">13 - tizacionem ad xv. presentius partis</text:p>
      <text:p text:style-name="Standard">14 - G. de Lumbris</text:p>
      <text:p text:style-name="Standard">15 - taxinus Picardi gagiat xvii s. iii d. racione cuidem</text:p>
      <text:p text:style-name="Standard">16 - D. de Carcilis</text:p>
      <text:p text:style-name="Standard">17 - prati et vinee de terro puri fiat infini</text:p>
      <text:p text:style-name="Standard">18 - H. de Corso</text:p>
      <text:p text:style-name="Standard">19 - G. de Baillia</text:p>
      <text:p text:style-name="Standard"><text:soft-page-break/>20 - P Barreri</text:p>
      <text:p text:style-name="Standard">21 - G. Coquatricis</text:p>
      <text:p text:style-name="Standard">22 - E. Fucherii</text:p>
      <text:p text:style-name="Standard">23 - Anno xlseptimo die luns ante festum Cathedre Sancti Petriapitlbi</text:p>
      <text:p text:style-name="Standard">24 - Vi. Cantore</text:p>
      <text:p text:style-name="Standard">25 - positura de bosas ne domine est tradita ad firma</text:p>
      <text:p text:style-name="Standard">26 - J. Succentore</text:p>
      <text:p text:style-name="Standard">27 - L. Cancellario</text:p>
      <text:p text:style-name="Standard">28 - viro venerabilis et discreto magistro Girardo de Marcello qu</text:p>
      <text:p text:style-name="Standard">29 - dine cdederariam Dei</text:p>
      <text:p text:style-name="Standard">30 - E. Fucherii</text:p>
      <text:p text:style-name="Standard">31 - ixi. lb anede aurrents in terminis ad ix a</text:p>
      <text:p text:style-name="Standard">32 - *</text:p>
      <text:p text:style-name="Standard">33 - P. Barrerii</text:p>
      <text:p text:style-name="Standard">34 - incipient in festo natvitis beati Johann Baptite proxime vereur et</text:p>
      <text:p text:style-name="Standard">35 - G. Coquatricis</text:p>
      <text:p text:style-name="Standard">36 - pelamacione</text:p>
      <text:p text:style-name="Standard">37 - G. de Baillia</text:p>
      <text:p text:style-name="Standard">38 - $nchor$ sunt$ Hodie clapse.</text:p>
      <text:p text:style-name="Standard">39 - G. de Marcello</text:p>
      <text:p text:style-name="Standard">40 - G. Hamelini</text:p>
      <text:p text:style-name="Standard">41 - G. de Curcilis</text:p>
      <text:p text:style-name="Standard">42 - ad viii dies contra comritatorum de cumblis</text:p>
      <text:p text:style-name="Standard">43 - D. de Duclaro</text:p>
      <text:p text:style-name="Standard">44 - G. de Lumbris</text:p>
      <text:p text:style-name="Standard">45 - J. de Sinemro</text:p>
      <text:p text:style-name="Standard">=FRAN_0393_09341_L.jpg=</text:p>
      <text:p text:style-name="Standard">1 - Anno xvii° die martis ante festum Cathedre Sancti Petri Hamo Rioci de Cournad Bretorens</text:p>
      <text:p text:style-name="Standard">2 - diocesis expectans ad collacionem domini Archiepiscopi Auxitani de beneficium octasticum cum cura vel fun</text:p>
      <text:p text:style-name="Standard">3 - Cura facit procuratorem dominum Guillelmi Frigidi rectorem parrochialem ecclesie de taris dicte diocesis magistros</text:p>
      <text:p text:style-name="Standard">4 - Raymundum de Esculto et Arnaldum Masgarones bacalarios in legibus et Petrum Regal</text:p>
      <text:p text:style-name="Standard">5 - ad prosequendum graciam et faciendum riam in fiat sub meliori forma presentibus oliverio de Guria</text:p>
      <text:p text:style-name="Standard">6 - domino Francisco frigidi curato de Ruolio parisiensis diocesis H. Auge et Y. Mar</text:p>
      <text:p text:style-name="Standard">7 - Anno xlseptimo die mercuris ante festum Cathedre Sancti Peet capitulantibus</text:p>
      <text:p text:style-name="Standard"><text:soft-page-break/>8 - Vi cantore</text:p>
      <text:p text:style-name="Standard">9 - Johannes Pidoe prepositus mercatorum et Petrus Bourdon</text:p>
      <text:p text:style-name="Standard">10 - J. Succentore</text:p>
      <text:p text:style-name="Standard">11 - R. Cancellario</text:p>
      <text:p text:style-name="Standard">12 - ac Jacobus du Buisson cives Par. supplicantaeunt capitulo quod do</text:p>
      <text:p text:style-name="Standard">13 - eis locum ad custodiendum pecuniam imposicionum</text:p>
      <text:p text:style-name="Standard">14 - P. penitenciario</text:p>
      <text:p text:style-name="Standard">15 - et fuit eis concessus et volunter et consenserunt dicto</text:p>
      <text:p text:style-name="Standard">16 - P. Barreri</text:p>
      <text:p text:style-name="Standard">17 - prepositus et cives / quod istud non sit in periculo capituli</text:p>
      <text:p text:style-name="Standard">18 - P. de Roniaco</text:p>
      <text:p text:style-name="Standard">19 - sod in periculo ipsorum presentius magistro Johanne de Brurlio cam</text:p>
      <text:p text:style-name="Standard">20 - G. Hamelini</text:p>
      <text:p text:style-name="Standard">21 - rio clerico Nicola de Cruillis canonico Sancti Dyonisii de Passi</text:p>
      <text:p text:style-name="Standard">22 - G. de Marcello</text:p>
      <text:p text:style-name="Standard">23 - Michuele de Durenciaco beneficiato in ecclesia Parisiensis petr</text:p>
      <text:p text:style-name="Standard">24 - H. de Couso</text:p>
      <text:p text:style-name="Standard">25 - de caprivilla Camerario laico ejusdem ecclesie et Y. mar</text:p>
      <text:p text:style-name="Standard">26 - G. de Baillia</text:p>
      <text:p text:style-name="Standard">27 - E. Fucherii</text:p>
      <text:p text:style-name="Standard">28 - G. Coquatricis</text:p>
      <text:p text:style-name="Standard">29 - P Pouvrelli</text:p>
      <text:p text:style-name="Standard">30 - Die jovis ante Petrum JJohannes de Hargenci</text:p>
      <text:p text:style-name="Standard">31 - G. de Curcilis</text:p>
      <text:p text:style-name="Standard">32 - clericus Belvacensis diocesis vicarius perpetuus vicaralus</text:p>
      <text:p text:style-name="Standard">33 - G. de Lumbris</text:p>
      <text:p text:style-name="Standard">34 - in ecclesia Sancti Mauricii de Tourpendio suessiorus diocesis faci</text:p>
      <text:p text:style-name="Standard">35 - procuratore suos Reginaldum Baurdoris Johannem Malar</text:p>
      <text:p text:style-name="Standard">36 - Alardi clericos aAd resignandum dictum vicariatum</text:p>
      <text:p text:style-name="Standard">37 - pure libere simpliciter et sive fraude in manibus</text:p>
      <text:p text:style-name="Standard">38 - di patris abbatis monasterii Sancti Gornelii de Coy</text:p>
      <text:p text:style-name="Standard">39 - dio dicte diocesis suessiones</text:p>
      <text:p text:style-name="Standard">=FRAN_0393_09342_L.jpg=</text:p>
      <text:p text:style-name="Standard">1 - Anno xlsepetimo die mercuri post festum beatiMacthiia pos capitulatibus</text:p>
      <text:p text:style-name="Standard">2 - vi cantore</text:p>
      <text:p text:style-name="Standard">3 - Hodie Johannes de Sancto Martino Intravit in feodum capituli de Ballevillau</text:p>
      <text:p text:style-name="Standard"><text:soft-page-break/>4 - R. Cancellario</text:p>
      <text:p text:style-name="Standard">5 - P. penitenciario</text:p>
      <text:p text:style-name="Standard">6 - Hodie Johannes de Villestoublain executor insumavit graciam factam Michi</text:p>
      <text:p text:style-name="Standard">7 - J. Barrem</text:p>
      <text:p text:style-name="Standard">8 - Sernoni de capiciam Sancti Mederici domini Rundertqur gracia eis placebat presentius Petro</text:p>
      <text:p text:style-name="Standard">9 - J. deSinemur</text:p>
      <text:p text:style-name="Standard">10 - de Erqueto alano de Calvomonte et Y. Marescalli super hoc debet ha</text:p>
      <text:p text:style-name="Standard">11 - G. Coquatricis</text:p>
      <text:p text:style-name="Standard">12 - mo Anglici cosicejustru</text:p>
      <text:p text:style-name="Standard">13 - D. de Duclaro</text:p>
      <text:p text:style-name="Standard">14 - G. de Lumbis</text:p>
      <text:p text:style-name="Standard">15 - G. de Curcilis</text:p>
      <text:p text:style-name="Standard">16 - Anno xl vii die veneris post festum beat Mathilaloacaliulantbus</text:p>
      <text:p text:style-name="Standard">17 - Vi. cantore</text:p>
      <text:p text:style-name="Standard">18 - J. Succentore</text:p>
      <text:p text:style-name="Standard">19 - epps</text:p>
      <text:p text:style-name="Standard">20 - Petrus Flauiergi recognovit se tenri in modio et voluto</text:p>
      <text:p text:style-name="Standard">21 - promisit satefacere anfra xv dies a die sabbati lustis tempi</text:p>
      <text:p text:style-name="Standard">22 - G. de Carcilis</text:p>
      <text:p text:style-name="Standard">23 - tande alioquin de die hodie transeat lictera de nsi contra</text:p>
      <text:p text:style-name="Standard">24 - R. de Molinis</text:p>
      <text:p text:style-name="Standard">25 - ipsum</text:p>
      <text:p text:style-name="Standard">26 - G. de Marcello</text:p>
      <text:p text:style-name="Standard">27 - G. Hamelini</text:p>
      <text:p text:style-name="Standard">28 - anno xlvii° die sabbati sequenti</text:p>
      <text:p text:style-name="Standard">29 - D. de Duclaro</text:p>
      <text:p text:style-name="Standard">30 - P. Barreri</text:p>
      <text:p text:style-name="Standard">31 - P. Barrerii</text:p>
      <text:p text:style-name="Standard">32 - G. de Baillivia</text:p>
      <text:p text:style-name="Standard">33 - G. de Lumbris</text:p>
      <text:p text:style-name="Standard">34 - G. Coquatricis</text:p>
      <text:p text:style-name="Standard">35 - H. de Couso</text:p>
      <text:p text:style-name="Standard">36 - Jde Sinemuro</text:p>
      <text:p text:style-name="Standard">37 - P. de Roniaco</text:p>
      <text:p text:style-name="Standard">38 - . Fucherii</text:p>
      <text:p text:style-name="Standard">39 - maat han</text:p>
      <text:p text:style-name="Standard"><text:soft-page-break/>40 - eodem anno die sabbati prima die marii presentibus bonisensus altero capicis Nicolay de Condeco</text:p>
      <text:p text:style-name="Standard">41 - Laurencio de Templo Martino Le Chevenacier canonicus Johannes de Villestoublem insinuavit</text:p>
      <text:p text:style-name="Standard">42 - eisdem graciam factam magistro Yvoni de Curia de altam prebicione ruderit quod gracia eis placebat presentibus</text:p>
      <text:p text:style-name="Standard">43 - alano de Calvomonte Roberto de Blure et alano de Bouolio presbyteris Y mariis et peciit idem ma</text:p>
      <text:p text:style-name="Standard">44 - pio instrumentum ab hanione Anglici</text:p>
      <text:p text:style-name="Standard">=FRAN_0393_09343_L.jpg=</text:p>
      <text:p text:style-name="Standard">1 - nno xlvii die lus post festum vi Matrie apostoli capituli</text:p>
      <text:p text:style-name="Standard">2 - Johannis Arboure mal filio Mahiet Aubourtg$ procuratore pris conficiont</text:p>
      <text:p text:style-name="Standard">3 - Va canture</text:p>
      <text:p text:style-name="Standard">4 - oxenr nomine procuro patris procupmaroini in xxx s. debilis mourte</text:p>
      <text:p text:style-name="Standard">5 - J. Succentore</text:p>
      <text:p text:style-name="Standard">6 - redditus ad volent de offro anniversarioum et Johanne Lambri ad venr in statu ss $ve</text:p>
      <text:p text:style-name="Standard">7 - R. Cancellario</text:p>
      <text:p text:style-name="Standard">8 - Egidio Champio canoni u s</text:p>
      <text:p text:style-name="Standard">9 - P. Penitenciario</text:p>
      <text:p text:style-name="Standard">10 - Lelaouigas de Viliaco scuisi</text:p>
      <text:p text:style-name="Standard">11 - G. de Curailis</text:p>
      <text:p text:style-name="Standard">12 - anno xlvii dis ircurii cinerrim recoti se te magistri Petro</text:p>
      <text:p text:style-name="Standard">13 - G. de Lumbris</text:p>
      <text:p text:style-name="Standard">14 - pynulli in tribus scutis aureis quolibet estimato ad x</text:p>
      <text:p text:style-name="Standard">15 - P. de Ronaco</text:p>
      <text:p text:style-name="Standard">16 - reddit ad vonits</text:p>
      <text:p text:style-name="Standard">17 - J. de Suneninio</text:p>
      <text:p text:style-name="Standard">18 - H. de Cerso</text:p>
      <text:p text:style-name="Standard">19 - G. de Bailia</text:p>
      <text:p text:style-name="Standard">20 - Anno xvii° die veneris ante invocavit mi capilitlus</text:p>
      <text:p text:style-name="Standard">21 - Vi. Cantore</text:p>
      <text:p text:style-name="Standard">22 - Petrus de perrisio condempnatus est ad redditus tadia</text:p>
      <text:p text:style-name="Standard">23 - J. Succentore</text:p>
      <text:p text:style-name="Standard">24 - que recesat per manum domini Johannis de Montetabilis</text:p>
      <text:p text:style-name="Standard">25 - P. Penitenciario</text:p>
      <text:p text:style-name="Standard">26 - capta in domo dicta scampardim vico de Charrori</text:p>
      <text:p text:style-name="Standard">27 - D. de Duclars</text:p>
      <text:p text:style-name="Standard">28 - in qua morabatur magister Stephano de Sancto Leonardo</text:p>
      <text:p text:style-name="Standard">29 - et fuut casta dicta vadia circafestu beati Bathalome</text:p>
      <text:p text:style-name="Standard"><text:soft-page-break/>30 - V. Hamelini</text:p>
      <text:p text:style-name="Standard">31 - uque pretontis et illocut debebat dicto magister iiii lb. x.</text:p>
      <text:p text:style-name="Standard">32 - G. Coguatacis</text:p>
      <text:p text:style-name="Standard">33 - Iem debit protrs qui postea venunt et evement usque</text:p>
      <text:p text:style-name="Standard">34 - P. de Roniaco</text:p>
      <text:p text:style-name="Standard">35 - ad natianm Jo. inclusive</text:p>
      <text:p text:style-name="Standard">36 - E. Fucherii</text:p>
      <text:p text:style-name="Standard">37 - Johannes Lamberi est ode qui habebant die rone xiiii lb. par. bou</text:p>
      <text:p text:style-name="Standard">38 - Moneto / quas procuratore pro officio uu potebut abd ipso de cro</text:p>
      <text:p text:style-name="Standard">39 - festi ptor r occasione firme quam tenet ab ipso osfe ipso il</text:p>
      <text:p text:style-name="Standard">40 - quod pon tenebatu / nisi ad debile cum in fosto beati Ai</text:p>
      <text:p text:style-name="Standard">41 - Ludsz</text:p>
      <text:p text:style-name="Standard">42 - lolcoprtr receperit de bue ac procuratorm diceto t</text:p>
      <text:p text:style-name="Standard">43 - cuvo rocisuebat pret mima pers dicte firme cum in</text:p>
      <text:p text:style-name="Standard">44 - fina issint uluda fena et multam alia et spere ten</text:p>
      <text:p text:style-name="Standard">45 - Aberntaco quod</text:p>
      <text:p text:style-name="Standard">46 - ad Jolin ad in cos stilicet puriu ascensius et Sancti Remigiis</text:p>
      <text:p text:style-name="Standard">47 - nos dictum Johanne cCondempnavimus ad solvendum monetum ab pso</text:p>
      <text:p text:style-name="Standard">=FRAN_0393_09344_L.jpg=</text:p>
      <text:p text:style-name="Standard">1 - Anno domini m. cxexvii. Die lune post derandanes capitulantibus dominis</text:p>
      <text:p text:style-name="Standard">2 - Pitalis cantore</text:p>
      <text:p text:style-name="Standard">3 - Hodie</text:p>
      <text:p text:style-name="Standard">4 - pocuratore Richardi quarre resignavi capellanis Saci Vincenti</text:p>
      <text:p text:style-name="Standard">5 - Johanne Succentere</text:p>
      <text:p text:style-name="Standard">6 - ex causa permutacionis faciende cum domino Stephano Parr Johannis presbytero ad capillaniam</text:p>
      <text:p text:style-name="Standard">7 - R. Cancellario</text:p>
      <text:p text:style-name="Standard">8 - in ecclesia Sancti Solvatoris et unam alia in dcca sancti Nicolai de Papela et terria</text:p>
      <text:p text:style-name="Standard">9 - in parrohii ecclesia de Compigniaco Xancinesi et fuit rote idem Sephais</text:p>
      <text:p text:style-name="Standard">10 - P. Pemreniario</text:p>
      <text:p text:style-name="Standard">11 - P. Pouvelli</text:p>
      <text:p text:style-name="Standard">12 - P. Barreri</text:p>
      <text:p text:style-name="Standard">13 - G. Coquetuois</text:p>
      <text:p text:style-name="Standard">14 - G. Hamelini</text:p>
      <text:p text:style-name="Standard">15 - Anno xlvii° die mercuris post invocavit noo capitulti</text:p>
      <text:p text:style-name="Standard">16 - Vi. Cantore</text:p>
      <text:p text:style-name="Standard">17 - .</text:p>
      <text:p text:style-name="Standard"><text:soft-page-break/>18 - J. Succentore</text:p>
      <text:p text:style-name="Standard">19 - 0</text:p>
      <text:p text:style-name="Standard">20 - Lanus</text:p>
      <text:p text:style-name="Standard">21 - xi</text:p>
      <text:p text:style-name="Standard">22 - 3.</text:p>
      <text:p text:style-name="Standard">23 - R. Cancellario</text:p>
      <text:p text:style-name="Standard">24 - P ponitenciario</text:p>
      <text:p text:style-name="Standard">25 - Johnes Dei</text:p>
      <text:p text:style-name="Standard">26 - *</text:p>
      <text:p text:style-name="Standard">27 - G. de Curcilis</text:p>
      <text:p text:style-name="Standard">28 - 3</text:p>
      <text:p text:style-name="Standard">29 - G. de Lumbris</text:p>
      <text:p text:style-name="Standard">30 - gracia Francorum vex</text:p>
      <text:p text:style-name="Standard">31 - H. de Corso</text:p>
      <text:p text:style-name="Standard">32 - univvisis presentel</text:p>
      <text:p text:style-name="Standard">33 - G. de Baillivia</text:p>
      <text:p text:style-name="Standard">34 - A</text:p>
      <text:p text:style-name="Standard">35 - D.de Duclaro</text:p>
      <text:p text:style-name="Standard">36 - vox</text:p>
      <text:p text:style-name="Standard">37 - G. de Marcello</text:p>
      <text:p text:style-name="Standard">38 - ve sz</text:p>
      <text:p text:style-name="Standard">39 - *</text:p>
      <text:p text:style-name="Standard">40 - V.</text:p>
      <text:p text:style-name="Standard">41 - x</text:p>
      <text:p text:style-name="Standard">42 - llls</text:p>
      <text:p text:style-name="Standard">43 - .</text:p>
      <text:p text:style-name="Standard">=FRAN_0393_09345_L.jpg=</text:p>
      <text:p text:style-name="Standard">1 - Anno xvii die veneris post innocuvit ine capitulantibus</text:p>
      <text:p text:style-name="Standard">2 - Vi. cantore</text:p>
      <text:p text:style-name="Standard">3 - Hodie comparentibus in jjdicis cora nobis uuo Richardo</text:p>
      <text:p text:style-name="Standard">4 - J. Succentore</text:p>
      <text:p text:style-name="Standard">5 - de Ocrea presbytero ex una pate et domino Thoma de Chauvgya</text:p>
      <text:p text:style-name="Standard">6 - R. Cancellario</text:p>
      <text:p text:style-name="Standard">7 - reo ex alia petenteque dicto dominus Richardo quod ipse Thomar</text:p>
      <text:p text:style-name="Standard">8 - P. penitenciario</text:p>
      <text:p text:style-name="Standard">9 - dimiictent sibi corporalem possessionem capellanie bete ann</text:p>
      <text:p text:style-name="Standard"><text:soft-page-break/>10 - G. de Lumbris</text:p>
      <text:p text:style-name="Standard">11 - in ecclesia Parisiensis / quam ipss dominus Thomus decinet de Sancto</text:p>
      <text:p text:style-name="Standard">12 - G. Hamelini</text:p>
      <text:p text:style-name="Standard">13 - nam ad ipsam redire potat de jure cum parrochialis</text:p>
      <text:p text:style-name="Standard">14 - P. Barrerii</text:p>
      <text:p text:style-name="Standard">15 - ecclesia de Sancto Benito crecensis diocesis quam habuerat per ipso</text:p>
      <text:p text:style-name="Standard">16 - G. Coquatrias</text:p>
      <text:p text:style-name="Standard">17 - ex causa permutacionis à magistro Lambertio de Surnum va sic</text:p>
      <text:p text:style-name="Standard">18 - D. de Duclaro</text:p>
      <text:p text:style-name="Standard">19 - reperta fuisse in curia Recoara eeservata et per sedem apud</text:p>
      <text:p text:style-name="Standard">20 - P. Pouveelli</text:p>
      <text:p text:style-name="Standard">21 - collata prout apperet per processum dicti Richardis coram</text:p>
      <text:p text:style-name="Standard">22 - H. de Couso</text:p>
      <text:p text:style-name="Standard">23 - nobis exhibitum et viserm per venerabil virum dictum Beraldum</text:p>
      <text:p text:style-name="Standard">24 - G. de Baillia</text:p>
      <text:p text:style-name="Standard">25 - de Curclis concanonia nostrum / qui in hoc nobis fecit re</text:p>
      <text:p text:style-name="Standard">26 - lacionem / dictoque domino Thoma petente dilacionem</text:p>
      <text:p text:style-name="Standard">27 - ad hoc significandum dicto magistro Lauberato aquo habuit</text:p>
      <text:p text:style-name="Standard">28 - diccta capellaniam ex causa permutacionis / et ad requira</text:p>
      <text:p text:style-name="Standard">29 - dum ipsum magistrum Lacbrtum exuteay ut dicev</text:p>
      <text:p text:style-name="Standard">30 - in romanam Luria ut viviet ipsum deffensis</text:p>
      <text:p text:style-name="Standard">31 - Altercatoque super hoc nos concessimus ei dilacionem super</text:p>
      <text:p text:style-name="Standard">32 - usque ad quasimodo assetis die lune post quasuncto</text:p>
      <text:p text:style-name="Standard">33 - premptirs conra nobis ad procedum in nego hujusmodi provi</text:p>
      <text:p text:style-name="Standard">34 - fuerit faciendum et istam dilacionem dedimus per</text:p>
      <text:p text:style-name="Standard">35 - termino / et incimavimus eidem domino Thome et ar</text:p>
      <text:p text:style-name="Standard">36 - Baufordo de Boniaco procuratore ut dicitur dicto magster</text:p>
      <text:p text:style-name="Standard">37 - Larabeti quod cuc adducent dictum magistrum Lambtum s</text:p>
      <text:p text:style-name="Standard">38 - veluit alioqu ipso venietere vel non bonentemul</text:p>
      <text:p text:style-name="Standard">39 - procedetur p dies lune just proximer est assevoir aod rodem</text:p>
      <text:p text:style-name="Standard">40 - ex prcenra super sequestracione siitonis hodie petitu</text:p>
      <text:p text:style-name="Standard">=FRAN_0393_09346_L.jpg=</text:p>
      <text:p text:style-name="Standard">1 - Anno lseptimo die lune post Remans capitulantibus</text:p>
      <text:p text:style-name="Standard">2 - V Cantore</text:p>
      <text:p text:style-name="Standard">3 - J. Succentore</text:p>
      <text:p text:style-name="Standard">4 - de Angelr canonicis Sancti Stephani de Gressibus Parisiensi resio</text:p>
      <text:p text:style-name="Standard"><text:soft-page-break/>5 - canonicum et presbb Sancti Ste p</text:p>
      <text:p text:style-name="Standard">6 - R. Cancellario</text:p>
      <text:p text:style-name="Standard">7 - ex cam permutacionis faciende cum Johanne Heronardi de Orliaco</text:p>
      <text:p text:style-name="Standard">8 - penitenciario</text:p>
      <text:p text:style-name="Standard">9 - . de Roniaco</text:p>
      <text:p text:style-name="Standard">10 - ad capellaniam assumpcionis beate Marie de Foresta in parrochia</text:p>
      <text:p text:style-name="Standard">11 - D. de Duclaro</text:p>
      <text:p text:style-name="Standard">12 - de Broo Pars. diocesis fuit admissais</text:p>
      <text:p text:style-name="Standard">13 - G. de Curcilis</text:p>
      <text:p text:style-name="Standard">14 - Jacobus Calvi presbyter</text:p>
      <text:p text:style-name="Standard">15 - . Pruvrelli</text:p>
      <text:p text:style-name="Standard">16 - compurt</text:p>
      <text:p text:style-name="Standard">17 - Hodie comparente in judicio domino Richardo ex vi</text:p>
      <text:p text:style-name="Standard">18 - P. Barrerii</text:p>
      <text:p text:style-name="Standard">19 - e et domicco Thoma</text:p>
      <text:p text:style-name="Standard">20 - ex alia et petenti dicto Richardo quod sequestratir fiet de Fructilou s</text:p>
      <text:p text:style-name="Standard">21 - E Fucherii</text:p>
      <text:p text:style-name="Standard">22 - dicte capellani de cetero pertinnendus dicto domini Thoma dicenti hfi non</text:p>
      <text:p text:style-name="Standard">23 - G. de Marcello</text:p>
      <text:p text:style-name="Standard">24 - dece / et quo eiat bone fidei posessum alttatoque super hoc diucio</text:p>
      <text:p text:style-name="Standard">25 - H. de Torso</text:p>
      <text:p text:style-name="Standard">26 - auter ipsos vaudem nostro ortinamundum quod idemcus Thomas juraco</text:p>
      <text:p text:style-name="Standard">27 - G. Hamelini</text:p>
      <text:p text:style-name="Standard">28 - caucionem deretdende dictos fructus si nobis videtur quod eos de</text:p>
      <text:p text:style-name="Standard">29 - D. de Quadrellis</text:p>
      <text:p text:style-name="Standard">30 - vet recde et illicui videbunds ipsos esse reddend / quiquidem</text:p>
      <text:p text:style-name="Standard">31 - G. Coquatricis</text:p>
      <text:p text:style-name="Standard">32 - dminus Themas ordinacioni nostro obticiperans juravit in verbi</text:p>
      <text:p text:style-name="Standard">33 - J. de Sinemuro</text:p>
      <text:p text:style-name="Standard">34 - Jacendotis manu ad pectus apposito quotenere et facereao arbatru</text:p>
      <text:p text:style-name="Standard">35 - G. de Lumbris</text:p>
      <text:p text:style-name="Standard">36 - nostum sequo acili juridicum nostre eim supponeus datum ut supra</text:p>
      <text:p text:style-name="Standard">37 - Anno xleptimo die merturi post reministc capitulantibus</text:p>
      <text:p text:style-name="Standard">38 - Vi Cantore</text:p>
      <text:p text:style-name="Standard">39 - P. Barrerii</text:p>
      <text:p text:style-name="Standard">40 - G. Hamelini</text:p>
      <text:p text:style-name="Standard"><text:soft-page-break/>41 - G. de Marcello</text:p>
      <text:p text:style-name="Standard">42 - E. Fucherii</text:p>
      <text:p text:style-name="Standard">43 - H. de Corso</text:p>
      <text:p text:style-name="Standard">44 - G. de Turalis</text:p>
      <text:p text:style-name="Standard">45 - P. Pouvrelli</text:p>
      <text:p text:style-name="Standard">46 - P. de Roniaco</text:p>
      <text:p text:style-name="Standard">47 - D. de Vuclaro</text:p>
      <text:p text:style-name="Standard">48 - de Quadrellis</text:p>
      <text:p text:style-name="Standard">49 - de Lumbris</text:p>
      <text:p text:style-name="Standard">50 - oquatritis</text:p>
      <text:p text:style-name="Standard">=FRAN_0393_09347_L.jpg=</text:p>
      <text:p text:style-name="Standard">1 - Anno xlseptimo die vineris post Reminisie catibus</text:p>
      <text:p text:style-name="Standard">2 - Vi. cantore</text:p>
      <text:p text:style-name="Standard">3 - R. Cancellario</text:p>
      <text:p text:style-name="Standard">4 - Ppenitenciario</text:p>
      <text:p text:style-name="Standard">5 - E. Fucherii</text:p>
      <text:p text:style-name="Standard">6 - G. de Marcello</text:p>
      <text:p text:style-name="Standard">7 - P. Pouvrelli</text:p>
      <text:p text:style-name="Standard">8 - P. de Borriaco</text:p>
      <text:p text:style-name="Standard">9 - P</text:p>
      <text:p text:style-name="Standard">10 - Anno plsepamo die lune post Gculi mi capitulantibus</text:p>
      <text:p text:style-name="Standard">11 - ad mercurim post quamm contra Johanne de Genure in statu ss partibus</text:p>
      <text:p text:style-name="Standard">12 - V. Cantore</text:p>
      <text:p text:style-name="Standard">13 - peo domto de Vilisiaco pevad in die mercurii subsequenti</text:p>
      <text:p text:style-name="Standard">14 - J. Succentore</text:p>
      <text:p text:style-name="Standard">15 - R. Cancellario</text:p>
      <text:p text:style-name="Standard">16 - P. penitenciario</text:p>
      <text:p text:style-name="Standard">17 - D. de Duclaro</text:p>
      <text:p text:style-name="Standard">18 - G. Hamelini</text:p>
      <text:p text:style-name="Standard">19 - P. Barrerii</text:p>
      <text:p text:style-name="Standard">20 - G. Coquatricis</text:p>
      <text:p text:style-name="Standard">21 - Anno xlseptimo die mercuriis post Eculi mei capituli</text:p>
      <text:p text:style-name="Standard">22 - Hodie comparunter$saa$ canonici Sancti Dyonisii scuicet</text:p>
      <text:p text:style-name="Standard">23 - voi cantore</text:p>
      <text:p text:style-name="Standard">24 - J. Succentore</text:p>
      <text:p text:style-name="Standard">25 - R. Cancellario</text:p>
      <text:p text:style-name="Standard"><text:soft-page-break/>26 - P. Pcniteniario</text:p>
      <text:p text:style-name="Standard">27 - G. Hamclini</text:p>
      <text:p text:style-name="Standard">28 - H. de Couso</text:p>
      <text:p text:style-name="Standard">29 - J. de Sinerinio</text:p>
      <text:p text:style-name="Standard">30 - D. de Duclaro</text:p>
      <text:p text:style-name="Standard">31 - G. de Curtilis</text:p>
      <text:p text:style-name="Standard">32 - E. Fucherii</text:p>
      <text:p text:style-name="Standard">33 - G. de Lumbris</text:p>
      <text:p text:style-name="Standard">=FRAN_0393_09348_L.jpg=</text:p>
      <text:p text:style-name="Standard">1 - Anno xlseptimis die veneris post oculi mae captulitbus</text:p>
      <text:p text:style-name="Standard">2 - Vi cantore</text:p>
      <text:p text:style-name="Standard">3 - ad mercurs postqueum in statu de Potro mictet servin Noy</text:p>
      <text:p text:style-name="Standard">4 - JSuccentore</text:p>
      <text:p text:style-name="Standard">5 - et Johann Bouse</text:p>
      <text:p text:style-name="Standard">6 - Ppenitenciario</text:p>
      <text:p text:style-name="Standard">7 - E. Fucherii</text:p>
      <text:p text:style-name="Standard">8 - M. de Melloto</text:p>
      <text:p text:style-name="Standard">9 - G. coquatricis</text:p>
      <text:p text:style-name="Standard">10 - P Barrerii</text:p>
      <text:p text:style-name="Standard">11 - G. de Baillia</text:p>
      <text:p text:style-name="Standard">12 - Rrelune instment concranecium inquet</text:p>
      <text:p text:style-name="Standard">13 - H. de Couse</text:p>
      <text:p text:style-name="Standard">14 - sabbati domino quam habebant clerici mritutas est contessque ad diem</text:p>
      <text:p text:style-name="Standard">15 - mrir magistro Guillelmo Covenier</text:p>
      <text:p text:style-name="Standard">16 - P. Pouvrelli</text:p>
      <text:p text:style-name="Standard">17 - lune post cantate presnis</text:p>
      <text:p text:style-name="Standard">18 - D. de Duclaro</text:p>
      <text:p text:style-name="Standard">19 - procuratorie tor</text:p>
      <text:p text:style-name="Standard">20 - G. de Curtilis</text:p>
      <text:p text:style-name="Standard">21 - die diata quacantatum fuit lecare Jhulum G. depellis muiditram</text:p>
      <text:p text:style-name="Standard">22 - G. de Lumbris</text:p>
      <text:p text:style-name="Standard">23 - dominam de Campis existus $lecs infirmus in lecto presentibus hauer de</text:p>
      <text:p text:style-name="Standard">24 - Lauducas Rollando de Monte t Johann de Boene conryidecure H</text:p>
      <text:p text:style-name="Standard">25 - Ancpery maro deshaedicavit preocinum Barbonepote saud</text:p>
      <text:p text:style-name="Standard">26 - einstituit hode suum radum de Pellio provepotem Item revita</text:p>
      <text:p text:style-name="Standard">27 - unt legatum factu de dono sua apud mendonem eccee Parles</text:p>
      <text:p text:style-name="Standard"><text:soft-page-break/>28 - n revocavit pria legat fancta per ippum officiarii ecclesie dcco</text:p>
      <text:p text:style-name="Standard">29 - lecais Par. sontm voluit quom nn distribuentur in choronisi x</text:p>
      <text:p text:style-name="Standard">30 - Anno xseptimo die nnnii post sculii e alilini</text:p>
      <text:p text:style-name="Standard">31 - triginta libras licet privis ordanassat quod tistris</text:p>
      <text:p text:style-name="Standard">32 - rontur quadragin libram cetam volurit in statum</text:p>
      <text:p text:style-name="Standard">33 - Vi Cantore</text:p>
      <text:p text:style-name="Standard">34 - quoerant peratie et eam cartusienss</text:p>
      <text:p text:style-name="Standard">35 - J Succentore</text:p>
      <text:p text:style-name="Standard">36 - P. penitenciario</text:p>
      <text:p text:style-name="Standard">37 - P. Barrerii</text:p>
      <text:p text:style-name="Standard">38 - G. de Baillia</text:p>
      <text:p text:style-name="Standard">39 - H. de Corso</text:p>
      <text:p text:style-name="Standard">40 - H. de Culento</text:p>
      <text:p text:style-name="Standard">41 - G. de Curcilis</text:p>
      <text:p text:style-name="Standard">42 - D. de Duclaro</text:p>
      <text:p text:style-name="Standard">43 - P. de Roniaco</text:p>
      <text:p text:style-name="Standard">44 - G. de Lumbrie</text:p>
      <text:p text:style-name="Standard">45 - anno xlvii° die mercuris post letare Jhilurum G. de Pellis revoravtt conditillum</text:p>
      <text:p text:style-name="Standard">46 - ab ipso fuctum et legavit Robrur falconario suo quamdam parvam domus</text:p>
      <text:p text:style-name="Standard">47 - quam habebat jxta manerium surum de Mendone presentibus Guillelmo Varboz Hue</text:p>
      <text:p text:style-name="Standard">48 - de Landemeav et Rollando de Monte actum corm pr de cure Hanger t Yg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50:04.754685576</dc:date>
    <meta:editing-duration>P1DT2H50M30S</meta:editing-duration>
    <meta:generator>LibreOffice/7.5.2.2$MacOSX_AARCH64 LibreOffice_project/53bb9681a964705cf672590721dbc85eb4d0c3a2</meta:generator>
    <meta:document-statistic meta:table-count="0" meta:image-count="0" meta:object-count="0" meta:page-count="75" meta:paragraph-count="2617" meta:word-count="17540" meta:character-count="88601" meta:non-whitespace-character-count="7367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